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283.86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0.7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0.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9" style:family="table-cell" style:parent-style-name="Default">
      <style:table-cell-properties style:rotation-angle="90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ackground-color="transparent" style:rotation-angle="90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1" table:default-cell-style-name="Default"/>
        <table:table-column table:style-name="co6" table:number-columns-repeated="4" table:default-cell-style-name="ce60"/>
        <table:table-column table:style-name="co6" table:number-columns-repeated="932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1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]&#10;[b]2. [url=https://www.doomworld.com/idgames/levels/doom2/megawads/av]Alien Vendetta[/url][/b] [[b]210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]&#10;[b]3. [url=https://www.doomworld.com/idgames/levels/doom2/Ports/megawads/aaliens]Ancient Aliens[/url][/b] [[b]18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]&#10;[b]4. [url=https://www.doomworld.com/idgames/levels/doom2/megawads/scythe]Scythe[/url][/b] [[b]177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]&#10;[b]5. [url=https://www.doomworld.com/idgames/levels/doom2/Ports/megawads/valiant]Valiant[/url][/b] [[b]176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]&#10;[b]6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&#10;[b]6. [url=https://www.doomworld.com/idgames/levels/doom2/Ports/megawads/sunlust]Sunlust[/url][/b] [[b]158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]&#10;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&#10;[b]9. [url=https://www.doomworld.com/forum/topic/46002-sunder-updated-with-new-maps-huzzah/]Sunder[/url][/b] [[b]95[/b]: Nine Inch Heels: 9, HyperLuke: 3, Ed: 5, yakfak: 2, Forli: 2, WH-Wilou84: 3, Nate River: 6, Talvi: 4, Outrageous Videos: 10, GarrettChan: 8, Soundblock: 10, Lazorinc: 4, SGS Man: 1, bemused: 10, Nirvana: 8, Archie550: 10]&#10;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&#10;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&#10;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&#10;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&#10;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&#10;[b]15. [url=https://www.doomworld.com/idgames/levels/doom2/Ports/d-f/dvii-1i]Deus Vult II[/url][/b] [[b]62[/b]: Cynical: 10, NuMetalManiak: 10, justsomemusicguy: 7, JudgeDeadd: 3, Talvi: 4, Greyenko: 8, Philnemba: 9, bemused: 1, NoisyVelvet: 3, Archie550: 7]&#10;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&#10;[b]17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&#10;[b]17. [url=https://www.doomworld.com/idgames/levels/doom2/megawads/epic2]Epic 2[/url][/b] [[b]52[/b]: ShoDemo: 6, NuMetalManiak: 9, Spectre01: 7, yakfak: 9, Talvi: 2, HUNdebLeonidasX: 9, TheMightyHeracross: 5, Archie550: 5]&#10;[b]19. [url=https://www.doomworld.com/idgames/levels/doom2/Ports/megawads/hellbnd]Hellbound[/url][/b] [[b]50[/b]: Not Jabba: 2, Spectre01: 8, Malrionn: 7, bLOCKbOYgAMES: 9, HUNdebLeonidasX: 7, Bryan T: 9, Odal: 6, Archie550: 2]&#10;[b]20. [url=https://www.doomworld.com/idgames/levels/doom2/megawads/requiem]Requiem[/url][/b] [[b]45[/b]: ella guro: 1, roadworx: 2, WH-Wilou84: 4, justsomemusicguy: 8, T-Rex: 9, Woolie Wool: 7, valkiriforce: 6, NaZa: 6, tmorrow: 2]&#10;[b]21. [url=https://www.doomworld.com/idgames/levels/doom2/megawads/ksutra]Kama Sutra[/url][/b] [[b]42[/b]: Grazza: 7, fveitsi: 5, T-Rex: 5, Roofi: 4, StoneMason: 5, Philnemba: 7, Grain of Salt: 6, tmorrow: 3]&#10;[b]22. [url=https://www.doomworld.com/idgames/levels/doom2/Ports/v-z/vanguard]Vanguard[/url][/b] [[b]41[/b]: Cynical: 5, Spectre01: 3, 7hm: 4, JudgeDeadd: 3, GarrettChan: 5, Poncho: 9, Nirvana: 4, Budoka: 2, Lorenz0: 1, guitardz: 5]&#10;[b]23. [url=https://www.doomworld.com/idgames/levels/doom/megawads/dtwid]Doom the Way id Did[/url][/b] [[b]37[/b]: Mr. Freeze: 4, Malrionn: 2, MFG38: 4, WH-Wilou84: 1, Woolie Wool: 5, Greyenko: 9, Altima: 6, ReaperAA: 1, Ziad EL Zein: 5]&#10;[b]23. [url=https://www.doomworld.com/idgames/levels/doom2/s-u/sid]Suspended in Dusk[/url][/b] [[b]37[/b]: Sky: 2, WH-Wilou84: 3, bLOCKbOYgAMES: 8, Woolie Wool: 10, soner du: 9, m8f: 5]&#10;[b]25. [url=https://www.doomworld.com/idgames/themes/mm/mm2]Memento Mori 2[/url][/b] [[b]36[/b]: ella guro: 3, Dime: 2, justsomemusicguy: 4, T-Rex: 2, bLOCKbOYgAMES: 6, valkiriforce: 10, Altima: 1, Squadallah: 5, Budoka: 3]&#10;[b]25. [url=https://www.doomworld.com/idgames/levels/doom2/Ports/p-r/pirates]Pirate Doom[/url][/b] [[b]36[/b]: Jaws In Space: 10, Dime: 5, Phobus: 6, Dragonfly: 7, Soundblock: 2, Archie550: 6]&#10;[b]27. [url=http://adventuresofsquare.com/downloads.php]The Adventures of Square[/url][/b] [[b]34[/b]: Sky: 9, ShoDemo: 5, Ed: 5, Woolie Wool: 8, Squadallah: 7]&#10;[b]28. [url=https://www.doomworld.com/idgames/themes/TeamTNT/icarus/icarus]Icarus: Alien Vanguard[/url][/b] [[b]33[/b]: Ralphis: 6, Grazza: 8, roadworx: 3, T-Rex: 3, StoneMason: 5, valkiriforce: 8]&#10;[b]28. [url=https://doomwiki.org/wiki/No_Rest_for_the_Living]No Rest for the Living[/url][/b] [[b]33[/b]: Vorpal: 5, Woolie Wool: 3, Nancsi: 9, ReaperAA: 6, Diabolución: 10]&#10;[b]28. [url=https://www.doomworld.com/idgames/levels/doom2/Ports/s-u/swtw]Swim With the Whales[/url][/b] [[b]33[/b]: WH-Wilou84: 2, Nate River: 9, Soundblock: 3, Lazorinc: 6, Nirvana: 10, NoisyVelvet: 3]&#10;[b]31. [url=https://www.doomworld.com/idgames/levels/doom2/Ports/megawads/1024]Congestion 1024[/url][/b] [[b]32[/b]: Mr. Freeze: 5, HyperLuke: 7, Voltcom9: 5, bonnie: 4, Dragonfly: 6, Philnemba: 5]&#10;[b]32. [url=https://www.doomworld.com/idgames/levels/doom2/Ports/megawads/prcp]Plutonia: Revisited Community Project[/url][/b] [[b]31[/b]: Nine Inch Heels: 3, Paul977: 10, bLOCKbOYgAMES: 3, Altima: 5, NoisyVelvet: 3, Odal: 7]&#10;[b]33. [url=https://www.doomworld.com/idgames/levels/doom2/Ports/s-u/tutnt]The Ultimate Torment &amp; Torture[/url][/b] [[b]30[/b]: HyperLuke: 8, Talvi: 4, Greyenko: 4, TechnoDoomed1: 2, TheMightyHeracross: 3, ReaperAA: 4, Ziad EL Zein: 5]&#10;[b]34. [url=https://www.doomworld.com/idgames/levels/doom2/Ports/megawads/alt]A.L.T.[/url][/b] [[b]29[/b]: Not Jabba: 7, Spectre01: 2, ella guro: 10, yakfak: 10]&#10;[b]34. [url=https://www.doomworld.com/idgames/levels/doom2/Ports/d-f/distrbia]Disturbia[/url][/b] [[b]29[/b]: Sky: 7, darkreaver: 10, Roofi: 6, Paul977: 6]&#10;[b]36. [url=https://www.doomworld.com/idgames/levels/doom2/megawads/cydreams]Cyberdreams[/url][/b] [[b]28[/b]: 42PercentHealth: 3, ShoDemo: 1, 7hm: 7, justsomemusicguy: 3, bonnie: 7, NoisyVelvet: 4, TheNerdTurtle2: 3]&#10;[b]36. [url=https://www.doomworld.com/idgames/themes/TeamTNT/eternal/eternal]Eternal Doom[/url][/b] [[b]28[/b]: Vorpal: 5, 7hm: 5, T-Rex: 5, Woolie Wool: 6, Greyenko: 1, valkiriforce: 6]&#10;[b]36. [url=https://www.doomworld.com/idgames/levels/doom2/Ports/g-i/hg]Hell Ground[/url][/b] [[b]28[/b]: Cynical: 8, Chamelenoel: 7, antares031: 5, WH-Wilou84: 2, darkreaver: 1, Budoka: 5]&#10;[b]39. [url=https://www.doomworld.com/idgames/levels/doom2/Ports/megawads/jpcp]Japanese Community Project[/url][/b] [[b]27[/b]: Not Jabba: 6, Archvile Hunter: 5, antares031: 5, ella guro: 7, JudgeDeadd: 3, Soundblock: 1]&#10;[b]39. [url=https://www.doomworld.com/idgames/levels/doom2/megawads/strain10]Strain[/url][/b] [[b]27[/b]: Grazza: 6, ella guro: 4, roadworx: 6, JudgeDeadd: 1, T-Rex: 1, Squadallah: 9]&#10;[b]41. [url=https://www.doomworld.com/idgames/levels/doom2/Ports/s-u/stardate]Stardate 20X6[/url][/b] [[b]26[/b]: MFG38: 6, WH-Wilou84: 3, Talvi: 1, GarrettChan: 7, bemused: 3, Nirvana: 6]&#10;[b]42. [url=https://www.doomworld.com/idgames/levels/doom2/Ports/megawads/cchest4]Community Chest 4[/url][/b] [[b]25[/b]: Malrionn: 10, JudgeDeadd: 3, Phobus: 3, HUNdebLeonidasX: 4, Ziad EL Zein: 5]&#10;[b]42. [url=http://www.doom2.net/doom2/wads/DWANGO5.ZIP]DWANGO 5[/url][/b] [[b]25[/b]: Doomkid: 10, Ralphis: 7, antares031: 8]&#10;[b]42. [url=https://www.doomworld.com/idgames/levels/doom2/Ports/j-l/lunatic]Lunatic[/url][/b] [[b]25[/b]: Cynical: 6, Dime: 9, Nate River: 4, Poncho: 5, Budoka: 1]&#10;[b]42. [url=https://www.doomworld.com/idgames/levels/doom2/Ports/v-z/violence]Violence[/url][/b] [[b]25[/b]: Chamelenoel: 10, everennui: 4, Nate River: 2, Lorenz0: 9]&#10;[b]42. [url=https://www.doomworld.com/idgames/levels/doom2/Ports/megawads/zdcmp2]ZDoom Community Map Project II[/url][/b] [[b]25[/b]: Graf Zahl: 10, Phobus: 9, TechnoDoomed1: 6]&#10;[b]47. [url=https://www.doomworld.com/idgames/levels/doom2/Ports/a-c/arcadia]Arcadia Demade[/url][/b] [[b]24[/b]: Jaws In Space: 9, Vorpal: 5, soner du: 5, guitardz: 1, Nancsi: 4]&#10;[b]47. [url=http://www.moddb.com/mods/brutal-doom/downloads/brutal-doom-hell-on-earth-starter-pack]Brutal Doom: Hell on Earth Starter Pack (Extermination Day)[/url][/b] [[b]24[/b]: TechnoDoomed1: 9, Squadallah: 8, ReaperAA: 7]&#10;[b]47. [url=https://www.doomworld.com/idgames/levels/doom/Ports/d-f/e1m8b]Tech Gone Bad[/url][/b] [[b]24[/b]: Jaws In Space: 5, JudgeDeadd: 1, guitardz: 5, Nancsi: 8, Diabolución: 5]&#10;[b]50. [url=https://www.doomworld.com/idgames/levels/doom2/megawads/d2twid]Doom II the Way id Did[/url][/b] [[b]23[/b]: Dime: 8, dylux: 8, NoisyVelvet: 5, ReaperAA: 2]&#10;[b]50. [url=https://www.doomworld.com/idgames/levels/doom/Ports/megawads/neis]No End in Sight[/url][/b] [[b]23[/b]: Not Jabba: 5, Vorpal: 5, ella guro: 6, yakfak: 5, Woolie Wool: 1, NoisyVelvet: 1]&#10;[b]52. [url=http://www.moddb.com/games/doom-ii/addons/eternal-slumber-party-v2]Eternal Slumber Party[/url][/b] [[b]22[/b]: Roofi: 10, Outrageous Videos: 8, Grain of Salt: 4]&#10;[b]52. [url=https://www.doomworld.com/idgames/levels/doom/Ports/megawads/kdizd_12]Knee-Deep in ZDoom[/url][/b] [[b]22[/b]: Graf Zahl: 6, Voltcom9: 7, tchkb: 2, Apaul27: 7]&#10;[b]52. [url=https://www.doomworld.com/idgames/levels/doom2/Ports/s-u/unloved]Unloved[/url][/b] [[b]22[/b]: MFG38: 1, everennui: 8, bonnie: 10, TechnoDoomed1: 3]&#10;[b]55. [url=https://www.doomworld.com/idgames/levels/doom2/Ports/a-c/breach]Breach[/url][/b] [[b]20[/b]: Jaws In Space: 7, Dime: 10, guitardz: 2, Nancsi: 1]&#10;[b]55. [url=https://www.doomworld.com/idgames/levels/doom2/Ports/megawads/jenesis]Jenesis[/url][/b] [[b]20[/b]: Not Jabba: 2, JudgeDeadd: 3, Altima: 7, NaZa: 2, Poncho: 1, Ziad EL Zein: 5]&#10;[b]57. [url=https://www.doomworld.com/idgames/levels/doom2/Ports/d-f/equinox]Equinox[/url][/b] [[b]19[/b]: Sky: 5, Grazza: 9, ella guro: 5]&#10;[b]57. [url=https://www.doomworld.com/idgames/levels/doom2/Ports/megawads/ngmvmt2]Newgothic Movement 2[/url][/b] [[b]19[/b]: Nine Inch Heels: 8, ShoDemo: 2, Outrageous Videos: 9]&#10;[b]57. [url=https://www.doomworld.com/idgames/levels/doom2/Ports/m-o/nuts]Nuts[/url][/b] [[b]19[/b]: Chamelenoel: 6, AnonimVio: 9, roadworx: 4]&#10;[b]57. [url=https://www.doomworld.com/forum/topic/85791-tnt-revilution-final-beta-ready-for-testing/]TNT: Revilution[/url][/b] [[b]19[/b]: Spectra: 9, bLOCKbOYgAMES: 2, GarrettChan: 1, dylux: 5, tmorrow: 2]&#10;[b]61. [url=https://www.doomworld.com/idgames/levels/doom/Ports/megawads/2002ado]2002: A Doom Odyssey[/url][/b] [[b]18[/b]: soner du: 8, Philnemba: 8, tmorrow: 2]&#10;[b]61. [url=https://www.doomworld.com/idgames/levels/doom2/Ports/a-c/bauhaus]Bauhaus[/url][/b] [[b]18[/b]: ella guro: 9, 7hm: 5, Grain of Salt: 3, NoisyVelvet: 1]&#10;[b]61. [url=https://www.doomworld.com/idgames/levels/doom2/megawads/dmonfear]Demonfear[/url][/b] [[b]18[/b]: roadworx: 8, soner du: 6, Philnemba: 3, NaZa: 1]&#10;[b]64. [url=http://www.theultimatedoom.com/download/chillax-v9.7.3_fixes_by_HiM_v1.1.zip]Chillax[/url][/b] [[b]17[/b]: Nine Inch Heels: 4, AnonimVio: 5, fveitsi: 5, Outrageous Videos: 3]&#10;[b]64. [url=https://www.doomworld.com/idgames/levels/doom2/Ports/megawads/zpack]ZPack[/url][/b] [[b]17[/b]: MFG38: 5, Voltcom9: 3, TechnoDoomed1: 4, Ziad EL Zein: 5]&#10;[b]66. [url=https://www.doomworld.com/idgames/levels/doom2/Ports/megawads/mutiny]Mutiny[/url][/b] [[b]16[/b]: Jaws In Space: 6, Doomkid: 3, everennui: 2, NoisyVelvet: 1, m8f: 4]&#10;[b]66. [url=http://www.mustaine.com/about/video-game-work/perditions-gate/]Perdition's Gate[/url][/b] [[b]16[/b]: Vorpal: 5, Nate River: 1, bonnie: 10]&#10;[b]66. [url=https://www.doomworld.com/idgames/levels/doom2/megawads/ur]Unholy Realms[/url][/b] [[b]16[/b]: Dime: 6, Bryan T: 1, dylux: 7, tmorrow: 2]&#10;[b]69. [url=https://www.doomworld.com/idgames/levels/doom2/Ports/megawads/sf2012]Slaughterfest 2012[/url][/b] [[b]15[/b]: HyperLuke: 1, Outrageous Videos: 1, bemused: 2, Apaul27: 8, tmorrow: 3]&#10;[b]69. [url=https://www.doomworld.com/idgames/levels/doom2/Ports/a-c/action2]Urban Brawl: Action Doom 2[/url][/b] [[b]15[/b]: Chamelenoel: 1, JudgeDeadd: 4, Phobus: 10]&#10;[b]69. [url=https://www.doomworld.com/forum/topic/62496-winters-fury/]Winter's Fury[/url][/b] [[b]15[/b]: Dragonfly: 5, TechnoDoomed1: 10]&#10;[b]72. [url=https://www.doomworld.com/idgames/levels/doom2/Ports/megawads/bstain]Bloodstain[/url][/b] [[b]14[/b]: NuMetalManiak: 5, everennui: 5, Forli: 4]&#10;[b]72. [url=https://www.doomworld.com/idgames/levels/doom2/Ports/s-u/scl_top]Threshold of Pain[/url][/b] [[b]14[/b]: Malrionn: 7, MFG38: 7]&#10;[b]72. [url=https://www.doomworld.com/idgames/levels/doom2/Ports/s-u/uacultra]UAC Ultra[/url][/b] [[b]14[/b]: Malrionn: 10, Budoka: 4]&#10;[b]75. [url=https://www.doomworld.com/idgames/themes/batman/batman]Batman Doom[/url][/b] [[b]13[/b]: JudgeDeadd: 3, soner du: 10]&#10;[b]75. [url=https://www.doomworld.com/idgames/levels/doom2/Ports/d-f/elysion]Elysion[/url][/b] [[b]13[/b]: Sky: 8, darkreaver: 5]&#10;[b]75. [url=https://www.doomworld.com/idgames/levels/doom2/Ports/m-o/miasma]Miasma[/url][/b] [[b]13[/b]: WH-Wilou84: 1, Soundblock: 2, Nirvana: 9, NoisyVelvet: 1]&#10;[b]75. [url=https://www.doomworld.com/idgames/levels/doom2/megawads/darken2]The Darkening Episode 2[/url][/b] [[b]13[/b]: Graf Zahl: 4, Woolie Wool: 9]&#10;[b]75. [url=https://www.doomworld.com/idgames/levels/doom2/Ports/v-z/zdmcmp1]ZDoom Community Map Project: Take 1[/url][/b] [[b]13[/b]: Phobus: 8, Ziad EL Zein: 5]&#10;[b]75. [url=https://www.doomworld.com/idgames/levels/doom2/megawads/zone300]Zone 300[/url][/b] [[b]13[/b]: Voltcom9: 8, Soundblock: 3, Bryan T: 2]&#10;[b]81. [url=https://www.doomworld.com/idgames/levels/doom2/Ports/d-f/dv]Deus Vult[/url][/b] [[b]12[/b]: Mr. Freeze: 7, WH-Wilou84: 5]&#10;[b]81. [url=https://www.doomworld.com/idgames/levels/doom2/Ports/d-f/exterror]Extreme Terror[/url][/b] [[b]12[/b]: Nine Inch Heels: 5, everennui: 5, Nancsi: 2]&#10;[b]81. [url=https://forum.zdoom.org/viewtopic.php?t=56668#p1000996]Rise of the Wool Ball[/url][/b] [[b]12[/b]: Apaul27: 9, TheMightyHeracross: 3]&#10;[b]81. [url=https://www.doomworld.com/idgames/levels/doom2/Ports/s-u/sd20x7]Stardate 20X7[/url][/b] [[b]12[/b]: Grain of Salt: 8, bemused: 4]&#10;[b]81. [url=https://www.doomworld.com/idgames/levels/doom2/Ports/megawads/swideath]Swift Death[/url][/b] [[b]12[/b]: Nine Inch Heels: 1, fveitsi: 5, StoneMason: 5, NoisyVelvet: 1]&#10;[b]86. [url=https://www.doomworld.com/idgames/levels/doom2/Ports/a-c/comatose]Comatose[/url][/b] [[b]11[/b]: yakfak: 7, m8f: 4]&#10;[b]86. [url=https://www.doomworld.com/idgames/levels/doom2/Ports/megawads/cchest2]Community Chest 2[/url][/b] [[b]11[/b]: Sky: 10, tchkb: 1]&#10;[b]86. [url=https://www.doomworld.com/idgames/levels/doom2/Ports/a-c/crumpets]Crumpets[/url][/b] [[b]11[/b]: everennui: 2, Nate River: 8, Nirvana: 1]&#10;[b]86. [url=http://rabotik.nl/harmony.htm]Harmony[/url][/b] [[b]11[/b]: Not Jabba: 5, Sky: 6]&#10;[b]86. [url=https://www.doomworld.com/idgames/levels/doom/Ports/d-f/e1m4b]Phobos Mission Control[/url][/b] [[b]11[/b]: Nancsi: 6, Diabolución: 5]&#10;[b]86. [url=https://www.doomworld.com/idgames/levels/doom2/Ports/a-c/ad2dow]Urban Brawl: Dead of Winter[/url][/b] [[b]11[/b]: Ralphis: 6, Phobus: 5]&#10;[b]86. [url=https://www.doomworld.com/forum/topic/50158-wip-vela-pax-beta-21-out-now-with-1-more-stuff/]Vela Pax[/url][/b] [[b]11[/b]: WH-Wilou84: 2, TheNerdTurtle2: 9]&#10;[b]86. [url=https://www.doomworld.com/idgames/levels/doom/v-z/wow]Wow[/url][/b] [[b]11[/b]: AnonimVio: 10, Apaul27: 1]&#10;[b]94. [url=https://www.doomworld.com/idgames/levels/doom/a-c/castevil]Castle of Evil[/url][/b] [[b]10[/b]: bzzrak: 10]&#10;[b]94. [url=https://www.doomworld.com/forum/topic/103425-final-release-eviternity/]Eviternity[/url][/b] [[b]10[/b]: ReaperAA: 10]&#10;[b]94. [url=https://www.doomworld.com/idgames/levels/doom2/g-i/grime]Grime[/url][/b] [[b]10[/b]: WH-Wilou84: 2, darkreaver: 4, Paul977: 4]&#10;[b]94. [url=https://doomwiki.org/wiki/Hell_To_Pay]Hell to Pay[/url][/b] [[b]10[/b]: bonnie: 10]&#10;[b]94. [url=https://forum.zdoom.org/viewtopic.php?f=42&amp;t=55443#p981947]Redemption Of The Slain[/url][/b] [[b]10[/b]: Nancsi: 10]&#10;[b]94. [url=https://www.romerogames.ie/si6il/]SIGIL[/url][/b] [[b]10[/b]: Diabolución: 10]&#10;[b]94. [url=https://www.doomworld.com/idgames/levels/doom2/Ports/s-u/tn]Tangerine Nightmare[/url][/b] [[b]10[/b]: guitardz: 10]&#10;[b]101. [url=https://www.doomworld.com/idgames/levels/doom2/Ports/a-c/brfinal]Beyond Reality[/url][/b] [[b]9[/b]: Talvi: 3, HUNdebLeonidasX: 6]&#10;[b]101. [url=https://www.doomworld.com/forum/topic/92135-deadair-v2/]Dead Air[/url][/b] [[b]9[/b]: HyperLuke: 2, Lorenz0: 7]&#10;[b]101. [url=https://www.doomworld.com/idgames/levels/doom/Ports/megawads/ddamn0.9]Doom: Damnation[/url][/b] [[b]9[/b]: bzzrak: 9]&#10;[b]101. [url=https://www.doomworld.com/idgames/levels/doom2/Ports/megawads/dump-1]Dump Episode 1: Fuck Time Limits[/url][/b] [[b]9[/b]: Voltcom9: 9]&#10;[b]101. [url=https://www.doomworld.com/forum/topic/88507-dump-episode-3-bfg-edition-maps-released/]Dump Episode 3: BFG Edition[/url][/b] [[b]9[/b]: HyperLuke: 9]&#10;[b]101. [url=https://www.doomworld.com/forum/topic/100391-esp2/]Eternal Slumber Party﻿ 2[/url][/b] [[b]9[/b]: Roofi: 9]&#10;[b]101. [url=https://www.doomworld.com/idgames/levels/doom2/Ports/d-f/foursite]Foursite[/url][/b] [[b]9[/b]: Budoka: 2, Nancsi: 7]&#10;[b]101. [url=https://www.doomworld.com/idgames/levels/doom2/Ports/g-i/hth2]Hi-Tech Hell 2: Alien Tech[/url][/b] [[b]9[/b]: Graf Zahl: 9]&#10;[b]101. [url=https://forum.zdoom.org/viewtopic.php?t=52301#p913612]Shadow Of The Wool Ball[/url][/b] [[b]9[/b]: Apaul27: 9]&#10;[b]101. [url=https://www.doomworld.com/idgames/levels/doom2/Ports/s-u/tnte1]Torment and Torture[/url][/b] [[b]9[/b]: MFG38: 9]&#10;[b]111. [url=https://www.doomworld.com/idgames/levels/doom2/Ports/d-f/disjunct]Disjunction[/url][/b] [[b]8[/b]: Lorenz0: 8]&#10;[b]111. [url=https://www.doomworld.com/forum/topic/69813-doom-the-golden-souls-mario-64-doom-definitive-edition-released/]Doom: The Golden Souls[/url][/b] [[b]8[/b]: everennui: 1, TheNerdTurtle2: 7]&#10;[b]111. [url=https://www.doomworld.com/idgames/levels/doom2/Ports/a-c/cybie]Doomguy's Pimp Ventures[/url][/b] [[b]8[/b]: AnonimVio: 8]&#10;[b]111. [url=https://www.doomworld.com/idgames/levels/doom2/Ports/g-i/holyhell]Holy Hell[/url][/b] [[b]8[/b]: Outrageous Videos: 2, bemused: 6]&#10;[b]111. [url=https://www.doomworld.com/idgames/levels/doom2/Ports/megawads/italo]Italo-Doom[/url][/b] [[b]8[/b]: bemused: 8]&#10;[b]111. [url=https://www.doomworld.com/idgames/levels/doom2/m-o/mangle]Mangle[/url][/b] [[b]8[/b]: bzzrak: 8]&#10;[b]111. [url=https://www.doomworld.com/idgames/levels/doom2/Ports/m-o/mohu1]Monster Hunter Ltd Part I[/url][/b] [[b]8[/b]: Jaws In Space: 4, m8f: 4]&#10;[b]111. [url=https://www.doomworld.com/idgames/levels/doom2/Ports/m-o/mohu2]Monster Hunter Ltd Part II[/url][/b] [[b]8[/b]: Jaws In Space: 4, m8f: 4]&#10;[b]111. [url=https://www.doomworld.com/idgames/levels/doom2/Ports/m-o/nimrod]Nimrod: Ixnay on the Hombre[/url][/b] [[b]8[/b]: Graf Zahl: 8]&#10;[b]111. [url=https://www.doomworld.com/idgames/levels/doom2/megawads/tvr]Revolution![/url][/b] [[b]8[/b]: Not Jabba: 1, Grazza: 3, Altima: 4]&#10;[b]111. [url=https://www.doomworld.com/idgames/levels/doom2/Ports/s-u/sacrment]Sacrament[/url][/b] [[b]8[/b]: ella guro: 8]&#10;[b]111. [url=https://www.doomworld.com/idgames/levels/doom2/Ports/s-u/scythex]Scythe X[/url][/b] [[b]8[/b]: 42PercentHealth: 2, Graf Zahl: 2, Talvi: 3, bLOCKbOYgAMES: 1]&#10;[b]111. [url=https://www.doomworld.com/idgames/levels/doom2/Ports/megawads/skuldash]Skulldash[/url][/b] [[b]8[/b]: everennui: 2, Lorenz0: 6]&#10;[b]111. [url=https://www.doomworld.com/idgames/levels/doom2/Ports/megawads/sf2011]Slaughterfest 2011[/url][/b] [[b]8[/b]: Outrageous Videos: 5, tmorrow: 3]&#10;[b]111. [url=https://www.doomworld.com/idgames/levels/doom2/Ports/megawads/sihr2fix]Survive in Hell[/url][/b] [[b]8[/b]: Spectra: 8]&#10;[b]111. [url=https://www.doomworld.com/forum/topic/43453-new-map-ready-to-go-the-bee-map/]The Beesong[/url][/b] [[b]8[/b]: Roofi: 8]&#10;[b]111. [url=https://www.doomworld.com/idgames/levels/doom2/Ports/megawads/sp_usimp]Ultimate Simplicity[/url][/b] [[b]8[/b]: Dragonfly: 8]&#10;[b]128. [url=https://www.doomworld.com/idgames/levels/doom2/Ports/megawads/50shades]50 Shades of Graytall[/url][/b] [[b]7[/b]: Nine Inch Heels: 2, Voltcom9: 2, NoisyVelvet: 3]&#10;[b]128. [url=http://www.moddb.com/games/doom/addons/castle-heng]Castle Heng[/url][/b] [[b]7[/b]: 7hm: 7]&#10;[b]128. [url=https://doomwiki.org/wiki/Chex_Quest#Chex_Quest_2]Chex Quest 2[/url][/b] [[b]7[/b]: bzzrak: 7]&#10;[b]128. [url=https://www.doomworld.com/idgames/levels/doom2/Ports/a-c/cah_se]Cold as Hell[/url][/b] [[b]7[/b]: Graf Zahl: 7]&#10;[b]128. [url=https://www.doomworld.com/idgames/levels/doom2/Ports/megawads/cif3]Community is Falling 3[/url][/b] [[b]7[/b]: NuMetalManiak: 3, Voltcom9: 4]&#10;[b]128. [url=https://www.doomworld.com/forum/topic/103075-deathless-an-ultimate-doom-megawad-rc4/]Deathless[/url][/b] [[b]7[/b]: TheMightyHeracross: 2, ReaperAA: 5]&#10;[b]128. [url=https://www.doomworld.com/idgames/levels/doom2/d-f/doomcity]Doom City[/url][/b] [[b]7[/b]: Jaws In Space: 4, Doomkid: 3]&#10;[b]128. [url=http://www.moddb.com/mods/doomone/downloads/doomone-v04]Doom: One[/url][/b] [[b]7[/b]: HyperLuke: 4, Greyenko: 3]&#10;[b]128. [url=https://www.doomworld.com/idgames/levels/doom/s-u/uac_dead]Doomsday of UAC[/url][/b] [[b]7[/b]: Jaws In Space: 2, Ed: 5]&#10;[b]128. [url=https://www.doomworld.com/forum/topic/90173-eden/]Eden[/url][/b] [[b]7[/b]: Nirvana: 7]&#10;[b]128. [url=https://www.doomworld.com/idgames/levels/doom2/Ports/g-i/iedge]Insanity's Edge[/url][/b] [[b]7[/b]: TechnoDoomed1: 7]&#10;[b]128. [url=https://www.doomworld.com/idgames/levels/doom2/Ports/megawads/mock2]Mock 2: The Speed of Stupid[/url][/b] [[b]7[/b]: AnonimVio: 7]&#10;[b]128. [url=https://www.doomworld.com/idgames/levels/doom2/m-o/nochance]No Chance[/url][/b] [[b]7[/b]: Roofi: 7]&#10;[b]128. [url=https://www.doomworld.com/idgames/levels/doom2/m-o/odessa_1]Odessa 1[/url][/b] [[b]7[/b]: 7hm: 7]&#10;[b]128. [url=https://www.doomworld.com/idgames/levels/doom2/Ports/p-r/pwfinal]Plutonium Winds[/url][/b] [[b]7[/b]: Spectra: 7]&#10;[b]128. [url=https://www.doomworld.com/idgames/levels/hexen/j-l/kaiser_28]Shadows of Chronos[/url][/b] [[b]7[/b]: Grain of Salt: 7]&#10;[b]128. [url=https://forum.zdoom.org/viewtopic.php?f=42&amp;t=55741]Waterlab GZD[/url][/b] [[b]7[/b]: Phobus: 7]&#10;[b]145. [url=https://www.doomworld.com/idgames/levels/doom2/Ports/d-f/frozent] Frozen Time[/url][/b] [[b]6[/b]: Budoka: 6]&#10;[b]145. [url=https://www.doomworld.com/forum/topic/92542-20-monsters-community-project-released/]20 Monsters Community Project[/url][/b] [[b]6[/b]: Voltcom9: 6]&#10;[b]145. [url=http://www.doomwadstation.net/main/aliens.html]Aliens TC[/url][/b] [[b]6[/b]: yakfak: 4, soner du: 2]&#10;[b]145. [url=https://www.doomworld.com/idgames/levels/doom2/Ports/s-u/teitenga]Assault on Tei Tenga[/url][/b] [[b]6[/b]: Ralphis: 6]&#10;[b]145. [url=https://www.doomworld.com/idgames/levels/doom2/a-c/castleof]Castle of the Damned[/url][/b] [[b]6[/b]: bzzrak: 6]&#10;[b]145. [url=https://www.doomworld.com/idgames/levels/doom2/Ports/megawads/drkenctr]Dark Encounters[/url][/b] [[b]6[/b]: Bryan T: 6]&#10;[b]145. [url=https://www.doomworld.com/idgames/levels/doom2/Ports/d-f/de-pkg]Demon Eclipse[/url][/b] [[b]6[/b]: Soundblock: 1, Lazorinc: 1, tchkb: 4]&#10;[b]145. [url=https://www.doomworld.com/idgames/levels/doom/Ports/d-f/dbimpact]Double Impact[/url][/b] [[b]6[/b]: Ralphis: 6]&#10;[b]145. [url=https://www.doomworld.com/idgames/levels/doom2/Ports/megawads/echelon]Echelon[/url][/b] [[b]6[/b]: Sky: 1, bzzrak: 5]&#10;[b]145. [url=https://www.doomworld.com/idgames/levels/heretic/Ports/elfgp]Elf Gets Pissed[/url][/b] [[b]6[/b]: Ralphis: 6]&#10;[b]145. [url=https://www.doomworld.com/idgames/levels/doom/0-9/01fava]Fava Beans[/url][/b] [[b]6[/b]: Philnemba: 2, NaZa: 4]&#10;[b]145. [url=https://www.doomworld.com/idgames/levels/doom2/Ports/megawads/5room]Five Rooms of Doom[/url][/b] [[b]6[/b]: HyperLuke: 6]&#10;[b]145. [url=https://www.doomworld.com/idgames/levels/doom2/deathmatch/j-l/judas23]Judas[/url][/b] [[b]6[/b]: antares031: 6]&#10;[b]145. [url=https://www.doomworld.com/idgames/levels/doom2/Ports/m-o/ngmvmt1]Newgothic Movement 1[/url][/b] [[b]6[/b]: everennui: 2, Outrageous Videos: 4]&#10;[b]145. [url=https://www.doomworld.com/idgames/levels/doom/m-o/nukemine]Nuke Mine (Come Get Some)[/url][/b] [[b]6[/b]: Soundblock: 6]&#10;[b]145. [url=https://www.doomworld.com/idgames/levels/doom/Ports/p-r/par-lutz]Phobos: Anomaly Reborn[/url][/b] [[b]6[/b]: Ed: 5, Graf Zahl: 1]&#10;[b]145. [url=http://www.wad-archive.com/wad/e5d863c72e1f5de577a3ae57745c107e]SSL2[/url][/b] [[b]6[/b]: antares031: 6]&#10;[b]145. [url=https://www.doomworld.com/idgames/levels/doom2/Ports/m-o/massm]The Adventures of MassMouth[/url][/b] [[b]6[/b]: Ralphis: 6]&#10;[b]145. [url=https://www.doomworld.com/idgames/levels/doom2/Ports/megawads/tj]The Journey[/url][/b] [[b]6[/b]: Spectra: 6]&#10;[b]145. [url=https://www.doomworld.com/idgames/themes/terrywads/uacmnnew]UAC Military Nightmare[/url][/b] [[b]6[/b]: AnonimVio: 6]&#10;[b]145. [url=https://www.doomworld.com/idgames/levels/doom2/deathmatch/Ports/megawads/udmx]Unidoom Deathmatch X[/url][/b] [[b]6[/b]: Ralphis: 6]&#10;[b]145. [url=https://www.doomworld.com/idgames/levels/doom2/megawads/urania]Urania[/url][/b] [[b]6[/b]: Spectre01: 6]&#10;[b]145. [url=https://www.doomworld.com/idgames/levels/doom2/Ports/megawads/wos]Whispers of Satan[/url][/b] [[b]6[/b]: Woolie Wool: 4, tmorrow: 2]&#10;[b]168. [url=https://www.doomworld.com/idgames/levels/doom2/Ports/a-c/bor_lost]Brotherhood of Ruin: The Lost Temple[/url][/b] [[b]5[/b]: Vorpal: 5]&#10;[b]168. [url=https://www.doomworld.com/idgames/levels/doom/p-r/retroeps]CH Retro Episode[/url][/b] [[b]5[/b]: Diabolución: 5]&#10;[b]168. [url=https://www.doomworld.com/idgames/levels/doom2/a-c/chordg]Chord G[/url][/b] [[b]5[/b]: JudgeDeadd: 2, Paul977: 3]&#10;[b]168. [url=https://www.doomworld.com/idgames/levels/doom2/Ports/s-u/tcotd21me]City of the Damned: Apocalypse[/url][/b] [[b]5[/b]: TechnoDoomed1: 5]&#10;[b]168. [url=https://www.doomworld.com/idgames/levels/doom2/Ports/megawads/1024clau]Claustrophobia 1024[/url][/b] [[b]5[/b]: m8f: 5]&#10;[b]168. [url=https://www.doomworld.com/idgames/levels/doom/d-f/dante666]Dante's Gate[/url][/b] [[b]5[/b]: Soundblock: 5]&#10;[b]168. [url=https://www.doomworld.com/forum/topic/91854-v15-doom-64-retribution/]Doom 64: Retribution[/url][/b] [[b]5[/b]: guitardz: 5]&#10;[b]168. [url=http://www.wad-archive.com/wad/DOOM-Barracks-Zone-1]Doom Barracks Zone[/url][/b] [[b]5[/b]: HUNdebLeonidasX: 3, TheMightyHeracross: 2]&#10;[b]168. [url=https://www.doomworld.com/forum/topic/54022-doom-center-do-you-know-that/]Doom Center[/url][/b] [[b]5[/b]: HUNdebLeonidasX: 5]&#10;[b]168. [url=https://www.doomworld.com/idgames/levels/doom2/Ports/d-f/dripfeed]Drip Feed[/url][/b] [[b]5[/b]: Vorpal: 5]&#10;[b]168. [url=http://www.doom2.net/mykdoom/misc/113434_e1contest.zip]e1contest﻿.wad﻿[/url][/b] [[b]5[/b]: Diabolución: 5]&#10;[b]168. [url=https://www.doomworld.com/idgames/themes/TeamTNT/ed4_rfo/ed4_rfo1]Eternal DOOM IV: Return from Oblivion[/url][/b] [[b]5[/b]: m8f: 5]&#10;[b]168. [url=https://www.doomworld.com/idgames/levels/doom2/deathmatch/megawads/exec]Execution[/url][/b] [[b]5[/b]: Doomkid: 5]&#10;[b]168. [url=http://freedoom.github.io/download.html]Freedoom: Phase 2[/url][/b] [[b]5[/b]: Spectra: 1, Voltcom9: 1, TheMightyHeracross: 3]&#10;[b]168. [url=https://forum.zdoom.org/viewtopic.php?f=19&amp;t=46718]Gene-Tech: Before the Storm[/url][/b] [[b]5[/b]: Graf Zahl: 5]&#10;[b]168. [url=https://www.doomworld.com/idgames/levels/doom2/Ports/megawads/gmp]Good Morning Phobos[/url][/b] [[b]5[/b]: Bryan T: 5]&#10;[b]168. [url=https://www.doomworld.com/idgames/levels/doom2/deathmatch/Ports/megawads/gw2]Greenwar II[/url][/b] [[b]5[/b]: Ed: 5]&#10;[b]168. [url=https://www.doomworld.com/idgames/themes/hacx/hx11pack]Hacx[/url][/b] [[b]5[/b]: Grazza: 5]&#10;[b]168. [url=https://www.doomworld.com/idgames/levels/doom2/Ports/g-i/inncnx2]Innocence X2[/url][/b] [[b]5[/b]: Spectra: 5]&#10;[b]168. [url=https://www.doomworld.com/idgames/levels/doom2/megawads/marsw301]Mars War[/url][/b] [[b]5[/b]: Roofi: 5]&#10;[b]168. [url=https://www.doomworld.com/idgames/levels/doom2/m-o/mordeth]Mordeth[/url][/b] [[b]5[/b]: Vorpal: 5]&#10;[b]168. [url=https://www.doomworld.com/idgames/levels/doom2/Ports/megawads/nova2]Nova II: New Dawn[/url][/b] [[b]5[/b]: Not Jabba: 3, dylux: 2]&#10;[b]168. [url=http://www.mediafire.com/file/fuurx4c98tl198i/One_Doom_s_Day.wad]One Doom's Day[/url][/b] [[b]5[/b]: Apaul27: 5]&#10;[b]168. [url=https://www.doomworld.com/idgames/levels/doom2/m-o/osiris]Osiris[/url][/b] [[b]5[/b]: Vorpal: 5]&#10;[b]168. [url=https://www.doomworld.com/idgames/levels/doom2/s-u/selfish5]SELFISH5[/url][/b] [[b]5[/b]: Diabolución: 5]&#10;[b]168. [url=https://www.doomworld.com/idgames/levels/doom/Ports/p-r/pe1_phob]Simply Phobos[/url][/b] [[b]5[/b]: Diabolución: 5]&#10;[b]168. [url=https://www.doomworld.com/idgames/deathmatch/skulltag/spacedm9]SpaceDM9[/url][/b] [[b]5[/b]: Ed: 5]&#10;[b]168. [url=https://doomwiki.org/wiki/The_Plutonia_Experiment]The Plutonia Experiment[/url][/b] [[b]5[/b]: guitardz: 5]&#10;[b]168. [url=https://www.doomworld.com/idgames/levels/doom2/s-u/slayer]The Slayer[/url][/b] [[b]5[/b]: Vorpal: 5]&#10;[b]168. [url=https://www.doomworld.com/idgames/themes/university/trinity2]The Unholy Trinity[/url][/b] [[b]5[/b]: yakfak: 3, Soundblock: 2]&#10;[b]168. [url=https://www.doomworld.com/idgames/levels/doom2/Ports/v-z/vulkan]Vulkan Episode 1[/url][/b] [[b]5[/b]: HyperLuke: 5]&#10;[b]168. [url=https://www.doomworld.com/vb/wads-mods/71259-way-too-many-dead-guys-map05-alpha-available/]Way 2 Many Dead Guys[/url][/b] [[b]5[/b]: Nancsi: 5]&#10;[b]168. [url=https://www.doomworld.com/idgames/levels/doom2/Ports/v-z/zendyn_x]Zen Dynamics[/url][/b] [[b]5[/b]: Phobus: 4, TechnoDoomed1: 1]&#10;[b]201. [url=https://www.doomworld.com/idgames/levels/doom2/a-c/chord2]Chord 2[/url][/b] [[b]4[/b]: Paul977: 4]&#10;[b]201. [url=https://www.doomworld.com/idgames/levels/doom2/Ports/a-c/c-shock2]Combat Shock 2[/url][/b] [[b]4[/b]: Cynical: 1, Nate River: 3]&#10;[b]201. [url=https://www.doomworld.com/idgames/levels/doom2/Ports/a-c/crimsonh]Crimson Horizon[/url][/b] [[b]4[/b]: Paul977: 4]&#10;[b]201. [url=https://www.doomworld.com/idgames/levels/doom2/deathmatch/Ports/megawads/crudream]Crucified Dreams[/url][/b] [[b]4[/b]: Soundblock: 4]&#10;[b]201. [url=https://www.doomworld.com/idgames/levels/doom2/megawads/d2ino]Doom 2 In Name Only[/url][/b] [[b]4[/b]: Odal: 4]&#10;[b]201. [url=https://www.doomworld.com/idgames/levels/doom2/d-f/dyst3]Dystopia 3: Re-Birth of Anarchy[/url][/b] [[b]4[/b]: Soundblock: 3, valkiriforce: 1]&#10;[b]201. [url=https://www.doomworld.com/idgames/levels/doom2/d-f/earth]Earth[/url][/b] [[b]4[/b]: ShoDemo: 3, TheNerdTurtle2: 1]&#10;[b]201. [url=https://www.doomworld.com/idgames/levels/doom2/Ports/g-i/impencse]Imp Encounter[/url][/b] [[b]4[/b]: AnonimVio: 4]&#10;[b]201. [url=https://www.doomworld.com/forum/topic/74792-jiffy-bag-a-speedmap-megawad-rc2-released/]Jiffy Bag[/url][/b] [[b]4[/b]: TheNerdTurtle2: 4]&#10;[b]201. [url=https://www.doomworld.com/idgames/levels/doom2/Ports/j-l/khorus]Khorus[/url][/b] [[b]4[/b]: NuMetalManiak: 4]&#10;[b]201. [url=https://www.doomworld.com/files/file/15671-mapgame/]Mapgame[/url][/b] [[b]4[/b]: m8f: 4]&#10;[b]201. [url=https://www.doomworld.com/idgames/levels/doom2/Ports/s-u/sinedie]Sine Die[/url][/b] [[b]4[/b]: bLOCKbOYgAMES: 4]&#10;[b]201. [url=http://stronghold.drdteam.org/download.html]Stronghold: On the Edge of Chaos[/url][/b] [[b]4[/b]: MFG38: 2, Dragonfly: 2]&#10;[b]201. [url=https://www.doomworld.com/idgames/levels/doom2/d-f/enigma]The Enigma Episode[/url][/b] [[b]4[/b]: T-Rex: 3, valkiriforce: 1]&#10;[b]201. [url=https://www.doomworld.com/idgames/levels/doom2/Ports/s-u/tribute]Tribute[/url][/b] [[b]4[/b]: Lorenz0: 4]&#10;[b]201. [url=http://odamex.net/boards/index.php?topic=2246.0]UAC Ultra 2[/url][/b] [[b]4[/b]: Sky: 4]&#10;[b]201. [url=https://www.doomworld.com/idgames/levels/doom2/Ports/megawads/vile]Vile Flesh[/url][/b] [[b]4[/b]: Grazza: 4]&#10;[b]201. [url=https://www.doomworld.com/idgames/levels/doom2/Ports/v-z/vrack]Vrack[/url][/b] [[b]4[/b]: bzzrak: 4]&#10;[b]201. [url=https://www.doomworld.com/idgames/levels/doom2/Ports/v-z/vrack3]Vrack 3[/url][/b] [[b]4[/b]: Spectra: 4]&#10;[b]220. [url=https://cloud.mail.ru/public/83f617a62867/1993.WAD]1993[/url][/b] [[b]3[/b]: Apaul27: 3]&#10;[b]220. [url=https://www.doomworld.com/forum/topic/93734-doomworld-community-top-wads-of-all-time/?page=4]2castles[/url][/b] [[b]3[/b]: Soundblock: 3]&#10;[b]220. [url=https://www.doomworld.com/forum/topic/90605-v04-a-boy-and-his-barrel-a-secret-is-revealed/]A Boy and His Barrel[/url][/b] [[b]3[/b]: Dragonfly: 3]&#10;[b]220. [url=https://www.doomworld.com/files/file/18491-absolutely-killed/]Absolutely Killed[/url][/b] [[b]3[/b]: NoisyVelvet: 3]&#10;[b]220. [url=https://www.doomworld.com/idgames/levels/doom/Ports/a-c/aaawake]Awakening[/url][/b] [[b]3[/b]: Graf Zahl: 3]&#10;[b]220. [url=https://www.doomworld.com/idgames/levels/doom2/a-c/chord1]Chord 1[/url][/b] [[b]3[/b]: Paul977: 3]&#10;[b]220. [url=https://www.doomworld.com/idgames/levels/doom2/Ports/a-c/chord3]Chord 3[/url][/b] [[b]3[/b]: Paul977: 3]&#10;[b]220. [url=https://www.doomworld.com/idgames/levels/doom2/Ports/megawads/cchest3]Community Chest 3[/url][/b] [[b]3[/b]: Mr. Freeze: 3]&#10;[b]220. [url=https://www.doomworld.com/idgames/levels/doom2/Ports/a-c/crapirc5]Crapi[/url][/b] [[b]3[/b]: Archie550: 3]&#10;[b]220. [url=https://www.doomworld.com/idgames/levels/doom2/d-f/darkcvnt]Dark Covenant[/url][/b] [[b]3[/b]: NuMetalManiak: 2, bonnie: 1]&#10;[b]220. [url=https://www.doomworld.com/idgames/levels/doom2/Ports/d-f/darknes2]Disciples of Darkness[/url][/b] [[b]3[/b]: Nirvana: 3]&#10;[b]220. [url=http://freedoom.github.io/download.html]Freedoom: Phase 1[/url][/b] [[b]3[/b]: Chamelenoel: 3]&#10;[b]220. [url=https://www.doomworld.com/idgames/levels/doom2/g-i/hellrun2]Hellrun[/url][/b] [[b]3[/b]: Doomkid: 3]&#10;[b]220. [url=https://www.doomworld.com/idgames/levels/doom2/Ports/j-l/legher]Legacy of Heroes[/url][/b] [[b]3[/b]: dylux: 3]&#10;[b]220. [url=https://www.doomworld.com/idgames/levels/doom2/Ports/j-l/los]Legacy of Suffering[/url][/b] [[b]3[/b]: MFG38: 3]&#10;[b]220. [url=https://www.doomworld.com/idgames/levels/doom2/p-r/phobos2]Phobos[/url][/b] [[b]3[/b]: Jaws In Space: 3]&#10;[b]220. [url=https://www.doomworld.com/idgames/levels/doom2/megawads/pizzas]Pizza Steve[/url][/b] [[b]3[/b]: Bryan T: 3]&#10;[b]220. [url=https://www.doomworld.com/idgames/levels/hexen/s-u/serpent]Serpent: Resurrection[/url][/b] [[b]3[/b]: TheMightyHeracross: 3]&#10;[b]220. [url=https://www.doomworld.com/idgames/levels/doom2/Ports/s-u/t3st]T3ST[/url][/b] [[b]3[/b]: bzzrak: 3]&#10;[b]220. [url=https://doomwiki.org/wiki/The_Lost_Episodes_of_Doom]The Lost Episodes of Doom[/url][/b] [[b]3[/b]: Diabolución: 3]&#10;[b]220. [url=https://www.doomworld.com/idgames/levels/doom/s-u/smb_v102]The Sky May Be[/url][/b] [[b]3[/b]: AnonimVio: 3]&#10;[b]220. [url=https://www.doomworld.com/idgames/levels/doom2/deathmatch/s-u/udm3]Unidoom DM 3[/url][/b] [[b]3[/b]: Doomkid: 3]&#10;[b]242. [url=https://www.doomworld.com/idgames/levels/doom2/megawads/1monster]1 Monster Megawad[/url][/b] [[b]2[/b]: TheNerdTurtle2: 2]&#10;[b]242. [url=https://www.doomworld.com/idgames/levels/doom2/megawads/3ha3]3 Heures d'agonie 3[/url][/b] [[b]2[/b]: Roofi: 2]&#10;[b]242. [url=https://www.doomworld.com/idgames/levels/doom2/Ports/0-9/30kmaps]30,000 Levels[/url][/b] [[b]2[/b]: AnonimVio: 2]&#10;[b]242. [url=https://www.doomworld.com/idgames/levels/doom2/megawads/50monstr]50 Monsters[/url][/b] [[b]2[/b]: tmorrow: 2]&#10;[b]242. [url=https://www.doomworld.com/idgames/levels/doom2/Ports/a-c/aeternum]Aeternum[/url][/b] [[b]2[/b]: 42PercentHealth: 1, Budoka: 1]&#10;[b]242. [url=https://www.doomworld.com/idgames/levels/doom2/a-c/area51]Area 51[/url][/b] [[b]2[/b]: Doomkid: 2]&#10;[b]242. [url=https://www.doomworld.com/idgames/levels/doom/a-c/b2b]Back to Basics[/url][/b] [[b]2[/b]: WH-Wilou84: 2]&#10;[b]242. [url=https://www.doomworld.com/idgames/levels/doom2/Ports/a-c/bldstlp]Bloody Steel[/url][/b] [[b]2[/b]: ella guro: 2]&#10;[b]242. [url=https://www.doomworld.com/forum/topic/92776-brigandine-rc2-updated-2017-05-13/]Brigandine[/url][/b] [[b]2[/b]: guitardz: 2]&#10;[b]242. [url=https://www.doomworld.com/idgames/levels/doom2/Ports/s-u/tcotd]City of the Damned[/url][/b] [[b]2[/b]: HUNdebLeonidasX: 2]&#10;[b]242. [url=https://www.doomworld.com/idgames/levels/doom2/megawads/cleim20p]Cleimos 2[/url][/b] [[b]2[/b]: valkiriforce: 2]&#10;[b]242. [url=https://www.doomworld.com/idgames/levels/doom2/megawads/d2reload]Doom 2 Reloaded[/url][/b] [[b]2[/b]: Odal: 2]&#10;[b]242. [url=https://www.doomworld.com/idgames/levels/doom2/Ports/d-f/fth666]Flashback to Hell[/url][/b] [[b]2[/b]: GarrettChan: 2]&#10;[b]242. [url=http://www.mediafire.com/file/lgqjfqjy381ybic/Ice_Rage.zip]Ice Rage[/url][/b] [[b]2[/b]: Chamelenoel: 2]&#10;[b]242. [url=https://www.doomworld.com/idgames/levels/doom2/Ports/d-f/dmdjm01]Jagermorder: Chemical Lab[/url][/b] [[b]2[/b]: Soundblock: 2]&#10;[b]242. [url=https://www.doomworld.com/idgames/levels/doom2/megawads/kssht]Khorus' Speedy Shit[/url][/b] [[b]2[/b]: Phobus: 2]&#10;[b]242. [url=https://www.doomworld.com/idgames/levels/doom2/a-c/bldnight]One Bloody Night[/url][/b] [[b]2[/b]: WH-Wilou84: 1, T-Rex: 1]&#10;[b]242. [url=https://www.doomworld.com/idgames/music/plutmidi]Plutonia MIDI Pack[/url][/b] [[b]2[/b]: Diabolución: 2]&#10;[b]242. [url=https://www.doomworld.com/idgames/levels/doom2/Ports/p-r/rf_1024]Rf 1024[/url][/b] [[b]2[/b]: JudgeDeadd: 2]&#10;[b]242. [url=https://www.doomworld.com/idgames/levels/doom2/Ports/p-r/rush]Rush[/url][/b] [[b]2[/b]: Nirvana: 2]&#10;[b]242. [url=https://www.doomworld.com/idgames/levels/doom2/0-9/666]Sector 666[/url][/b] [[b]2[/b]: bzzrak: 2]&#10;[b]242. [url=https://www.doomworld.com/idgames/levels/doom2/a-c/aboosysv]System Vices[/url][/b] [[b]2[/b]: Grazza: 2]&#10;[b]242. [url=https://www.doomworld.com/idgames/levels/doom2/Ports/megawads/thtthren]THT: Threnody[/url][/b] [[b]2[/b]: Doomkid: 2]&#10;[b]265. [url=https://www.doomworld.com/idgames/levels/doom2/Ports/a-c/action]Action Doom[/url][/b] [[b]1[/b]: Dragonfly: 1]&#10;[b]265. [url=https://www.doomworld.com/idgames/levels/doom2/Ports/a-c/bermuda]Bermuda Triangle[/url][/b] [[b]1[/b]: Doomkid: 1]&#10;[b]265. [url=https://www.doomworld.com/idgames/levels/doom2/Ports/a-c/chungus]Big Chungus' Symphony[/url][/b] [[b]1[/b]: Archie550: 1]&#10;[b]265. [url=https://www.doomworld.com/idgames/levels/doom2/Ports/a-c/coecits]Castle of Eternal Carrot in the Sky[/url][/b] [[b]1[/b]: Jaws In Space: 1]&#10;[b]265. [url=https://www.doomworld.com/idgames/levels/doom/a-c/cleim10]Cleimos[/url][/b] [[b]1[/b]: Soundblock: 1]&#10;[b]265. [url=https://www.doomworld.com/idgames/levels/doom2/Ports/a-c/c-shock]Combat Shock[/url][/b] [[b]1[/b]: WH-Wilou84: 1]&#10;[b]265. [url=https://www.doomworld.com/idgames/levels/doom2/a-c/cygnus20]Cygnus IV[/url][/b] [[b]1[/b]: Philnemba: 1]&#10;[b]265. [url=https://www.doomworld.com/forum/topic/64353-doom-64-for-doom-ii/]Doom 64 for Doom II[/url][/b] [[b]1[/b]: Roofi: 1]&#10;[b]265. [url=https://www.doomworld.com/idgames/levels/doom/megawads/et]Endless Torture[/url][/b] [[b]1[/b]: soner du: 1]&#10;[b]265. [url=https://www.doomworld.com/idgames/levels/doom/d-f/eternity]Eternity[/url][/b] [[b]1[/b]: bonnie: 1]&#10;[b]265. [url=https://www.doomworld.com/idgames/levels/doom/d-f/extremal]Extremal Doom[/url][/b] [[b]1[/b]: Grazza: 1]&#10;[b]265. [url=https://www.doomworld.com/idgames/levels/doom/g-i/galaxia]Galaxia[/url][/b] [[b]1[/b]: JudgeDeadd: 1]&#10;[b]265. [url=https://www.doomworld.com/idgames/levels/doom2/deathmatch/megawads/gothicdm]Gothic DM[/url][/b] [[b]1[/b]: Soundblock: 1]&#10;[b]265. [url=https://doomwiki.org/wiki/Grezzo_2]Grezzo 2[/url][/b] [[b]1[/b]: AnonimVio: 1]&#10;[b]265. [url=https://www.doomworld.com/idgames/levels/doom/j-l/lithe2m1]LithE2M1[/url][/b] [[b]1[/b]: bzzrak: 1]&#10;[b]265. [url=https://www.doomworld.com/idgames/levels/doom2/megawads/mlm12]Mini-Level Megawad[/url][/b] [[b]1[/b]: Phobus: 1]&#10;[b]265. [url=https://www.doomworld.com/forum/topic/85907-nefertitiwad-6-maps/#comment-1554820]Nefertiti[/url][/b] [[b]1[/b]: NoisyVelvet: 1]&#10;[b]265. [url=https://www.doomworld.com/idgames/levels/doom2/m-o/obtic11]Obituary[/url][/b] [[b]1[/b]: T-Rex: 1]&#10;[b]265. [url=https://www.doomworld.com/idgames/levels/doom2/Ports/megawads/pl1024]Plutonia 1024: The Plutinya Exeriment[/url][/b] [[b]1[/b]: JudgeDeadd: 1]&#10;[b]265. [url=http://thekinsie.com/reelism/]Reelism[/url][/b] [[b]1[/b]: HUNdebLeonidasX: 1]&#10;[b]265. [url=https://www.doomworld.com/forum/topic/94330-rise-of-the-wool-ball-3-v12-now-gzdoom-compatible/]Rise of the Wool Ball[/url][/b] [[b]1[/b]: Squadallah: 1]&#10;[b]265. [url=https://www.doomworld.com/idgames/levels/doom2/Ports/s-u/spagheti]Spicy Evil Spaghetti[/url][/b] [[b]1[/b]: everennui: 1]&#10;[b]265. [url=https://www.doomworld.com/idgames/levels/doom2/s-u/tdevil2]The Devilz Work[/url][/b] [[b]1[/b]: everennui: 1]&#10;[b]265. [url=https://www.doomworld.com/idgames/levels/doom2/megawads/rebirth]The Rebirth[/url][/b] [[b]1[/b]: Malrionn: 1]&#10;[b]265. [url=https://www.doomworld.com/idgames/levels/doom2/s-u/ttp-rp]The Troopers' Playground[/url][/b] [[b]1[/b]: T-Rex: 1]&#10;[b]265. [url=https://www.doomworld.com/idgames/levels/doom2/megawads/twzone]The Twilight Zone[/url][/b] [[b]1[/b]: T-Rex: 1]&#10;[b]265. [url=https://www.doomworld.com/forum/topic/65009-zdoom-the-ultimate-icon-of-sin/]The Ultimate Icon of Sin[/url][/b] [[b]1[/b]: Soundblock: 1]&#10;[b]265. [url=https://www.doomworld.com/idgames/levels/doom2/Ports/megawads/vilcore]The Vilecore[/url][/b] [[b]1[/b]: dylux: 1]&#10;[b]265. [url=https://www.doomworld.com/files/file/18387-vispire/]Vispire[/url][/b] [[b]1[/b]: NoisyVelvet: 1]&#10;&#10;&#10;WADs: 293&#10;Voters: 85" calcext:value-type="string" table:number-columns-spanned="3" table:number-rows-spanned="1">
            <text:p>[b]1. [url=https://www.doomworld.com/idgames/levels/doom2/Ports/megawads/scythe2]Scythe 2[/url][/b] [[b]21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]</text:p>
            <text:p>[b]2. [url=https://www.doomworld.com/idgames/levels/doom2/megawads/av]Alien Vendetta[/url][/b] [[b]210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]</text:p>
            <text:p>[b]3. [url=https://www.doomworld.com/idgames/levels/doom2/Ports/megawads/aaliens]Ancient Aliens[/url][/b] [[b]18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]</text:p>
            <text:p>[b]4. [url=https://www.doomworld.com/idgames/levels/doom2/megawads/scythe]Scythe[/url][/b] [[b]177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]</text:p>
            <text:p>[b]5. [url=https://www.doomworld.com/idgames/levels/doom2/Ports/megawads/valiant]Valiant[/url][/b] [[b]176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]</text:p>
            <text:p>[b]6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</text:p>
            <text:p>[b]6. [url=https://www.doomworld.com/idgames/levels/doom2/Ports/megawads/sunlust]Sunlust[/url][/b] [[b]158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]</text:p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  <text:p>[b]9. [url=https://www.doomworld.com/forum/topic/46002-sunder-updated-with-new-maps-huzzah/]Sunder[/url][/b] [[b]95[/b]: Nine Inch Heels: 9, HyperLuke: 3, Ed: 5, yakfak: 2, Forli: 2, WH-Wilou84: 3, Nate River: 6, Talvi: 4, Outrageous Videos: 10, GarrettChan: 8, Soundblock: 10, Lazorinc: 4, SGS Man: 1, bemused: 10, Nirvana: 8, Archie550: 10]</text:p>
            <text:p>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  <text:p>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</text:p>
            <text:p>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</text:p>
            <text:p>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</text:p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  <text:p>[b]15. [url=https://www.doomworld.com/idgames/levels/doom2/Ports/d-f/dvii-1i]Deus Vult II[/url][/b] [[b]62[/b]: Cynical: 10, NuMetalManiak: 10, justsomemusicguy: 7, JudgeDeadd: 3, Talvi: 4, Greyenko: 8, Philnemba: 9, bemused: 1, NoisyVelvet: 3, Archie550: 7]</text:p>
            <text:p>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</text:p>
            <text:p>[b]17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</text:p>
            <text:p>[b]17. [url=https://www.doomworld.com/idgames/levels/doom2/megawads/epic2]Epic 2[/url][/b] [[b]52[/b]: ShoDemo: 6, NuMetalManiak: 9, Spectre01: 7, yakfak: 9, Talvi: 2, HUNdebLeonidasX: 9, TheMightyHeracross: 5, Archie550: 5]</text:p>
            <text:p>[b]19. [url=https://www.doomworld.com/idgames/levels/doom2/Ports/megawads/hellbnd]Hellbound[/url][/b] [[b]50[/b]: Not Jabba: 2, Spectre01: 8, Malrionn: 7, bLOCKbOYgAMES: 9, HUNdebLeonidasX: 7, Bryan T: 9, Odal: 6, Archie550: 2]</text:p>
            <text:p>[b]20. [url=https://www.doomworld.com/idgames/levels/doom2/megawads/requiem]Requiem[/url][/b] [[b]45[/b]: ella guro: 1, roadworx: 2, WH-Wilou84: 4, justsomemusicguy: 8, T-Rex: 9, Woolie Wool: 7, valkiriforce: 6, NaZa: 6, tmorrow: 2]</text:p>
            <text:p>[b]21. [url=https://www.doomworld.com/idgames/levels/doom2/megawads/ksutra]Kama Sutra[/url][/b] [[b]42[/b]: Grazza: 7, fveitsi: 5, T-Rex: 5, Roofi: 4, StoneMason: 5, Philnemba: 7, Grain of Salt: 6, tmorrow: 3]</text:p>
            <text:p>[b]22. [url=https://www.doomworld.com/idgames/levels/doom2/Ports/v-z/vanguard]Vanguard[/url][/b] [[b]41[/b]: Cynical: 5, Spectre01: 3, 7hm: 4, JudgeDeadd: 3, GarrettChan: 5, Poncho: 9, Nirvana: 4, Budoka: 2, Lorenz0: 1, guitardz: 5]</text:p>
            <text:p>[b]23. [url=https://www.doomworld.com/idgames/levels/doom/megawads/dtwid]Doom the Way id Did[/url][/b] [[b]37[/b]: Mr. Freeze: 4, Malrionn: 2, MFG38: 4, WH-Wilou84: 1, Woolie Wool: 5, Greyenko: 9, Altima: 6, ReaperAA: 1, Ziad EL Zein: 5]</text:p>
            <text:p>[b]23. [url=https://www.doomworld.com/idgames/levels/doom2/s-u/sid]Suspended in Dusk[/url][/b] [[b]37[/b]: Sky: 2, WH-Wilou84: 3, bLOCKbOYgAMES: 8, Woolie Wool: 10, soner du: 9, m8f: 5]</text:p>
            <text:p>[b]25. [url=https://www.doomworld.com/idgames/themes/mm/mm2]Memento Mori 2[/url][/b] [[b]36[/b]: ella guro: 3, Dime: 2, justsomemusicguy: 4, T-Rex: 2, bLOCKbOYgAMES: 6, valkiriforce: 10, Altima: 1, Squadallah: 5, Budoka: 3]</text:p>
            <text:p>[b]25. [url=https://www.doomworld.com/idgames/levels/doom2/Ports/p-r/pirates]Pirate Doom[/url][/b] [[b]36[/b]: Jaws In Space: 10, Dime: 5, Phobus: 6, Dragonfly: 7, Soundblock: 2, Archie550: 6]</text:p>
            <text:p>[b]27. [url=http://adventuresofsquare.com/downloads.php]The Adventures of Square[/url][/b] [[b]34[/b]: Sky: 9, ShoDemo: 5, Ed: 5, Woolie Wool: 8, Squadallah: 7]</text:p>
            <text:p>[b]28. [url=https://www.doomworld.com/idgames/themes/TeamTNT/icarus/icarus]Icarus: Alien Vanguard[/url][/b] [[b]33[/b]: Ralphis: 6, Grazza: 8, roadworx: 3, T-Rex: 3, StoneMason: 5, valkiriforce: 8]</text:p>
            <text:p>[b]28. [url=https://doomwiki.org/wiki/No_Rest_for_the_Living]No Rest for the Living[/url][/b] [[b]33[/b]: Vorpal: 5, Woolie Wool: 3, Nancsi: 9, ReaperAA: 6, Diabolución: 10]</text:p>
            <text:p>[b]28. [url=https://www.doomworld.com/idgames/levels/doom2/Ports/s-u/swtw]Swim With the Whales[/url][/b] [[b]33[/b]: WH-Wilou84: 2, Nate River: 9, Soundblock: 3, Lazorinc: 6, Nirvana: 10, NoisyVelvet: 3]</text:p>
            <text:p>[b]31. [url=https://www.doomworld.com/idgames/levels/doom2/Ports/megawads/1024]Congestion 1024[/url][/b] [[b]32[/b]: Mr. Freeze: 5, HyperLuke: 7, Voltcom9: 5, bonnie: 4, Dragonfly: 6, Philnemba: 5]</text:p>
            <text:p>[b]32. [url=https://www.doomworld.com/idgames/levels/doom2/Ports/megawads/prcp]Plutonia: Revisited Community Project[/url][/b] [[b]31[/b]: Nine Inch Heels: 3, Paul977: 10, bLOCKbOYgAMES: 3, Altima: 5, NoisyVelvet: 3, Odal: 7]</text:p>
            <text:p>[b]33. [url=https://www.doomworld.com/idgames/levels/doom2/Ports/s-u/tutnt]The Ultimate Torment &amp; Torture[/url][/b] [[b]30[/b]: HyperLuke: 8, Talvi: 4, Greyenko: 4, TechnoDoomed1: 2, TheMightyHeracross: 3, ReaperAA: 4, Ziad EL Zein: 5]</text:p>
            <text:p>[b]34. [url=https://www.doomworld.com/idgames/levels/doom2/Ports/megawads/alt]A.L.T.[/url][/b] [[b]29[/b]: Not Jabba: 7, Spectre01: 2, ella guro: 10, yakfak: 10]</text:p>
            <text:p>[b]34. [url=https://www.doomworld.com/idgames/levels/doom2/Ports/d-f/distrbia]Disturbia[/url][/b] [[b]29[/b]: Sky: 7, darkreaver: 10, Roofi: 6, Paul977: 6]</text:p>
            <text:p>[b]36. [url=https://www.doomworld.com/idgames/levels/doom2/megawads/cydreams]Cyberdreams[/url][/b] [[b]28[/b]: 42PercentHealth: 3, ShoDemo: 1, 7hm: 7, justsomemusicguy: 3, bonnie: 7, NoisyVelvet: 4, TheNerdTurtle2: 3]</text:p>
            <text:p>[b]36. [url=https://www.doomworld.com/idgames/themes/TeamTNT/eternal/eternal]Eternal Doom[/url][/b] [[b]28[/b]: Vorpal: 5, 7hm: 5, T-Rex: 5, Woolie Wool: 6, Greyenko: 1, valkiriforce: 6]</text:p>
            <text:p>[b]36. [url=https://www.doomworld.com/idgames/levels/doom2/Ports/g-i/hg]Hell Ground[/url][/b] [[b]28[/b]: Cynical: 8, Chamelenoel: 7, antares031: 5, WH-Wilou84: 2, darkreaver: 1, Budoka: 5]</text:p>
            <text:p>[b]39. [url=https://www.doomworld.com/idgames/levels/doom2/Ports/megawads/jpcp]Japanese Community Project[/url][/b] [[b]27[/b]: Not Jabba: 6, Archvile Hunter: 5, antares031: 5, ella guro: 7, JudgeDeadd: 3, Soundblock: 1]</text:p>
            <text:p>[b]39. [url=https://www.doomworld.com/idgames/levels/doom2/megawads/strain10]Strain[/url][/b] [[b]27[/b]: Grazza: 6, ella guro: 4, roadworx: 6, JudgeDeadd: 1, T-Rex: 1, Squadallah: 9]</text:p>
            <text:p>[b]41. [url=https://www.doomworld.com/idgames/levels/doom2/Ports/s-u/stardate]Stardate 20X6[/url][/b] [[b]26[/b]: MFG38: 6, WH-Wilou84: 3, Talvi: 1, GarrettChan: 7, bemused: 3, Nirvana: 6]</text:p>
            <text:p>[b]42. [url=https://www.doomworld.com/idgames/levels/doom2/Ports/megawads/cchest4]Community Chest 4[/url][/b] [[b]25[/b]: Malrionn: 10, JudgeDeadd: 3, Phobus: 3, HUNdebLeonidasX: 4, Ziad EL Zein: 5]</text:p>
            <text:p>[b]42. [url=http://www.doom2.net/doom2/wads/DWANGO5.ZIP]DWANGO 5[/url][/b] [[b]25[/b]: Doomkid: 10, Ralphis: 7, antares031: 8]</text:p>
            <text:p>[b]42. [url=https://www.doomworld.com/idgames/levels/doom2/Ports/j-l/lunatic]Lunatic[/url][/b] [[b]25[/b]: Cynical: 6, Dime: 9, Nate River: 4, Poncho: 5, Budoka: 1]</text:p>
            <text:p>[b]42. [url=https://www.doomworld.com/idgames/levels/doom2/Ports/v-z/violence]Violence[/url][/b] [[b]25[/b]: Chamelenoel: 10, everennui: 4, Nate River: 2, Lorenz0: 9]</text:p>
            <text:p>[b]42. [url=https://www.doomworld.com/idgames/levels/doom2/Ports/megawads/zdcmp2]ZDoom Community Map Project II[/url][/b] [[b]25[/b]: Graf Zahl: 10, Phobus: 9, TechnoDoomed1: 6]</text:p>
            <text:p>[b]47. [url=https://www.doomworld.com/idgames/levels/doom2/Ports/a-c/arcadia]Arcadia Demade[/url][/b] [[b]24[/b]: Jaws In Space: 9, Vorpal: 5, soner du: 5, guitardz: 1, Nancsi: 4]</text:p>
            <text:p>[b]47. [url=http://www.moddb.com/mods/brutal-doom/downloads/brutal-doom-hell-on-earth-starter-pack]Brutal Doom: Hell on Earth Starter Pack (Extermination Day)[/url][/b] [[b]24[/b]: TechnoDoomed1: 9, Squadallah: 8, ReaperAA: 7]</text:p>
            <text:p>[b]47. [url=https://www.doomworld.com/idgames/levels/doom/Ports/d-f/e1m8b]Tech Gone Bad[/url][/b] [[b]24[/b]: Jaws In Space: 5, JudgeDeadd: 1, guitardz: 5, Nancsi: 8, Diabolución: 5]</text:p>
            <text:p>[b]50. [url=https://www.doomworld.com/idgames/levels/doom2/megawads/d2twid]Doom II the Way id Did[/url][/b] [[b]23[/b]: Dime: 8, dylux: 8, NoisyVelvet: 5, ReaperAA: 2]</text:p>
            <text:p>[b]50. [url=https://www.doomworld.com/idgames/levels/doom/Ports/megawads/neis]No End in Sight[/url][/b] [[b]23[/b]: Not Jabba: 5, Vorpal: 5, ella guro: 6, yakfak: 5, Woolie Wool: 1, NoisyVelvet: 1]</text:p>
            <text:p>[b]52. [url=http://www.moddb.com/games/doom-ii/addons/eternal-slumber-party-v2]Eternal Slumber Party[/url][/b] [[b]22[/b]: Roofi: 10, Outrageous Videos: 8, Grain of Salt: 4]</text:p>
            <text:p>[b]52. [url=https://www.doomworld.com/idgames/levels/doom/Ports/megawads/kdizd_12]Knee-Deep in ZDoom[/url][/b] [[b]22[/b]: Graf Zahl: 6, Voltcom9: 7, tchkb: 2, Apaul27: 7]</text:p>
            <text:p>[b]52. [url=https://www.doomworld.com/idgames/levels/doom2/Ports/s-u/unloved]Unloved[/url][/b] [[b]22[/b]: MFG38: 1, everennui: 8, bonnie: 10, TechnoDoomed1: 3]</text:p>
            <text:p>[b]55. [url=https://www.doomworld.com/idgames/levels/doom2/Ports/a-c/breach]Breach[/url][/b] [[b]20[/b]: Jaws In Space: 7, Dime: 10, guitardz: 2, Nancsi: 1]</text:p>
            <text:p>[b]55. [url=https://www.doomworld.com/idgames/levels/doom2/Ports/megawads/jenesis]Jenesis[/url][/b] [[b]20[/b]: Not Jabba: 2, JudgeDeadd: 3, Altima: 7, NaZa: 2, Poncho: 1, Ziad EL Zein: 5]</text:p>
            <text:p>[b]57. [url=https://www.doomworld.com/idgames/levels/doom2/Ports/d-f/equinox]Equinox[/url][/b] [[b]19[/b]: Sky: 5, Grazza: 9, ella guro: 5]</text:p>
            <text:p>[b]57. [url=https://www.doomworld.com/idgames/levels/doom2/Ports/megawads/ngmvmt2]Newgothic Movement 2[/url][/b] [[b]19[/b]: Nine Inch Heels: 8, ShoDemo: 2, Outrageous Videos: 9]</text:p>
            <text:p>[b]57. [url=https://www.doomworld.com/idgames/levels/doom2/Ports/m-o/nuts]Nuts[/url][/b] [[b]19[/b]: Chamelenoel: 6, AnonimVio: 9, roadworx: 4]</text:p>
            <text:p>[b]57. [url=https://www.doomworld.com/forum/topic/85791-tnt-revilution-final-beta-ready-for-testing/]TNT: Revilution[/url][/b] [[b]19[/b]: Spectra: 9, bLOCKbOYgAMES: 2, GarrettChan: 1, dylux: 5, tmorrow: 2]</text:p>
            <text:p>[b]61. [url=https://www.doomworld.com/idgames/levels/doom/Ports/megawads/2002ado]2002: A Doom Odyssey[/url][/b] [[b]18[/b]: soner du: 8, Philnemba: 8, tmorrow: 2]</text:p>
            <text:p>[b]61. [url=https://www.doomworld.com/idgames/levels/doom2/Ports/a-c/bauhaus]Bauhaus[/url][/b] [[b]18[/b]: ella guro: 9, 7hm: 5, Grain of Salt: 3, NoisyVelvet: 1]</text:p>
            <text:p>[b]61. [url=https://www.doomworld.com/idgames/levels/doom2/megawads/dmonfear]Demonfear[/url][/b] [[b]18[/b]: roadworx: 8, soner du: 6, Philnemba: 3, NaZa: 1]</text:p>
            <text:p>[b]64. [url=http://www.theultimatedoom.com/download/chillax-v9.7.3_fixes_by_HiM_v1.1.zip]Chillax[/url][/b] [[b]17[/b]: Nine Inch Heels: 4, AnonimVio: 5, fveitsi: 5, Outrageous Videos: 3]</text:p>
            <text:p>[b]64. [url=https://www.doomworld.com/idgames/levels/doom2/Ports/megawads/zpack]ZPack[/url][/b] [[b]17[/b]: MFG38: 5, Voltcom9: 3, TechnoDoomed1: 4, Ziad EL Zein: 5]</text:p>
            <text:p>[b]66. [url=https://www.doomworld.com/idgames/levels/doom2/Ports/megawads/mutiny]Mutiny[/url][/b] [[b]16[/b]: Jaws In Space: 6, Doomkid: 3, everennui: 2, NoisyVelvet: 1, m8f: 4]</text:p>
            <text:p>[b]66. [url=http://www.mustaine.com/about/video-game-work/perditions-gate/]Perdition's Gate[/url][/b] [[b]16[/b]: Vorpal: 5, Nate River: 1, bonnie: 10]</text:p>
            <text:p>[b]66. [url=https://www.doomworld.com/idgames/levels/doom2/megawads/ur]Unholy Realms[/url][/b] [[b]16[/b]: Dime: 6, Bryan T: 1, dylux: 7, tmorrow: 2]</text:p>
            <text:p>[b]69. [url=https://www.doomworld.com/idgames/levels/doom2/Ports/megawads/sf2012]Slaughterfest 2012[/url][/b] [[b]15[/b]: HyperLuke: 1, Outrageous Videos: 1, bemused: 2, Apaul27: 8, tmorrow: 3]</text:p>
            <text:p>[b]69. [url=https://www.doomworld.com/idgames/levels/doom2/Ports/a-c/action2]Urban Brawl: Action Doom 2[/url][/b] [[b]15[/b]: Chamelenoel: 1, JudgeDeadd: 4, Phobus: 10]</text:p>
            <text:p>[b]69. [url=https://www.doomworld.com/forum/topic/62496-winters-fury/]Winter's Fury[/url][/b] [[b]15[/b]: Dragonfly: 5, TechnoDoomed1: 10]</text:p>
            <text:p>[b]72. [url=https://www.doomworld.com/idgames/levels/doom2/Ports/megawads/bstain]Bloodstain[/url][/b] [[b]14[/b]: NuMetalManiak: 5, everennui: 5, Forli: 4]</text:p>
            <text:p>[b]72. [url=https://www.doomworld.com/idgames/levels/doom2/Ports/s-u/scl_top]Threshold of Pain[/url][/b] [[b]14[/b]: Malrionn: 7, MFG38: 7]</text:p>
            <text:p>[b]72. [url=https://www.doomworld.com/idgames/levels/doom2/Ports/s-u/uacultra]UAC Ultra[/url][/b] [[b]14[/b]: Malrionn: 10, Budoka: 4]</text:p>
            <text:p>[b]75. [url=https://www.doomworld.com/idgames/themes/batman/batman]Batman Doom[/url][/b] [[b]13[/b]: JudgeDeadd: 3, soner du: 10]</text:p>
            <text:p>[b]75. [url=https://www.doomworld.com/idgames/levels/doom2/Ports/d-f/elysion]Elysion[/url][/b] [[b]13[/b]: Sky: 8, darkreaver: 5]</text:p>
            <text:p>[b]75. [url=https://www.doomworld.com/idgames/levels/doom2/Ports/m-o/miasma]Miasma[/url][/b] [[b]13[/b]: WH-Wilou84: 1, Soundblock: 2, Nirvana: 9, NoisyVelvet: 1]</text:p>
            <text:p>[b]75. [url=https://www.doomworld.com/idgames/levels/doom2/megawads/darken2]The Darkening Episode 2[/url][/b] [[b]13[/b]: Graf Zahl: 4, Woolie Wool: 9]</text:p>
            <text:p>[b]75. [url=https://www.doomworld.com/idgames/levels/doom2/Ports/v-z/zdmcmp1]ZDoom Community Map Project: Take 1[/url][/b] [[b]13[/b]: Phobus: 8, Ziad EL Zein: 5]</text:p>
            <text:p>[b]75. [url=https://www.doomworld.com/idgames/levels/doom2/megawads/zone300]Zone 300[/url][/b] [[b]13[/b]: Voltcom9: 8, Soundblock: 3, Bryan T: 2]</text:p>
            <text:p>[b]81. [url=https://www.doomworld.com/idgames/levels/doom2/Ports/d-f/dv]Deus Vult[/url][/b] [[b]12[/b]: Mr. Freeze: 7, WH-Wilou84: 5]</text:p>
            <text:p>[b]81. [url=https://www.doomworld.com/idgames/levels/doom2/Ports/d-f/exterror]Extreme Terror[/url][/b] [[b]12[/b]: Nine Inch Heels: 5, everennui: 5, Nancsi: 2]</text:p>
            <text:p>[b]81. [url=https://forum.zdoom.org/viewtopic.php?t=56668#p1000996]Rise of the Wool Ball[/url][/b] [[b]12[/b]: Apaul27: 9, TheMightyHeracross: 3]</text:p>
            <text:p>[b]81. [url=https://www.doomworld.com/idgames/levels/doom2/Ports/s-u/sd20x7]Stardate 20X7[/url][/b] [[b]12[/b]: Grain of Salt: 8, bemused: 4]</text:p>
            <text:p>[b]81. [url=https://www.doomworld.com/idgames/levels/doom2/Ports/megawads/swideath]Swift Death[/url][/b] [[b]12[/b]: Nine Inch Heels: 1, fveitsi: 5, StoneMason: 5, NoisyVelvet: 1]</text:p>
            <text:p>[b]86. [url=https://www.doomworld.com/idgames/levels/doom2/Ports/a-c/comatose]Comatose[/url][/b] [[b]11[/b]: yakfak: 7, m8f: 4]</text:p>
            <text:p>[b]86. [url=https://www.doomworld.com/idgames/levels/doom2/Ports/megawads/cchest2]Community Chest 2[/url][/b] [[b]11[/b]: Sky: 10, tchkb: 1]</text:p>
            <text:p>[b]86. [url=https://www.doomworld.com/idgames/levels/doom2/Ports/a-c/crumpets]Crumpets[/url][/b] [[b]11[/b]: everennui: 2, Nate River: 8, Nirvana: 1]</text:p>
            <text:p>[b]86. [url=http://rabotik.nl/harmony.htm]Harmony[/url][/b] [[b]11[/b]: Not Jabba: 5, Sky: 6]</text:p>
            <text:p>[b]86. [url=https://www.doomworld.com/idgames/levels/doom/Ports/d-f/e1m4b]Phobos Mission Control[/url][/b] [[b]11[/b]: Nancsi: 6, Diabolución: 5]</text:p>
            <text:p>[b]86. [url=https://www.doomworld.com/idgames/levels/doom2/Ports/a-c/ad2dow]Urban Brawl: Dead of Winter[/url][/b] [[b]11[/b]: Ralphis: 6, Phobus: 5]</text:p>
            <text:p>[b]86. [url=https://www.doomworld.com/forum/topic/50158-wip-vela-pax-beta-21-out-now-with-1-more-stuff/]Vela Pax[/url][/b] [[b]11[/b]: WH-Wilou84: 2, TheNerdTurtle2: 9]</text:p>
            <text:p>[b]86. [url=https://www.doomworld.com/idgames/levels/doom/v-z/wow]Wow[/url][/b] [[b]11[/b]: AnonimVio: 10, Apaul27: 1]</text:p>
            <text:p>[b]94. [url=https://www.doomworld.com/idgames/levels/doom/a-c/castevil]Castle of Evil[/url][/b] [[b]10[/b]: bzzrak: 10]</text:p>
            <text:p>[b]94. [url=https://www.doomworld.com/forum/topic/103425-final-release-eviternity/]Eviternity[/url][/b] [[b]10[/b]: ReaperAA: 10]</text:p>
            <text:p>[b]94. [url=https://www.doomworld.com/idgames/levels/doom2/g-i/grime]Grime[/url][/b] [[b]10[/b]: WH-Wilou84: 2, darkreaver: 4, Paul977: 4]</text:p>
            <text:p>[b]94. [url=https://doomwiki.org/wiki/Hell_To_Pay]Hell to Pay[/url][/b] [[b]10[/b]: bonnie: 10]</text:p>
            <text:p>[b]94. [url=https://forum.zdoom.org/viewtopic.php?f=42&amp;t=55443#p981947]Redemption Of The Slain[/url][/b] [[b]10[/b]: Nancsi: 10]</text:p>
            <text:p>[b]94. [url=https://www.romerogames.ie/si6il/]SIGIL[/url][/b] [[b]10[/b]: Diabolución: 10]</text:p>
            <text:p>[b]94. [url=https://www.doomworld.com/idgames/levels/doom2/Ports/s-u/tn]Tangerine Nightmare[/url][/b] [[b]10[/b]: guitardz: 10]</text:p>
            <text:p>[b]101. [url=https://www.doomworld.com/idgames/levels/doom2/Ports/a-c/brfinal]Beyond Reality[/url][/b] [[b]9[/b]: Talvi: 3, HUNdebLeonidasX: 6]</text:p>
            <text:p>[b]101. [url=https://www.doomworld.com/forum/topic/92135-deadair-v2/]Dead Air[/url][/b] [[b]9[/b]: HyperLuke: 2, Lorenz0: 7]</text:p>
            <text:p>[b]101. [url=https://www.doomworld.com/idgames/levels/doom/Ports/megawads/ddamn0.9]Doom: Damnation[/url][/b] [[b]9[/b]: bzzrak: 9]</text:p>
            <text:p>[b]101. [url=https://www.doomworld.com/idgames/levels/doom2/Ports/megawads/dump-1]Dump Episode 1: Fuck Time Limits[/url][/b] [[b]9[/b]: Voltcom9: 9]</text:p>
            <text:p>[b]101. [url=https://www.doomworld.com/forum/topic/88507-dump-episode-3-bfg-edition-maps-released/]Dump Episode 3: BFG Edition[/url][/b] [[b]9[/b]: HyperLuke: 9]</text:p>
            <text:p>[b]101. [url=https://www.doomworld.com/forum/topic/100391-esp2/]Eternal Slumber Party﻿ 2[/url][/b] [[b]9[/b]: Roofi: 9]</text:p>
            <text:p>[b]101. [url=https://www.doomworld.com/idgames/levels/doom2/Ports/d-f/foursite]Foursite[/url][/b] [[b]9[/b]: Budoka: 2, Nancsi: 7]</text:p>
            <text:p>[b]101. [url=https://www.doomworld.com/idgames/levels/doom2/Ports/g-i/hth2]Hi-Tech Hell 2: Alien Tech[/url][/b] [[b]9[/b]: Graf Zahl: 9]</text:p>
            <text:p>[b]101. [url=https://forum.zdoom.org/viewtopic.php?t=52301#p913612]Shadow Of The Wool Ball[/url][/b] [[b]9[/b]: Apaul27: 9]</text:p>
            <text:p>[b]101. [url=https://www.doomworld.com/idgames/levels/doom2/Ports/s-u/tnte1]Torment and Torture[/url][/b] [[b]9[/b]: MFG38: 9]</text:p>
            <text:p>[b]111. [url=https://www.doomworld.com/idgames/levels/doom2/Ports/d-f/disjunct]Disjunction[/url][/b] [[b]8[/b]: Lorenz0: 8]</text:p>
            <text:p>[b]111. [url=https://www.doomworld.com/forum/topic/69813-doom-the-golden-souls-mario-64-doom-definitive-edition-released/]Doom: The Golden Souls[/url][/b] [[b]8[/b]: everennui: 1, TheNerdTurtle2: 7]</text:p>
            <text:p>[b]111. [url=https://www.doomworld.com/idgames/levels/doom2/Ports/a-c/cybie]Doomguy's Pimp Ventures[/url][/b] [[b]8[/b]: AnonimVio: 8]</text:p>
            <text:p>[b]111. [url=https://www.doomworld.com/idgames/levels/doom2/Ports/g-i/holyhell]Holy Hell[/url][/b] [[b]8[/b]: Outrageous Videos: 2, bemused: 6]</text:p>
            <text:p>[b]111. [url=https://www.doomworld.com/idgames/levels/doom2/Ports/megawads/italo]Italo-Doom[/url][/b] [[b]8[/b]: bemused: 8]</text:p>
            <text:p>[b]111. [url=https://www.doomworld.com/idgames/levels/doom2/m-o/mangle]Mangle[/url][/b] [[b]8[/b]: bzzrak: 8]</text:p>
            <text:p>[b]111. [url=https://www.doomworld.com/idgames/levels/doom2/Ports/m-o/mohu1]Monster Hunter Ltd Part I[/url][/b] [[b]8[/b]: Jaws In Space: 4, m8f: 4]</text:p>
            <text:p>[b]111. [url=https://www.doomworld.com/idgames/levels/doom2/Ports/m-o/mohu2]Monster Hunter Ltd Part II[/url][/b] [[b]8[/b]: Jaws In Space: 4, m8f: 4]</text:p>
            <text:p>[b]111. [url=https://www.doomworld.com/idgames/levels/doom2/Ports/m-o/nimrod]Nimrod: Ixnay on the Hombre[/url][/b] [[b]8[/b]: Graf Zahl: 8]</text:p>
            <text:p>[b]111. [url=https://www.doomworld.com/idgames/levels/doom2/megawads/tvr]Revolution![/url][/b] [[b]8[/b]: Not Jabba: 1, Grazza: 3, Altima: 4]</text:p>
            <text:p>[b]111. [url=https://www.doomworld.com/idgames/levels/doom2/Ports/s-u/sacrment]Sacrament[/url][/b] [[b]8[/b]: ella guro: 8]</text:p>
            <text:p>[b]111. [url=https://www.doomworld.com/idgames/levels/doom2/Ports/s-u/scythex]Scythe X[/url][/b] [[b]8[/b]: 42PercentHealth: 2, Graf Zahl: 2, Talvi: 3, bLOCKbOYgAMES: 1]</text:p>
            <text:p>[b]111. [url=https://www.doomworld.com/idgames/levels/doom2/Ports/megawads/skuldash]Skulldash[/url][/b] [[b]8[/b]: everennui: 2, Lorenz0: 6]</text:p>
            <text:p>[b]111. [url=https://www.doomworld.com/idgames/levels/doom2/Ports/megawads/sf2011]Slaughterfest 2011[/url][/b] [[b]8[/b]: Outrageous Videos: 5, tmorrow: 3]</text:p>
            <text:p>[b]111. [url=https://www.doomworld.com/idgames/levels/doom2/Ports/megawads/sihr2fix]Survive in Hell[/url][/b] [[b]8[/b]: Spectra: 8]</text:p>
            <text:p>[b]111. [url=https://www.doomworld.com/forum/topic/43453-new-map-ready-to-go-the-bee-map/]The Beesong[/url][/b] [[b]8[/b]: Roofi: 8]</text:p>
            <text:p>[b]111. [url=https://www.doomworld.com/idgames/levels/doom2/Ports/megawads/sp_usimp]Ultimate Simplicity[/url][/b] [[b]8[/b]: Dragonfly: 8]</text:p>
            <text:p>[b]128. [url=https://www.doomworld.com/idgames/levels/doom2/Ports/megawads/50shades]50 Shades of Graytall[/url][/b] [[b]7[/b]: Nine Inch Heels: 2, Voltcom9: 2, NoisyVelvet: 3]</text:p>
            <text:p>[b]128. [url=http://www.moddb.com/games/doom/addons/castle-heng]Castle Heng[/url][/b] [[b]7[/b]: 7hm: 7]</text:p>
            <text:p>[b]128. [url=https://doomwiki.org/wiki/Chex_Quest#Chex_Quest_2]Chex Quest 2[/url][/b] [[b]7[/b]: bzzrak: 7]</text:p>
            <text:p>[b]128. [url=https://www.doomworld.com/idgames/levels/doom2/Ports/a-c/cah_se]Cold as Hell[/url][/b] [[b]7[/b]: Graf Zahl: 7]</text:p>
            <text:p>[b]128. [url=https://www.doomworld.com/idgames/levels/doom2/Ports/megawads/cif3]Community is Falling 3[/url][/b] [[b]7[/b]: NuMetalManiak: 3, Voltcom9: 4]</text:p>
            <text:p>[b]128. [url=https://www.doomworld.com/forum/topic/103075-deathless-an-ultimate-doom-megawad-rc4/]Deathless[/url][/b] [[b]7[/b]: TheMightyHeracross: 2, ReaperAA: 5]</text:p>
            <text:p>[b]128. [url=https://www.doomworld.com/idgames/levels/doom2/d-f/doomcity]Doom City[/url][/b] [[b]7[/b]: Jaws In Space: 4, Doomkid: 3]</text:p>
            <text:p>[b]128. [url=http://www.moddb.com/mods/doomone/downloads/doomone-v04]Doom: One[/url][/b] [[b]7[/b]: HyperLuke: 4, Greyenko: 3]</text:p>
            <text:p>[b]128. [url=https://www.doomworld.com/idgames/levels/doom/s-u/uac_dead]Doomsday of UAC[/url][/b] [[b]7[/b]: Jaws In Space: 2, Ed: 5]</text:p>
            <text:p>[b]128. [url=https://www.doomworld.com/forum/topic/90173-eden/]Eden[/url][/b] [[b]7[/b]: Nirvana: 7]</text:p>
            <text:p>[b]128. [url=https://www.doomworld.com/idgames/levels/doom2/Ports/g-i/iedge]Insanity's Edge[/url][/b] [[b]7[/b]: TechnoDoomed1: 7]</text:p>
            <text:p>[b]128. [url=https://www.doomworld.com/idgames/levels/doom2/Ports/megawads/mock2]Mock 2: The Speed of Stupid[/url][/b] [[b]7[/b]: AnonimVio: 7]</text:p>
            <text:p>[b]128. [url=https://www.doomworld.com/idgames/levels/doom2/m-o/nochance]No Chance[/url][/b] [[b]7[/b]: Roofi: 7]</text:p>
            <text:p>[b]128. [url=https://www.doomworld.com/idgames/levels/doom2/m-o/odessa_1]Odessa 1[/url][/b] [[b]7[/b]: 7hm: 7]</text:p>
            <text:p>[b]128. [url=https://www.doomworld.com/idgames/levels/doom2/Ports/p-r/pwfinal]Plutonium Winds[/url][/b] [[b]7[/b]: Spectra: 7]</text:p>
            <text:p>[b]128. [url=https://www.doomworld.com/idgames/levels/hexen/j-l/kaiser_28]Shadows of Chronos[/url][/b] [[b]7[/b]: Grain of Salt: 7]</text:p>
            <text:p>[b]128. [url=https://forum.zdoom.org/viewtopic.php?f=42&amp;t=55741]Waterlab GZD[/url][/b] [[b]7[/b]: Phobus: 7]</text:p>
            <text:p>[b]145. [url=https://www.doomworld.com/idgames/levels/doom2/Ports/d-f/frozent] Frozen Time[/url][/b] [[b]6[/b]: Budoka: 6]</text:p>
            <text:p>[b]145. [url=https://www.doomworld.com/forum/topic/92542-20-monsters-community-project-released/]20 Monsters Community Project[/url][/b] [[b]6[/b]: Voltcom9: 6]</text:p>
            <text:p>[b]145. [url=http://www.doomwadstation.net/main/aliens.html]Aliens TC[/url][/b] [[b]6[/b]: yakfak: 4, soner du: 2]</text:p>
            <text:p>[b]145. [url=https://www.doomworld.com/idgames/levels/doom2/Ports/s-u/teitenga]Assault on Tei Tenga[/url][/b] [[b]6[/b]: Ralphis: 6]</text:p>
            <text:p>[b]145. [url=https://www.doomworld.com/idgames/levels/doom2/a-c/castleof]Castle of the Damned[/url][/b] [[b]6[/b]: bzzrak: 6]</text:p>
            <text:p>[b]145. [url=https://www.doomworld.com/idgames/levels/doom2/Ports/megawads/drkenctr]Dark Encounters[/url][/b] [[b]6[/b]: Bryan T: 6]</text:p>
            <text:p>[b]145. [url=https://www.doomworld.com/idgames/levels/doom2/Ports/d-f/de-pkg]Demon Eclipse[/url][/b] [[b]6[/b]: Soundblock: 1, Lazorinc: 1, tchkb: 4]</text:p>
            <text:p>[b]145. [url=https://www.doomworld.com/idgames/levels/doom/Ports/d-f/dbimpact]Double Impact[/url][/b] [[b]6[/b]: Ralphis: 6]</text:p>
            <text:p>[b]145. [url=https://www.doomworld.com/idgames/levels/doom2/Ports/megawads/echelon]Echelon[/url][/b] [[b]6[/b]: Sky: 1, bzzrak: 5]</text:p>
            <text:p>[b]145. [url=https://www.doomworld.com/idgames/levels/heretic/Ports/elfgp]Elf Gets Pissed[/url][/b] [[b]6[/b]: Ralphis: 6]</text:p>
            <text:p>[b]145. [url=https://www.doomworld.com/idgames/levels/doom/0-9/01fava]Fava Beans[/url][/b] [[b]6[/b]: Philnemba: 2, NaZa: 4]</text:p>
            <text:p>[b]145. [url=https://www.doomworld.com/idgames/levels/doom2/Ports/megawads/5room]Five Rooms of Doom[/url][/b] [[b]6[/b]: HyperLuke: 6]</text:p>
            <text:p>[b]145. [url=https://www.doomworld.com/idgames/levels/doom2/deathmatch/j-l/judas23]Judas[/url][/b] [[b]6[/b]: antares031: 6]</text:p>
            <text:p>[b]145. [url=https://www.doomworld.com/idgames/levels/doom2/Ports/m-o/ngmvmt1]Newgothic Movement 1[/url][/b] [[b]6[/b]: everennui: 2, Outrageous Videos: 4]</text:p>
            <text:p>[b]145. [url=https://www.doomworld.com/idgames/levels/doom/m-o/nukemine]Nuke Mine (Come Get Some)[/url][/b] [[b]6[/b]: Soundblock: 6]</text:p>
            <text:p>[b]145. [url=https://www.doomworld.com/idgames/levels/doom/Ports/p-r/par-lutz]Phobos: Anomaly Reborn[/url][/b] [[b]6[/b]: Ed: 5, Graf Zahl: 1]</text:p>
            <text:p>[b]145. [url=http://www.wad-archive.com/wad/e5d863c72e1f5de577a3ae57745c107e]SSL2[/url][/b] [[b]6[/b]: antares031: 6]</text:p>
            <text:p>[b]145. [url=https://www.doomworld.com/idgames/levels/doom2/Ports/m-o/massm]The Adventures of MassMouth[/url][/b] [[b]6[/b]: Ralphis: 6]</text:p>
            <text:p>[b]145. [url=https://www.doomworld.com/idgames/levels/doom2/Ports/megawads/tj]The Journey[/url][/b] [[b]6[/b]: Spectra: 6]</text:p>
            <text:p>[b]145. [url=https://www.doomworld.com/idgames/themes/terrywads/uacmnnew]UAC Military Nightmare[/url][/b] [[b]6[/b]: AnonimVio: 6]</text:p>
            <text:p>[b]145. [url=https://www.doomworld.com/idgames/levels/doom2/deathmatch/Ports/megawads/udmx]Unidoom Deathmatch X[/url][/b] [[b]6[/b]: Ralphis: 6]</text:p>
            <text:p>[b]145. [url=https://www.doomworld.com/idgames/levels/doom2/megawads/urania]Urania[/url][/b] [[b]6[/b]: Spectre01: 6]</text:p>
            <text:p>[b]145. [url=https://www.doomworld.com/idgames/levels/doom2/Ports/megawads/wos]Whispers of Satan[/url][/b] [[b]6[/b]: Woolie Wool: 4, tmorrow: 2]</text:p>
            <text:p>[b]168. [url=https://www.doomworld.com/idgames/levels/doom2/Ports/a-c/bor_lost]Brotherhood of Ruin: The Lost Temple[/url][/b] [[b]5[/b]: Vorpal: 5]</text:p>
            <text:p>[b]168. [url=https://www.doomworld.com/idgames/levels/doom/p-r/retroeps]CH Retro Episode[/url][/b] [[b]5[/b]: Diabolución: 5]</text:p>
            <text:p>[b]168. [url=https://www.doomworld.com/idgames/levels/doom2/a-c/chordg]Chord G[/url][/b] [[b]5[/b]: JudgeDeadd: 2, Paul977: 3]</text:p>
            <text:p>[b]168. [url=https://www.doomworld.com/idgames/levels/doom2/Ports/s-u/tcotd21me]City of the Damned: Apocalypse[/url][/b] [[b]5[/b]: TechnoDoomed1: 5]</text:p>
            <text:p>[b]168. [url=https://www.doomworld.com/idgames/levels/doom2/Ports/megawads/1024clau]Claustrophobia 1024[/url][/b] [[b]5[/b]: m8f: 5]</text:p>
            <text:p>[b]168. [url=https://www.doomworld.com/idgames/levels/doom/d-f/dante666]Dante's Gate[/url][/b] [[b]5[/b]: Soundblock: 5]</text:p>
            <text:p>[b]168. [url=https://www.doomworld.com/forum/topic/91854-v15-doom-64-retribution/]Doom 64: Retribution[/url][/b] [[b]5[/b]: guitardz: 5]</text:p>
            <text:p>[b]168. [url=http://www.wad-archive.com/wad/DOOM-Barracks-Zone-1]Doom Barracks Zone[/url][/b] [[b]5[/b]: HUNdebLeonidasX: 3, TheMightyHeracross: 2]</text:p>
            <text:p>[b]168. [url=https://www.doomworld.com/forum/topic/54022-doom-center-do-you-know-that/]Doom Center[/url][/b] [[b]5[/b]: HUNdebLeonidasX: 5]</text:p>
            <text:p>[b]168. [url=https://www.doomworld.com/idgames/levels/doom2/Ports/d-f/dripfeed]Drip Feed[/url][/b] [[b]5[/b]: Vorpal: 5]</text:p>
            <text:p>[b]168. [url=http://www.doom2.net/mykdoom/misc/113434_e1contest.zip]e1contest﻿.wad﻿[/url][/b] [[b]5[/b]: Diabolución: 5]</text:p>
            <text:p>[b]168. [url=https://www.doomworld.com/idgames/themes/TeamTNT/ed4_rfo/ed4_rfo1]Eternal DOOM IV: Return from Oblivion[/url][/b] [[b]5[/b]: m8f: 5]</text:p>
            <text:p>[b]168. [url=https://www.doomworld.com/idgames/levels/doom2/deathmatch/megawads/exec]Execution[/url][/b] [[b]5[/b]: Doomkid: 5]</text:p>
            <text:p>[b]168. [url=http://freedoom.github.io/download.html]Freedoom: Phase 2[/url][/b] [[b]5[/b]: Spectra: 1, Voltcom9: 1, TheMightyHeracross: 3]</text:p>
            <text:p>[b]168. [url=https://forum.zdoom.org/viewtopic.php?f=19&amp;t=46718]Gene-Tech: Before the Storm[/url][/b] [[b]5[/b]: Graf Zahl: 5]</text:p>
            <text:p>[b]168. [url=https://www.doomworld.com/idgames/levels/doom2/Ports/megawads/gmp]Good Morning Phobos[/url][/b] [[b]5[/b]: Bryan T: 5]</text:p>
            <text:p>[b]168. [url=https://www.doomworld.com/idgames/levels/doom2/deathmatch/Ports/megawads/gw2]Greenwar II[/url][/b] [[b]5[/b]: Ed: 5]</text:p>
            <text:p>[b]168. [url=https://www.doomworld.com/idgames/themes/hacx/hx11pack]Hacx[/url][/b] [[b]5[/b]: Grazza: 5]</text:p>
            <text:p>[b]168. [url=https://www.doomworld.com/idgames/levels/doom2/Ports/g-i/inncnx2]Innocence X2[/url][/b] [[b]5[/b]: Spectra: 5]</text:p>
            <text:p>[b]168. [url=https://www.doomworld.com/idgames/levels/doom2/megawads/marsw301]Mars War[/url][/b] [[b]5[/b]: Roofi: 5]</text:p>
            <text:p>[b]168. [url=https://www.doomworld.com/idgames/levels/doom2/m-o/mordeth]Mordeth[/url][/b] [[b]5[/b]: Vorpal: 5]</text:p>
            <text:p>[b]168. [url=https://www.doomworld.com/idgames/levels/doom2/Ports/megawads/nova2]Nova II: New Dawn[/url][/b] [[b]5[/b]: Not Jabba: 3, dylux: 2]</text:p>
            <text:p>[b]168. [url=http://www.mediafire.com/file/fuurx4c98tl198i/One_Doom_s_Day.wad]One Doom's Day[/url][/b] [[b]5[/b]: Apaul27: 5]</text:p>
            <text:p>[b]168. [url=https://www.doomworld.com/idgames/levels/doom2/m-o/osiris]Osiris[/url][/b] [[b]5[/b]: Vorpal: 5]</text:p>
            <text:p>[b]168. [url=https://www.doomworld.com/idgames/levels/doom2/s-u/selfish5]SELFISH5[/url][/b] [[b]5[/b]: Diabolución: 5]</text:p>
            <text:p>[b]168. [url=https://www.doomworld.com/idgames/levels/doom/Ports/p-r/pe1_phob]Simply Phobos[/url][/b] [[b]5[/b]: Diabolución: 5]</text:p>
            <text:p>[b]168. [url=https://www.doomworld.com/idgames/deathmatch/skulltag/spacedm9]SpaceDM9[/url][/b] [[b]5[/b]: Ed: 5]</text:p>
            <text:p>[b]168. [url=https://doomwiki.org/wiki/The_Plutonia_Experiment]The Plutonia Experiment[/url][/b] [[b]5[/b]: guitardz: 5]</text:p>
            <text:p>[b]168. [url=https://www.doomworld.com/idgames/levels/doom2/s-u/slayer]The Slayer[/url][/b] [[b]5[/b]: Vorpal: 5]</text:p>
            <text:p>[b]168. [url=https://www.doomworld.com/idgames/themes/university/trinity2]The Unholy Trinity[/url][/b] [[b]5[/b]: yakfak: 3, Soundblock: 2]</text:p>
            <text:p>[b]168. [url=https://www.doomworld.com/idgames/levels/doom2/Ports/v-z/vulkan]Vulkan Episode 1[/url][/b] [[b]5[/b]: HyperLuke: 5]</text:p>
            <text:p>[b]168. [url=https://www.doomworld.com/vb/wads-mods/71259-way-too-many-dead-guys-map05-alpha-available/]Way 2 Many Dead Guys[/url][/b] [[b]5[/b]: Nancsi: 5]</text:p>
            <text:p>[b]168. [url=https://www.doomworld.com/idgames/levels/doom2/Ports/v-z/zendyn_x]Zen Dynamics[/url][/b] [[b]5[/b]: Phobus: 4, TechnoDoomed1: 1]</text:p>
            <text:p>[b]201. [url=https://www.doomworld.com/idgames/levels/doom2/a-c/chord2]Chord 2[/url][/b] [[b]4[/b]: Paul977: 4]</text:p>
            <text:p>[b]201. [url=https://www.doomworld.com/idgames/levels/doom2/Ports/a-c/c-shock2]Combat Shock 2[/url][/b] [[b]4[/b]: Cynical: 1, Nate River: 3]</text:p>
            <text:p>[b]201. [url=https://www.doomworld.com/idgames/levels/doom2/Ports/a-c/crimsonh]Crimson Horizon[/url][/b] [[b]4[/b]: Paul977: 4]</text:p>
            <text:p>[b]201. [url=https://www.doomworld.com/idgames/levels/doom2/deathmatch/Ports/megawads/crudream]Crucified Dreams[/url][/b] [[b]4[/b]: Soundblock: 4]</text:p>
            <text:p>[b]201. [url=https://www.doomworld.com/idgames/levels/doom2/megawads/d2ino]Doom 2 In Name Only[/url][/b] [[b]4[/b]: Odal: 4]</text:p>
            <text:p>[b]201. [url=https://www.doomworld.com/idgames/levels/doom2/d-f/dyst3]Dystopia 3: Re-Birth of Anarchy[/url][/b] [[b]4[/b]: Soundblock: 3, valkiriforce: 1]</text:p>
            <text:p>[b]201. [url=https://www.doomworld.com/idgames/levels/doom2/d-f/earth]Earth[/url][/b] [[b]4[/b]: ShoDemo: 3, TheNerdTurtle2: 1]</text:p>
            <text:p>[b]201. [url=https://www.doomworld.com/idgames/levels/doom2/Ports/g-i/impencse]Imp Encounter[/url][/b] [[b]4[/b]: AnonimVio: 4]</text:p>
            <text:p>[b]201. [url=https://www.doomworld.com/forum/topic/74792-jiffy-bag-a-speedmap-megawad-rc2-released/]Jiffy Bag[/url][/b] [[b]4[/b]: TheNerdTurtle2: 4]</text:p>
            <text:p>[b]201. [url=https://www.doomworld.com/idgames/levels/doom2/Ports/j-l/khorus]Khorus[/url][/b] [[b]4[/b]: NuMetalManiak: 4]</text:p>
            <text:p>[b]201. [url=https://www.doomworld.com/files/file/15671-mapgame/]Mapgame[/url][/b] [[b]4[/b]: m8f: 4]</text:p>
            <text:p>[b]201. [url=https://www.doomworld.com/idgames/levels/doom2/Ports/s-u/sinedie]Sine Die[/url][/b] [[b]4[/b]: bLOCKbOYgAMES: 4]</text:p>
            <text:p>[b]201. [url=http://stronghold.drdteam.org/download.html]Stronghold: On the Edge of Chaos[/url][/b] [[b]4[/b]: MFG38: 2, Dragonfly: 2]</text:p>
            <text:p>[b]201. [url=https://www.doomworld.com/idgames/levels/doom2/d-f/enigma]The Enigma Episode[/url][/b] [[b]4[/b]: T-Rex: 3, valkiriforce: 1]</text:p>
            <text:p>[b]201. [url=https://www.doomworld.com/idgames/levels/doom2/Ports/s-u/tribute]Tribute[/url][/b] [[b]4[/b]: Lorenz0: 4]</text:p>
            <text:p>[b]201. [url=http://odamex.net/boards/index.php?topic=2246.0]UAC Ultra 2[/url][/b] [[b]4[/b]: Sky: 4]</text:p>
            <text:p>[b]201. [url=https://www.doomworld.com/idgames/levels/doom2/Ports/megawads/vile]Vile Flesh[/url][/b] [[b]4[/b]: Grazza: 4]</text:p>
            <text:p>[b]201. [url=https://www.doomworld.com/idgames/levels/doom2/Ports/v-z/vrack]Vrack[/url][/b] [[b]4[/b]: bzzrak: 4]</text:p>
            <text:p>[b]201. [url=https://www.doomworld.com/idgames/levels/doom2/Ports/v-z/vrack3]Vrack 3[/url][/b] [[b]4[/b]: Spectra: 4]</text:p>
            <text:p>[b]220. [url=https://cloud.mail.ru/public/83f617a62867/1993.WAD]1993[/url][/b] [[b]3[/b]: Apaul27: 3]</text:p>
            <text:p>[b]220. [url=https://www.doomworld.com/forum/topic/93734-doomworld-community-top-wads-of-all-time/?page=4]2castles[/url][/b] [[b]3[/b]: Soundblock: 3]</text:p>
            <text:p>[b]220. [url=https://www.doomworld.com/forum/topic/90605-v04-a-boy-and-his-barrel-a-secret-is-revealed/]A Boy and His Barrel[/url][/b] [[b]3[/b]: Dragonfly: 3]</text:p>
            <text:p>[b]220. [url=https://www.doomworld.com/files/file/18491-absolutely-killed/]Absolutely Killed[/url][/b] [[b]3[/b]: NoisyVelvet: 3]</text:p>
            <text:p>[b]220. [url=https://www.doomworld.com/idgames/levels/doom/Ports/a-c/aaawake]Awakening[/url][/b] [[b]3[/b]: Graf Zahl: 3]</text:p>
            <text:p>[b]220. [url=https://www.doomworld.com/idgames/levels/doom2/a-c/chord1]Chord 1[/url][/b] [[b]3[/b]: Paul977: 3]</text:p>
            <text:p>[b]220. [url=https://www.doomworld.com/idgames/levels/doom2/Ports/a-c/chord3]Chord 3[/url][/b] [[b]3[/b]: Paul977: 3]</text:p>
            <text:p>[b]220. [url=https://www.doomworld.com/idgames/levels/doom2/Ports/megawads/cchest3]Community Chest 3[/url][/b] [[b]3[/b]: Mr. Freeze: 3]</text:p>
            <text:p>[b]220. [url=https://www.doomworld.com/idgames/levels/doom2/Ports/a-c/crapirc5]Crapi[/url][/b] [[b]3[/b]: Archie550: 3]</text:p>
            <text:p>[b]220. [url=https://www.doomworld.com/idgames/levels/doom2/d-f/darkcvnt]Dark Covenant[/url][/b] [[b]3[/b]: NuMetalManiak: 2, bonnie: 1]</text:p>
            <text:p>[b]220. [url=https://www.doomworld.com/idgames/levels/doom2/Ports/d-f/darknes2]Disciples of Darkness[/url][/b] [[b]3[/b]: Nirvana: 3]</text:p>
            <text:p>[b]220. [url=http://freedoom.github.io/download.html]Freedoom: Phase 1[/url][/b] [[b]3[/b]: Chamelenoel: 3]</text:p>
            <text:p>[b]220. [url=https://www.doomworld.com/idgames/levels/doom2/g-i/hellrun2]Hellrun[/url][/b] [[b]3[/b]: Doomkid: 3]</text:p>
            <text:p>[b]220. [url=https://www.doomworld.com/idgames/levels/doom2/Ports/j-l/legher]Legacy of Heroes[/url][/b] [[b]3[/b]: dylux: 3]</text:p>
            <text:p>[b]220. [url=https://www.doomworld.com/idgames/levels/doom2/Ports/j-l/los]Legacy of Suffering[/url][/b] [[b]3[/b]: MFG38: 3]</text:p>
            <text:p>[b]220. [url=https://www.doomworld.com/idgames/levels/doom2/p-r/phobos2]Phobos[/url][/b] [[b]3[/b]: Jaws In Space: 3]</text:p>
            <text:p>[b]220. [url=https://www.doomworld.com/idgames/levels/doom2/megawads/pizzas]Pizza Steve[/url][/b] [[b]3[/b]: Bryan T: 3]</text:p>
            <text:p>[b]220. [url=https://www.doomworld.com/idgames/levels/hexen/s-u/serpent]Serpent: Resurrection[/url][/b] [[b]3[/b]: TheMightyHeracross: 3]</text:p>
            <text:p>[b]220. [url=https://www.doomworld.com/idgames/levels/doom2/Ports/s-u/t3st]T3ST[/url][/b] [[b]3[/b]: bzzrak: 3]</text:p>
            <text:p>[b]220. [url=https://doomwiki.org/wiki/The_Lost_Episodes_of_Doom]The Lost Episodes of Doom[/url][/b] [[b]3[/b]: Diabolución: 3]</text:p>
            <text:p>[b]220. [url=https://www.doomworld.com/idgames/levels/doom/s-u/smb_v102]The Sky May Be[/url][/b] [[b]3[/b]: AnonimVio: 3]</text:p>
            <text:p>[b]220. [url=https://www.doomworld.com/idgames/levels/doom2/deathmatch/s-u/udm3]Unidoom DM 3[/url][/b] [[b]3[/b]: Doomkid: 3]</text:p>
            <text:p>[b]242. [url=https://www.doomworld.com/idgames/levels/doom2/megawads/1monster]1 Monster Megawad[/url][/b] [[b]2[/b]: TheNerdTurtle2: 2]</text:p>
            <text:p>[b]242. [url=https://www.doomworld.com/idgames/levels/doom2/megawads/3ha3]3 Heures d'agonie 3[/url][/b] [[b]2[/b]: Roofi: 2]</text:p>
            <text:p>[b]242. [url=https://www.doomworld.com/idgames/levels/doom2/Ports/0-9/30kmaps]30,000 Levels[/url][/b] [[b]2[/b]: AnonimVio: 2]</text:p>
            <text:p>[b]242. [url=https://www.doomworld.com/idgames/levels/doom2/megawads/50monstr]50 Monsters[/url][/b] [[b]2[/b]: tmorrow: 2]</text:p>
            <text:p>[b]242. [url=https://www.doomworld.com/idgames/levels/doom2/Ports/a-c/aeternum]Aeternum[/url][/b] [[b]2[/b]: 42PercentHealth: 1, Budoka: 1]</text:p>
            <text:p>[b]242. [url=https://www.doomworld.com/idgames/levels/doom2/a-c/area51]Area 51[/url][/b] [[b]2[/b]: Doomkid: 2]</text:p>
            <text:p>[b]242. [url=https://www.doomworld.com/idgames/levels/doom/a-c/b2b]Back to Basics[/url][/b] [[b]2[/b]: WH-Wilou84: 2]</text:p>
            <text:p>[b]242. [url=https://www.doomworld.com/idgames/levels/doom2/Ports/a-c/bldstlp]Bloody Steel[/url][/b] [[b]2[/b]: ella guro: 2]</text:p>
            <text:p>[b]242. [url=https://www.doomworld.com/forum/topic/92776-brigandine-rc2-updated-2017-05-13/]Brigandine[/url][/b] [[b]2[/b]: guitardz: 2]</text:p>
            <text:p>[b]242. [url=https://www.doomworld.com/idgames/levels/doom2/Ports/s-u/tcotd]City of the Damned[/url][/b] [[b]2[/b]: HUNdebLeonidasX: 2]</text:p>
            <text:p>[b]242. [url=https://www.doomworld.com/idgames/levels/doom2/megawads/cleim20p]Cleimos 2[/url][/b] [[b]2[/b]: valkiriforce: 2]</text:p>
            <text:p>[b]242. [url=https://www.doomworld.com/idgames/levels/doom2/megawads/d2reload]Doom 2 Reloaded[/url][/b] [[b]2[/b]: Odal: 2]</text:p>
            <text:p>[b]242. [url=https://www.doomworld.com/idgames/levels/doom2/Ports/d-f/fth666]Flashback to Hell[/url][/b] [[b]2[/b]: GarrettChan: 2]</text:p>
            <text:p>[b]242. [url=http://www.mediafire.com/file/lgqjfqjy381ybic/Ice_Rage.zip]Ice Rage[/url][/b] [[b]2[/b]: Chamelenoel: 2]</text:p>
            <text:p>[b]242. [url=https://www.doomworld.com/idgames/levels/doom2/Ports/d-f/dmdjm01]Jagermorder: Chemical Lab[/url][/b] [[b]2[/b]: Soundblock: 2]</text:p>
            <text:p>[b]242. [url=https://www.doomworld.com/idgames/levels/doom2/megawads/kssht]Khorus' Speedy Shit[/url][/b] [[b]2[/b]: Phobus: 2]</text:p>
            <text:p>[b]242. [url=https://www.doomworld.com/idgames/levels/doom2/a-c/bldnight]One Bloody Night[/url][/b] [[b]2[/b]: WH-Wilou84: 1, T-Rex: 1]</text:p>
            <text:p>[b]242. [url=https://www.doomworld.com/idgames/music/plutmidi]Plutonia MIDI Pack[/url][/b] [[b]2[/b]: Diabolución: 2]</text:p>
            <text:p>[b]242. [url=https://www.doomworld.com/idgames/levels/doom2/Ports/p-r/rf_1024]Rf 1024[/url][/b] [[b]2[/b]: JudgeDeadd: 2]</text:p>
            <text:p>[b]242. [url=https://www.doomworld.com/idgames/levels/doom2/Ports/p-r/rush]Rush[/url][/b] [[b]2[/b]: Nirvana: 2]</text:p>
            <text:p>[b]242. [url=https://www.doomworld.com/idgames/levels/doom2/0-9/666]Sector 666[/url][/b] [[b]2[/b]: bzzrak: 2]</text:p>
            <text:p>[b]242. [url=https://www.doomworld.com/idgames/levels/doom2/a-c/aboosysv]System Vices[/url][/b] [[b]2[/b]: Grazza: 2]</text:p>
            <text:p>[b]242. [url=https://www.doomworld.com/idgames/levels/doom2/Ports/megawads/thtthren]THT: Threnody[/url][/b] [[b]2[/b]: Doomkid: 2]</text:p>
            <text:p>[b]265. [url=https://www.doomworld.com/idgames/levels/doom2/Ports/a-c/action]Action Doom[/url][/b] [[b]1[/b]: Dragonfly: 1]</text:p>
            <text:p>[b]265. [url=https://www.doomworld.com/idgames/levels/doom2/Ports/a-c/bermuda]Bermuda Triangle[/url][/b] [[b]1[/b]: Doomkid: 1]</text:p>
            <text:p>[b]265. [url=https://www.doomworld.com/idgames/levels/doom2/Ports/a-c/chungus]Big Chungus' Symphony[/url][/b] [[b]1[/b]: Archie550: 1]</text:p>
            <text:p>[b]265. [url=https://www.doomworld.com/idgames/levels/doom2/Ports/a-c/coecits]Castle of Eternal Carrot in the Sky[/url][/b] [[b]1[/b]: Jaws In Space: 1]</text:p>
            <text:p>[b]265. [url=https://www.doomworld.com/idgames/levels/doom/a-c/cleim10]Cleimos[/url][/b] [[b]1[/b]: Soundblock: 1]</text:p>
            <text:p>[b]265. [url=https://www.doomworld.com/idgames/levels/doom2/Ports/a-c/c-shock]Combat Shock[/url][/b] [[b]1[/b]: WH-Wilou84: 1]</text:p>
            <text:p>[b]265. [url=https://www.doomworld.com/idgames/levels/doom2/a-c/cygnus20]Cygnus IV[/url][/b] [[b]1[/b]: Philnemba: 1]</text:p>
            <text:p>[b]265. [url=https://www.doomworld.com/forum/topic/64353-doom-64-for-doom-ii/]Doom 64 for Doom II[/url][/b] [[b]1[/b]: Roofi: 1]</text:p>
            <text:p>[b]265. [url=https://www.doomworld.com/idgames/levels/doom/megawads/et]Endless Torture[/url][/b] [[b]1[/b]: soner du: 1]</text:p>
            <text:p>[b]265. [url=https://www.doomworld.com/idgames/levels/doom/d-f/eternity]Eternity[/url][/b] [[b]1[/b]: bonnie: 1]</text:p>
            <text:p>[b]265. [url=https://www.doomworld.com/idgames/levels/doom/d-f/extremal]Extremal Doom[/url][/b] [[b]1[/b]: Grazza: 1]</text:p>
            <text:p>[b]265. [url=https://www.doomworld.com/idgames/levels/doom/g-i/galaxia]Galaxia[/url][/b] [[b]1[/b]: JudgeDeadd: 1]</text:p>
            <text:p>[b]265. [url=https://www.doomworld.com/idgames/levels/doom2/deathmatch/megawads/gothicdm]Gothic DM[/url][/b] [[b]1[/b]: Soundblock: 1]</text:p>
            <text:p>[b]265. [url=https://doomwiki.org/wiki/Grezzo_2]Grezzo 2[/url][/b] [[b]1[/b]: AnonimVio: 1]</text:p>
            <text:p>[b]265. [url=https://www.doomworld.com/idgames/levels/doom/j-l/lithe2m1]LithE2M1[/url][/b] [[b]1[/b]: bzzrak: 1]</text:p>
            <text:p>[b]265. [url=https://www.doomworld.com/idgames/levels/doom2/megawads/mlm12]Mini-Level Megawad[/url][/b] [[b]1[/b]: Phobus: 1]</text:p>
            <text:p>[b]265. [url=https://www.doomworld.com/forum/topic/85907-nefertitiwad-6-maps/#comment-1554820]Nefertiti[/url][/b] [[b]1[/b]: NoisyVelvet: 1]</text:p>
            <text:p>[b]265. [url=https://www.doomworld.com/idgames/levels/doom2/m-o/obtic11]Obituary[/url][/b] [[b]1[/b]: T-Rex: 1]</text:p>
            <text:p>[b]265. [url=https://www.doomworld.com/idgames/levels/doom2/Ports/megawads/pl1024]Plutonia 1024: The Plutinya Exeriment[/url][/b] [[b]1[/b]: JudgeDeadd: 1]</text:p>
            <text:p>[b]265. [url=http://thekinsie.com/reelism/]Reelism[/url][/b] [[b]1[/b]: HUNdebLeonidasX: 1]</text:p>
            <text:p>[b]265. [url=https://www.doomworld.com/forum/topic/94330-rise-of-the-wool-ball-3-v12-now-gzdoom-compatible/]Rise of the Wool Ball[/url][/b] [[b]1[/b]: Squadallah: 1]</text:p>
            <text:p>[b]265. [url=https://www.doomworld.com/idgames/levels/doom2/Ports/s-u/spagheti]Spicy Evil Spaghetti[/url][/b] [[b]1[/b]: everennui: 1]</text:p>
            <text:p>[b]265. [url=https://www.doomworld.com/idgames/levels/doom2/s-u/tdevil2]The Devilz Work[/url][/b] [[b]1[/b]: everennui: 1]</text:p>
            <text:p>[b]265. [url=https://www.doomworld.com/idgames/levels/doom2/megawads/rebirth]The Rebirth[/url][/b] [[b]1[/b]: Malrionn: 1]</text:p>
            <text:p>[b]265. [url=https://www.doomworld.com/idgames/levels/doom2/s-u/ttp-rp]The Troopers' Playground[/url][/b] [[b]1[/b]: T-Rex: 1]</text:p>
            <text:p>[b]265. [url=https://www.doomworld.com/idgames/levels/doom2/megawads/twzone]The Twilight Zone[/url][/b] [[b]1[/b]: T-Rex: 1]</text:p>
            <text:p>[b]265. [url=https://www.doomworld.com/forum/topic/65009-zdoom-the-ultimate-icon-of-sin/]The Ultimate Icon of Sin[/url][/b] [[b]1[/b]: Soundblock: 1]</text:p>
            <text:p>[b]265. [url=https://www.doomworld.com/idgames/levels/doom2/Ports/megawads/vilcore]The Vilecore[/url][/b] [[b]1[/b]: dylux: 1]</text:p>
            <text:p>[b]265. [url=https://www.doomworld.com/files/file/18387-vispire/]Vispire[/url][/b] [[b]1[/b]: NoisyVelvet: 1]</text:p>
            <text:p/>
            <text:p/>
            <text:p>WADs: 293</text:p>
            <text:p>Voters: 85</text:p>
          </table:table-cell>
          <table:covered-table-cell table:style-name="ce3"/>
          <table:covered-table-cell table:style-name="ce5"/>
          <table:table-cell table:style-name="ce6" table:formula="of:=&quot;WADs: &quot; &amp; SUMPRODUCT(NOT(ISBLANK([.D4:.D1048576])))" office:value-type="string" office:string-value="WADs: 293" calcext:value-type="string">
            <text:p>WADs: 293</text:p>
          </table:table-cell>
          <table:table-cell table:style-name="ce6" table:formula="of:=&quot;Voters: &quot; &amp; SUMPRODUCT(NOT(ISBLANK([.H2:.AMJ2])))" office:value-type="string" office:string-value="Voters: 85" calcext:value-type="string">
            <text:p>Voters: 85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4672" calcext:value-type="float">
            <text:p>4672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0" calcext:value-type="float">
            <text:p>0</text:p>
          </table:table-cell>
          <table:table-cell table:formula="of:=SUM([.CP4:.CP1048576])" office:value-type="float" office:value="0" calcext:value-type="float">
            <text:p>0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formula="of:=SUM([.DF4:.DF1048576])" office:value-type="float" office:value="0" calcext:value-type="float">
            <text:p>0</text:p>
          </table:table-cell>
          <table:table-cell table:formula="of:=SUM([.DG4:.DG1048576])" office:value-type="float" office:value="0" calcext:value-type="float">
            <text:p>0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number-columns-repeated="89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15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15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15" office:value-type="string" calcext:value-type="string">
            <text:p>Squadallah</text:p>
          </table:table-cell>
          <table:table-cell table:style-name="ce49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59" table:number-columns-repeated="11"/>
          <table:table-cell table:style-name="ce62" table:number-columns-repeated="92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12" calcext:value-type="float">
            <text:p>212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</text:p>
          </table:table-cell>
          <table:table-cell table:style-name="ce11" table:formula="of:=SUMPRODUCT(NOT(ISBLANK([.H4:.AMJ4])))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10" calcext:value-type="float">
            <text:p>210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" calcext:value-type="string">
            <text:p>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</text:p>
          </table:table-cell>
          <table:table-cell table:style-name="ce11" table:formula="of:=SUMPRODUCT(NOT(ISBLANK([.H5:.AMJ5])))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186" calcext:value-type="float">
            <text:p>186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</text:p>
          </table:table-cell>
          <table:table-cell table:style-name="ce11" table:formula="of:=SUMPRODUCT(NOT(ISBLANK([.H6:.AMJ6]))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3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177" calcext:value-type="float">
            <text:p>177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</text:p>
          </table:table-cell>
          <table:table-cell table:style-name="ce11" table:formula="of:=SUMPRODUCT(NOT(ISBLANK([.H7:.AMJ7])))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176" calcext:value-type="float">
            <text:p>176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" calcext:value-type="string">
            <text:p>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</text:p>
          </table:table-cell>
          <table:table-cell table:style-name="ce11" table:formula="of:=SUMPRODUCT(NOT(ISBLANK([.H8:.AMJ8])))"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3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58" calcext:value-type="float">
            <text:p>158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" calcext:value-type="string">
            <text:p>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</text:p>
          </table:table-cell>
          <table:table-cell table:style-name="ce11" table:formula="of:=SUMPRODUCT(NOT(ISBLANK([.H9:.AMJ9])))" office:value-type="float" office:value="31" calcext:value-type="float">
            <text:p>3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158" calcext:value-type="float">
            <text:p>158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" calcext:value-type="string">
            <text:p>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</text:p>
          </table:table-cell>
          <table:table-cell table:style-name="ce11" table:formula="of:=SUMPRODUCT(NOT(ISBLANK([.H10:.AMJ10])))" office:value-type="float" office:value="28" calcext:value-type="float">
            <text:p>2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08" calcext:value-type="float">
            <text:p>108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</text:p>
          </table:table-cell>
          <table:table-cell table:style-name="ce11" table:formula="of:=SUMPRODUCT(NOT(ISBLANK([.H11:.AMJ11])))" office:value-type="float" office:value="22" calcext:value-type="float">
            <text:p>2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95" calcext:value-type="float">
            <text:p>95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Nine Inch Heels: 9, HyperLuke: 3, Ed: 5, yakfak: 2, Forli: 2, WH-Wilou84: 3, Nate River: 6, Talvi: 4, Outrageous Videos: 10, GarrettChan: 8, Soundblock: 10, Lazorinc: 4, SGS Man: 1, bemused: 10, Nirvana: 8, Archie550: 10" calcext:value-type="string">
            <text:p>Nine Inch Heels: 9, HyperLuke: 3, Ed: 5, yakfak: 2, Forli: 2, WH-Wilou84: 3, Nate River: 6, Talvi: 4, Outrageous Videos: 10, GarrettChan: 8, Soundblock: 10, Lazorinc: 4, SGS Man: 1, bemused: 10, Nirvana: 8, Archie550: 10</text:p>
          </table:table-cell>
          <table:table-cell table:style-name="ce11" table:formula="of:=SUMPRODUCT(NOT(ISBLANK([.H12:.AMJ12])))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87" calcext:value-type="float">
            <text:p>87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42PercentHealth: 4, Doomkid: 10, Chamelenoel: 9, Vorpal: 5, roadworx: 10, justsomemusicguy: 1, JudgeDeadd: 2, T-Rex: 2, StoneMason: 5, Soundblock: 4, valkiriforce: 10, Altima: 1, NaZa: 10, Poncho: 4, tmorrow: 2, Odal: 8" calcext:value-type="string">
            <text:p>42PercentHealth: 4, Doomkid: 10, Chamelenoel: 9, Vorpal: 5, roadworx: 10, justsomemusicguy: 1, JudgeDeadd: 2, T-Rex: 2, StoneMason: 5, Soundblock: 4, valkiriforce: 10, Altima: 1, NaZa: 10, Poncho: 4, tmorrow: 2, Odal: 8</text:p>
          </table:table-cell>
          <table:table-cell table:style-name="ce11" table:formula="of:=SUMPRODUCT(NOT(ISBLANK([.H13:.AMJ13]))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4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86" calcext:value-type="float">
            <text:p>86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ynical: 9, Mr. Freeze: 10, antares031: 1, Grazza: 10, roadworx: 7, WH-Wilou84: 4, fveitsi: 5, T-Rex: 9, bonnie: 1, Altima: 10, NaZa: 8, Squadallah: 3, tmorrow: 4, Budoka: 2, TheMightyHeracross: 3" calcext:value-type="string">
            <text:p>Cynical: 9, Mr. Freeze: 10, antares031: 1, Grazza: 10, roadworx: 7, WH-Wilou84: 4, fveitsi: 5, T-Rex: 9, bonnie: 1, Altima: 10, NaZa: 8, Squadallah: 3, tmorrow: 4, Budoka: 2, TheMightyHeracross: 3</text:p>
          </table:table-cell>
          <table:table-cell table:style-name="ce11" table:formula="of:=SUMPRODUCT(NOT(ISBLANK([.H14:.AMJ14])))"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78" calcext:value-type="float">
            <text:p>7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Archvile Hunter: 5, NuMetalManiak: 7, Ed: 5, antares031: 5, everennui: 4, roadworx: 1, 7hm: 4, fveitsi: 5, JudgeDeadd: 4, Talvi: 1, Dragonfly: 9, HUNdebLeonidasX: 8, SGS Man: 3, Bryan T: 8, NoisyVelvet: 1, tmorrow: 3, Odal: 5" calcext:value-type="string">
            <text:p>Archvile Hunter: 5, NuMetalManiak: 7, Ed: 5, antares031: 5, everennui: 4, roadworx: 1, 7hm: 4, fveitsi: 5, JudgeDeadd: 4, Talvi: 1, Dragonfly: 9, HUNdebLeonidasX: 8, SGS Man: 3, Bryan T: 8, NoisyVelvet: 1, tmorrow: 3, Odal: 5</text:p>
          </table:table-cell>
          <table:table-cell table:style-name="ce11" table:formula="of:=SUMPRODUCT(NOT(ISBLANK([.H15:.AMJ15])))" office:value-type="float" office:value="17" calcext:value-type="float">
            <text:p>1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68" calcext:value-type="float">
            <text:p>68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</text:p>
          </table:table-cell>
          <table:table-cell table:style-name="ce11" table:formula="of:=SUMPRODUCT(NOT(ISBLANK([.H16:.AMJ16]))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66" calcext:value-type="float">
            <text:p>6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darkreaver: 2, Talvi: 2, StoneMason: 5, GarrettChan: 3, Bryan T: 4, NoisyVelvet: 10, tmorrow: 2, Budoka: 8" calcext:value-type="string">
            <text:p>42PercentHealth: 9, Not Jabba: 6, Cynical: 4, Archvile Hunter: 5, Spectre01: 1, fveitsi: 5, darkreaver: 2, Talvi: 2, StoneMason: 5, GarrettChan: 3, Bryan T: 4, NoisyVelvet: 10, tmorrow: 2, Budoka: 8</text:p>
          </table:table-cell>
          <table:table-cell table:style-name="ce11" table:formula="of:=SUMPRODUCT(NOT(ISBLANK([.H17:.AMJ17]))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62" calcext:value-type="float">
            <text:p>62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Cynical: 10, NuMetalManiak: 10, justsomemusicguy: 7, JudgeDeadd: 3, Talvi: 4, Greyenko: 8, Philnemba: 9, bemused: 1, NoisyVelvet: 3, Archie550: 7" calcext:value-type="string">
            <text:p>Cynical: 10, NuMetalManiak: 10, justsomemusicguy: 7, JudgeDeadd: 3, Talvi: 4, Greyenko: 8, Philnemba: 9, bemused: 1, NoisyVelvet: 3, Archie550: 7</text:p>
          </table:table-cell>
          <table:table-cell table:style-name="ce11" table:formula="of:=SUMPRODUCT(NOT(ISBLANK([.H18:.AMJ18])))"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93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60" calcext:value-type="float">
            <text:p>60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" calcext:value-type="string">
            <text:p>Not Jabba: 2, Archvile Hunter: 5, WH-Wilou84: 5, darkreaver: 8, Outrageous Videos: 6, StoneMason: 5, Grain of Salt: 4, bemused: 5, Squadallah: 6, tmorrow: 3, Budoka: 6, Ziad EL Zein: 5</text:p>
          </table:table-cell>
          <table:table-cell table:style-name="ce11" table:formula="of:=SUMPRODUCT(NOT(ISBLANK([.H19:.AMJ19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52" calcext:value-type="float">
            <text:p>52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lrionn: 6, yakfak: 8, JudgeDeadd: 4, Talvi: 4, StoneMason: 10, dylux: 10, m8f: 10" calcext:value-type="string">
            <text:p>Malrionn: 6, yakfak: 8, JudgeDeadd: 4, Talvi: 4, StoneMason: 10, dylux: 10, m8f: 10</text:p>
          </table:table-cell>
          <table:table-cell table:style-name="ce11" table:formula="of:=SUMPRODUCT(NOT(ISBLANK([.H20:.AMJ20])))" office:value-type="float" office:value="7" calcext:value-type="float">
            <text:p>7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4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52" calcext:value-type="float">
            <text:p>5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ShoDemo: 6, NuMetalManiak: 9, Spectre01: 7, yakfak: 9, Talvi: 2, HUNdebLeonidasX: 9, TheMightyHeracross: 5, Archie550: 5" calcext:value-type="string">
            <text:p>ShoDemo: 6, NuMetalManiak: 9, Spectre01: 7, yakfak: 9, Talvi: 2, HUNdebLeonidasX: 9, TheMightyHeracross: 5, Archie550: 5</text:p>
          </table:table-cell>
          <table:table-cell table:style-name="ce11" table:formula="of:=SUMPRODUCT(NOT(ISBLANK([.H21:.AMJ21])))"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50" calcext:value-type="float">
            <text:p>50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Not Jabba: 2, Spectre01: 8, Malrionn: 7, bLOCKbOYgAMES: 9, HUNdebLeonidasX: 7, Bryan T: 9, Odal: 6, Archie550: 2" calcext:value-type="string">
            <text:p>Not Jabba: 2, Spectre01: 8, Malrionn: 7, bLOCKbOYgAMES: 9, HUNdebLeonidasX: 7, Bryan T: 9, Odal: 6, Archie550: 2</text:p>
          </table:table-cell>
          <table:table-cell table:style-name="ce11" table:formula="of:=SUMPRODUCT(NOT(ISBLANK([.H22:.AMJ22])))"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45" calcext:value-type="float">
            <text:p>45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ella guro: 1, roadworx: 2, WH-Wilou84: 4, justsomemusicguy: 8, T-Rex: 9, Woolie Wool: 7, valkiriforce: 6, NaZa: 6, tmorrow: 2" calcext:value-type="string">
            <text:p>ella guro: 1, roadworx: 2, WH-Wilou84: 4, justsomemusicguy: 8, T-Rex: 9, Woolie Wool: 7, valkiriforce: 6, NaZa: 6, tmorrow: 2</text:p>
          </table:table-cell>
          <table:table-cell table:style-name="ce11" table:formula="of:=SUMPRODUCT(NOT(ISBLANK([.H23:.AMJ23])))" office:value-type="float" office:value="9" calcext:value-type="float">
            <text:p>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42" calcext:value-type="float">
            <text:p>42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Grazza: 7, fveitsi: 5, T-Rex: 5, Roofi: 4, StoneMason: 5, Philnemba: 7, Grain of Salt: 6, tmorrow: 3" calcext:value-type="string">
            <text:p>Grazza: 7, fveitsi: 5, T-Rex: 5, Roofi: 4, StoneMason: 5, Philnemba: 7, Grain of Salt: 6, tmorrow: 3</text:p>
          </table:table-cell>
          <table:table-cell table:style-name="ce11" table:formula="of:=SUMPRODUCT(NOT(ISBLANK([.H24:.AMJ24])))" office:value-type="float" office:value="8" calcext:value-type="float">
            <text:p>8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41" calcext:value-type="float">
            <text:p>41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ynical: 5, Spectre01: 3, 7hm: 4, JudgeDeadd: 3, GarrettChan: 5, Poncho: 9, Nirvana: 4, Budoka: 2, Lorenz0: 1, guitardz: 5" calcext:value-type="string">
            <text:p>Cynical: 5, Spectre01: 3, 7hm: 4, JudgeDeadd: 3, GarrettChan: 5, Poncho: 9, Nirvana: 4, Budoka: 2, Lorenz0: 1, guitardz: 5</text:p>
          </table:table-cell>
          <table:table-cell table:style-name="ce11"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37" calcext:value-type="float">
            <text:p>37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r. Freeze: 4, Malrionn: 2, MFG38: 4, WH-Wilou84: 1, Woolie Wool: 5, Greyenko: 9, Altima: 6, ReaperAA: 1, Ziad EL Zein: 5" calcext:value-type="string">
            <text:p>Mr. Freeze: 4, Malrionn: 2, MFG38: 4, WH-Wilou84: 1, Woolie Wool: 5, Greyenko: 9, Altima: 6, ReaperAA: 1, Ziad EL Zein: 5</text:p>
          </table:table-cell>
          <table:table-cell table:style-name="ce11" table:formula="of:=SUMPRODUCT(NOT(ISBLANK([.H26:.AMJ26])))" office:value-type="float" office:value="9" calcext:value-type="float">
            <text:p>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37" calcext:value-type="float">
            <text:p>3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Sky: 2, WH-Wilou84: 3, bLOCKbOYgAMES: 8, Woolie Wool: 10, soner du: 9, m8f: 5" calcext:value-type="string">
            <text:p>Sky: 2, WH-Wilou84: 3, bLOCKbOYgAMES: 8, Woolie Wool: 10, soner du: 9, m8f: 5</text:p>
          </table:table-cell>
          <table:table-cell table:style-name="ce11" table:formula="of:=SUMPRODUCT(NOT(ISBLANK([.H27:.AMJ27])))"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36" calcext:value-type="float">
            <text:p>36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ella guro: 3, Dime: 2, justsomemusicguy: 4, T-Rex: 2, bLOCKbOYgAMES: 6, valkiriforce: 10, Altima: 1, Squadallah: 5, Budoka: 3" calcext:value-type="string">
            <text:p>ella guro: 3, Dime: 2, justsomemusicguy: 4, T-Rex: 2, bLOCKbOYgAMES: 6, valkiriforce: 10, Altima: 1, Squadallah: 5, Budoka: 3</text:p>
          </table:table-cell>
          <table:table-cell table:style-name="ce11" table:formula="of:=SUMPRODUCT(NOT(ISBLANK([.H28:.AMJ28])))" office:value-type="float" office:value="9" calcext:value-type="float">
            <text:p>9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36" calcext:value-type="float">
            <text:p>3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Jaws In Space: 10, Dime: 5, Phobus: 6, Dragonfly: 7, Soundblock: 2, Archie550: 6" calcext:value-type="string">
            <text:p>Jaws In Space: 10, Dime: 5, Phobus: 6, Dragonfly: 7, Soundblock: 2, Archie550: 6</text:p>
          </table:table-cell>
          <table:table-cell table:style-name="ce11" table:formula="of:=SUMPRODUCT(NOT(ISBLANK([.H29:.AMJ29])))" office:value-type="float" office:value="6" calcext:value-type="float">
            <text:p>6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3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34" calcext:value-type="float">
            <text:p>3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ky: 9, ShoDemo: 5, Ed: 5, Woolie Wool: 8, Squadallah: 7" calcext:value-type="string">
            <text:p>Sky: 9, ShoDemo: 5, Ed: 5, Woolie Wool: 8, Squadallah: 7</text:p>
          </table:table-cell>
          <table:table-cell table:style-name="ce11" table:formula="of:=SUMPRODUCT(NOT(ISBLANK([.H30:.AMJ30])))"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950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31:.AMJ3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33" calcext:value-type="float">
            <text:p>33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Vorpal: 5, Woolie Wool: 3, Nancsi: 9, ReaperAA: 6, Diabolución: 10" calcext:value-type="string">
            <text:p>Vorpal: 5, Woolie Wool: 3, Nancsi: 9, ReaperAA: 6, Diabolución: 10</text:p>
          </table:table-cell>
          <table:table-cell table:style-name="ce11" table:formula="of:=SUMPRODUCT(NOT(ISBLANK([.H32:.AMJ32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33:.AMJ33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34:.AMJ34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31" calcext:value-type="float">
            <text:p>31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Nine Inch Heels: 3, Paul977: 10, bLOCKbOYgAMES: 3, Altima: 5, NoisyVelvet: 3, Odal: 7" calcext:value-type="string">
            <text:p>Nine Inch Heels: 3, Paul977: 10, bLOCKbOYgAMES: 3, Altima: 5, NoisyVelvet: 3, Odal: 7</text:p>
          </table:table-cell>
          <table:table-cell table:style-name="ce11" table:formula="of:=SUMPRODUCT(NOT(ISBLANK([.H35:.AMJ35])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4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HyperLuke: 8, Talvi: 4, Greyenko: 4, TechnoDoomed1: 2, TheMightyHeracross: 3, ReaperAA: 4, Ziad EL Zein: 5" calcext:value-type="string">
            <text:p>HyperLuke: 8, Talvi: 4, Greyenko: 4, TechnoDoomed1: 2, TheMightyHeracross: 3, ReaperAA: 4, Ziad EL Zein: 5</text:p>
          </table:table-cell>
          <table:table-cell table:style-name="ce11" table:formula="of:=SUMPRODUCT(NOT(ISBLANK([.H36:.AMJ36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29" calcext:value-type="float">
            <text:p>29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Not Jabba: 7, Spectre01: 2, ella guro: 10, yakfak: 10" calcext:value-type="string">
            <text:p>Not Jabba: 7, Spectre01: 2, ella guro: 10, yakfak: 10</text:p>
          </table:table-cell>
          <table:table-cell table:style-name="ce11" table:formula="of:=SUMPRODUCT(NOT(ISBLANK([.H37:.AMJ37])))"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98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38:.AMJ38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28" calcext:value-type="float">
            <text:p>2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42PercentHealth: 3, ShoDemo: 1, 7hm: 7, justsomemusicguy: 3, bonnie: 7, NoisyVelvet: 4, TheNerdTurtle2: 3" calcext:value-type="string">
            <text:p>42PercentHealth: 3, ShoDemo: 1, 7hm: 7, justsomemusicguy: 3, bonnie: 7, NoisyVelvet: 4, TheNerdTurtle2: 3</text:p>
          </table:table-cell>
          <table:table-cell table:style-name="ce11" table:formula="of:=SUMPRODUCT(NOT(ISBLANK([.H39:.AMJ39]))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28" calcext:value-type="float">
            <text:p>28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Vorpal: 5, 7hm: 5, T-Rex: 5, Woolie Wool: 6, Greyenko: 1, valkiriforce: 6" calcext:value-type="string">
            <text:p>Vorpal: 5, 7hm: 5, T-Rex: 5, Woolie Wool: 6, Greyenko: 1, valkiriforce: 6</text:p>
          </table:table-cell>
          <table:table-cell table:style-name="ce11" table:formula="of:=SUMPRODUCT(NOT(ISBLANK([.H40:.AMJ40])))" office:value-type="float" office:value="6" calcext:value-type="float">
            <text:p>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28" calcext:value-type="float">
            <text:p>28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Cynical: 8, Chamelenoel: 7, antares031: 5, WH-Wilou84: 2, darkreaver: 1, Budoka: 5" calcext:value-type="string">
            <text:p>Cynical: 8, Chamelenoel: 7, antares031: 5, WH-Wilou84: 2, darkreaver: 1, Budoka: 5</text:p>
          </table:table-cell>
          <table:table-cell table:style-name="ce11" table:formula="of:=SUMPRODUCT(NOT(ISBLANK([.H41:.AMJ41])))"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27" calcext:value-type="float">
            <text:p>27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Not Jabba: 6, Archvile Hunter: 5, antares031: 5, ella guro: 7, JudgeDeadd: 3, Soundblock: 1" calcext:value-type="string">
            <text:p>Not Jabba: 6, Archvile Hunter: 5, antares031: 5, ella guro: 7, JudgeDeadd: 3, Soundblock: 1</text:p>
          </table:table-cell>
          <table:table-cell table:style-name="ce11" table:formula="of:=SUMPRODUCT(NOT(ISBLANK([.H42:.AMJ42])))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43:.AMJ43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26" calcext:value-type="float">
            <text:p>26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MFG38: 6, WH-Wilou84: 3, Talvi: 1, GarrettChan: 7, bemused: 3, Nirvana: 6" calcext:value-type="string">
            <text:p>MFG38: 6, WH-Wilou84: 3, Talvi: 1, GarrettChan: 7, bemused: 3, Nirvana: 6</text:p>
          </table:table-cell>
          <table:table-cell table:style-name="ce11" table:formula="of:=SUMPRODUCT(NOT(ISBLANK([.H44:.AMJ44])))"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25" calcext:value-type="float">
            <text:p>2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Malrionn: 10, JudgeDeadd: 3, Phobus: 3, HUNdebLeonidasX: 4, Ziad EL Zein: 5" calcext:value-type="string">
            <text:p>Malrionn: 10, JudgeDeadd: 3, Phobus: 3, HUNdebLeonidasX: 4, Ziad EL Zein: 5</text:p>
          </table:table-cell>
          <table:table-cell table:style-name="ce11" table:formula="of:=SUMPRODUCT(NOT(ISBLANK([.H45:.AMJ45])))" office:value-type="float" office:value="5" calcext:value-type="float">
            <text:p>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46:.AMJ46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25" calcext:value-type="float">
            <text:p>2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Cynical: 6, Dime: 9, Nate River: 4, Poncho: 5, Budoka: 1" calcext:value-type="string">
            <text:p>Cynical: 6, Dime: 9, Nate River: 4, Poncho: 5, Budoka: 1</text:p>
          </table:table-cell>
          <table:table-cell table:style-name="ce11" table:formula="of:=SUMPRODUCT(NOT(ISBLANK([.H47:.AMJ47])))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2" calcext:value-type="float">
            <text:p>42</text:p>
          </table:table-cell>
          <table:table-cell table:formula="of:=SUM([.H48:.AMJ48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48:.AMJ48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2" calcext:value-type="float">
            <text:p>42</text:p>
          </table:table-cell>
          <table:table-cell table:formula="of:=SUM([.H49:.AMJ49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49:.AMJ49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50:.AMJ50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51:.AMJ51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24" calcext:value-type="float">
            <text:p>24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Jaws In Space: 5, JudgeDeadd: 1, guitardz: 5, Nancsi: 8, Diabolución: 5" calcext:value-type="string">
            <text:p>Jaws In Space: 5, JudgeDeadd: 1, guitardz: 5, Nancsi: 8, Diabolución: 5</text:p>
          </table:table-cell>
          <table:table-cell table:style-name="ce11" table:formula="of:=SUMPRODUCT(NOT(ISBLANK([.H52:.AMJ52])))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23" calcext:value-type="float">
            <text:p>23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Dime: 8, dylux: 8, NoisyVelvet: 5, ReaperAA: 2" calcext:value-type="string">
            <text:p>Dime: 8, dylux: 8, NoisyVelvet: 5, ReaperAA: 2</text:p>
          </table:table-cell>
          <table:table-cell table:style-name="ce11" table:formula="of:=SUMPRODUCT(NOT(ISBLANK([.H53:.AMJ53])))" office:value-type="float" office:value="4" calcext:value-type="float">
            <text:p>4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23" calcext:value-type="float">
            <text:p>23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Not Jabba: 5, Vorpal: 5, ella guro: 6, yakfak: 5, Woolie Wool: 1, NoisyVelvet: 1" calcext:value-type="string">
            <text:p>Not Jabba: 5, Vorpal: 5, ella guro: 6, yakfak: 5, Woolie Wool: 1, NoisyVelvet: 1</text:p>
          </table:table-cell>
          <table:table-cell table:style-name="ce11" table:formula="of:=SUMPRODUCT(NOT(ISBLANK([.H54:.AMJ54])))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22" calcext:value-type="float">
            <text:p>22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Roofi: 10, Outrageous Videos: 8, Grain of Salt: 4" calcext:value-type="string">
            <text:p>Roofi: 10, Outrageous Videos: 8, Grain of Salt: 4</text:p>
          </table:table-cell>
          <table:table-cell table:style-name="ce11" table:formula="of:=SUMPRODUCT(NOT(ISBLANK([.H55:.AMJ55])))" office:value-type="float" office:value="3" calcext:value-type="float">
            <text:p>3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22" calcext:value-type="float">
            <text:p>22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Graf Zahl: 6, Voltcom9: 7, tchkb: 2, Apaul27: 7" calcext:value-type="string">
            <text:p>Graf Zahl: 6, Voltcom9: 7, tchkb: 2, Apaul27: 7</text:p>
          </table:table-cell>
          <table:table-cell table:style-name="ce11" table:formula="of:=SUMPRODUCT(NOT(ISBLANK([.H56:.AMJ56])))" office:value-type="float" office:value="4" calcext:value-type="float">
            <text:p>4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22" calcext:value-type="float">
            <text:p>2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FG38: 1, everennui: 8, bonnie: 10, TechnoDoomed1: 3" calcext:value-type="string">
            <text:p>MFG38: 1, everennui: 8, bonnie: 10, TechnoDoomed1: 3</text:p>
          </table:table-cell>
          <table:table-cell table:style-name="ce11" table:formula="of:=SUMPRODUCT(NOT(ISBLANK([.H57:.AMJ57])))" office:value-type="float" office:value="4" calcext:value-type="float">
            <text:p>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20" calcext:value-type="float">
            <text:p>20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Jaws In Space: 7, Dime: 10, guitardz: 2, Nancsi: 1" calcext:value-type="string">
            <text:p>Jaws In Space: 7, Dime: 10, guitardz: 2, Nancsi: 1</text:p>
          </table:table-cell>
          <table:table-cell table:style-name="ce11" table:formula="of:=SUMPRODUCT(NOT(ISBLANK([.H58:.AMJ58])))"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20" calcext:value-type="float">
            <text:p>2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Not Jabba: 2, JudgeDeadd: 3, Altima: 7, NaZa: 2, Poncho: 1, Ziad EL Zein: 5" calcext:value-type="string">
            <text:p>Not Jabba: 2, JudgeDeadd: 3, Altima: 7, NaZa: 2, Poncho: 1, Ziad EL Zein: 5</text:p>
          </table:table-cell>
          <table:table-cell table:style-name="ce11" table:formula="of:=SUMPRODUCT(NOT(ISBLANK([.H59:.AMJ59])))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60:.AMJ60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19" calcext:value-type="float">
            <text:p>19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Nine Inch Heels: 8, ShoDemo: 2, Outrageous Videos: 9" calcext:value-type="string">
            <text:p>Nine Inch Heels: 8, ShoDemo: 2, Outrageous Videos: 9</text:p>
          </table:table-cell>
          <table:table-cell table:style-name="ce11" table:formula="of:=SUMPRODUCT(NOT(ISBLANK([.H61:.AMJ61]))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972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62:.AMJ62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19" calcext:value-type="float">
            <text:p>19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pectra: 9, bLOCKbOYgAMES: 2, GarrettChan: 1, dylux: 5, tmorrow: 2" calcext:value-type="string">
            <text:p>Spectra: 9, bLOCKbOYgAMES: 2, GarrettChan: 1, dylux: 5, tmorrow: 2</text:p>
          </table:table-cell>
          <table:table-cell table:style-name="ce11" table:formula="of:=SUMPRODUCT(NOT(ISBLANK([.H63:.AMJ63])))" office:value-type="float" office:value="5" calcext:value-type="float">
            <text:p>5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18" calcext:value-type="float">
            <text:p>1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soner du: 8, Philnemba: 8, tmorrow: 2" calcext:value-type="string">
            <text:p>soner du: 8, Philnemba: 8, tmorrow: 2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65:.AMJ65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66:.AMJ66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17" calcext:value-type="float">
            <text:p>17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Nine Inch Heels: 4, AnonimVio: 5, fveitsi: 5, Outrageous Videos: 3" calcext:value-type="string">
            <text:p>Nine Inch Heels: 4, AnonimVio: 5, fveitsi: 5, Outrageous Videos: 3</text:p>
          </table:table-cell>
          <table:table-cell table:style-name="ce11" table:formula="of:=SUMPRODUCT(NOT(ISBLANK([.H67:.AMJ67]))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17" calcext:value-type="float">
            <text:p>17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FG38: 5, Voltcom9: 3, TechnoDoomed1: 4, Ziad EL Zein: 5" calcext:value-type="string">
            <text:p>MFG38: 5, Voltcom9: 3, TechnoDoomed1: 4, Ziad EL Zein: 5</text:p>
          </table:table-cell>
          <table:table-cell table:style-name="ce11" table:formula="of:=SUMPRODUCT(NOT(ISBLANK([.H68:.AMJ68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69:.AMJ69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70:.AMJ70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Dime: 6, Bryan T: 1, dylux: 7, tmorrow: 2" calcext:value-type="string">
            <text:p>Dime: 6, Bryan T: 1, dylux: 7, tmorrow: 2</text:p>
          </table:table-cell>
          <table:table-cell table:style-name="ce11" table:formula="of:=SUMPRODUCT(NOT(ISBLANK([.H71:.AMJ71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H72:.AMJ72])" office:value-type="float" office:value="15" calcext:value-type="float">
            <text:p>1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HyperLuke: 1, Outrageous Videos: 1, bemused: 2, Apaul27: 8, tmorrow: 3" calcext:value-type="string">
            <text:p>HyperLuke: 1, Outrageous Videos: 1, bemused: 2, Apaul27: 8, tmorrow: 3</text:p>
          </table:table-cell>
          <table:table-cell table:style-name="ce11" table:formula="of:=SUMPRODUCT(NOT(ISBLANK([.H72:.AMJ72])))" office:value-type="float" office:value="5" calcext:value-type="float">
            <text:p>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H73:.AMJ73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H74:.AMJ74])" office:value-type="float" office:value="15" calcext:value-type="float">
            <text:p>15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Dragonfly: 5, TechnoDoomed1: 10" calcext:value-type="string">
            <text:p>Dragonfly: 5, TechnoDoomed1: 10</text:p>
          </table:table-cell>
          <table:table-cell table:style-name="ce11" table:formula="of:=SUMPRODUCT(NOT(ISBLANK([.H74:.AMJ74])))" office:value-type="float" office:value="2" calcext:value-type="float">
            <text:p>2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96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75:.AMJ75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14" calcext:value-type="float">
            <text:p>14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alrionn: 7, MFG38: 7" calcext:value-type="string">
            <text:p>Malrionn: 7, MFG38: 7</text:p>
          </table:table-cell>
          <table:table-cell table:style-name="ce11" table:formula="of:=SUMPRODUCT(NOT(ISBLANK([.H76:.AMJ76]))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77:.AMJ77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13" calcext:value-type="float">
            <text:p>13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JudgeDeadd: 3, soner du: 10" calcext:value-type="string">
            <text:p>JudgeDeadd: 3, soner du: 10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79:.AMJ79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H80:.AMJ80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80:.AMJ80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H81:.AMJ81])" office:value-type="float" office:value="13" calcext:value-type="float">
            <text:p>13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Graf Zahl: 4, Woolie Wool: 9" calcext:value-type="string">
            <text:p>Graf Zahl: 4, Woolie Wool: 9</text:p>
          </table:table-cell>
          <table:table-cell table:style-name="ce11" table:formula="of:=SUMPRODUCT(NOT(ISBLANK([.H81:.AMJ81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5" calcext:value-type="float">
            <text:p>75</text:p>
          </table:table-cell>
          <table:table-cell table:formula="of:=SUM([.H82:.AMJ82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82:.AMJ82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5" calcext:value-type="float">
            <text:p>75</text:p>
          </table:table-cell>
          <table:table-cell table:formula="of:=SUM([.H83:.AMJ83])" office:value-type="float" office:value="13" calcext:value-type="float">
            <text:p>13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Voltcom9: 8, Soundblock: 3, Bryan T: 2" calcext:value-type="string">
            <text:p>Voltcom9: 8, Soundblock: 3, Bryan T: 2</text:p>
          </table:table-cell>
          <table:table-cell table:style-name="ce11" table:formula="of:=SUMPRODUCT(NOT(ISBLANK([.H83:.AMJ83])))" office:value-type="float" office:value="3" calcext:value-type="float">
            <text:p>3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54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H84:.AMJ84])" office:value-type="float" office:value="12" calcext:value-type="float">
            <text:p>12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r. Freeze: 7, WH-Wilou84: 5" calcext:value-type="string">
            <text:p>Mr. Freeze: 7, WH-Wilou84: 5</text:p>
          </table:table-cell>
          <table:table-cell table:style-name="ce11" table:formula="of:=SUMPRODUCT(NOT(ISBLANK([.H84:.AMJ84])))"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H85:.AMJ85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85:.AMJ85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1" calcext:value-type="float">
            <text:p>81</text:p>
          </table:table-cell>
          <table:table-cell table:formula="of:=SUM([.H86:.AMJ86])" office:value-type="float" office:value="12" calcext:value-type="float">
            <text:p>12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Apaul27: 9, TheMightyHeracross: 3" calcext:value-type="string">
            <text:p>Apaul27: 9, TheMightyHeracross: 3</text:p>
          </table:table-cell>
          <table:table-cell table:style-name="ce11" table:formula="of:=SUMPRODUCT(NOT(ISBLANK([.H86:.AMJ86])))" office:value-type="float" office:value="2" calcext:value-type="float">
            <text:p>2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1" calcext:value-type="float">
            <text:p>81</text:p>
          </table:table-cell>
          <table:table-cell table:formula="of:=SUM([.H87:.AMJ87])" office:value-type="float" office:value="12" calcext:value-type="float">
            <text:p>1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Grain of Salt: 8, bemused: 4" calcext:value-type="string">
            <text:p>Grain of Salt: 8, bemused: 4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61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1" calcext:value-type="float">
            <text:p>81</text:p>
          </table:table-cell>
          <table:table-cell table:formula="of:=SUM([.H88:.AMJ88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88:.AMJ8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H89:.AMJ89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yakfak: 7, m8f: 4" calcext:value-type="string">
            <text:p>yakfak: 7, m8f: 4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H90:.AMJ90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Sky: 10, tchkb: 1" calcext:value-type="string">
            <text:p>Sky: 10, tchkb: 1</text:p>
          </table:table-cell>
          <table:table-cell table:style-name="ce11" table:formula="of:=SUMPRODUCT(NOT(ISBLANK([.H90:.AMJ90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H91:.AMJ91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91:.AMJ91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H92:.AMJ92])" office:value-type="float" office:value="11" calcext:value-type="float">
            <text:p>1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Not Jabba: 5, Sky: 6" calcext:value-type="string">
            <text:p>Not Jabba: 5, Sky: 6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6" calcext:value-type="float">
            <text:p>86</text:p>
          </table:table-cell>
          <table:table-cell table:formula="of:=SUM([.H93:.AMJ93])" office:value-type="float" office:value="11" calcext:value-type="float">
            <text:p>11</text:p>
          </table:table-cell>
          <table:table-cell table:style-name="Default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93:.AMJ93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6" calcext:value-type="float">
            <text:p>86</text:p>
          </table:table-cell>
          <table:table-cell table:formula="of:=SUM([.H94:.AMJ94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6" calcext:value-type="float">
            <text:p>86</text:p>
          </table:table-cell>
          <table:table-cell table:formula="of:=SUM([.H95:.AMJ95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95:.AMJ95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6" calcext:value-type="float">
            <text:p>86</text:p>
          </table:table-cell>
          <table:table-cell table:formula="of:=SUM([.H96:.AMJ96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96:.AMJ96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4" calcext:value-type="float">
            <text:p>94</text:p>
          </table:table-cell>
          <table:table-cell table:formula="of:=SUM([.H97:.AMJ97])" office:value-type="float" office:value="10" calcext:value-type="float">
            <text:p>10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bzzrak: 10" calcext:value-type="string">
            <text:p>bzzrak: 10</text:p>
          </table:table-cell>
          <table:table-cell table:style-name="ce11" table:formula="of:=SUMPRODUCT(NOT(ISBLANK([.H97:.AMJ97])))"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4" calcext:value-type="float">
            <text:p>94</text:p>
          </table:table-cell>
          <table:table-cell table:formula="of:=SUM([.H98:.AMJ98])" office:value-type="float" office:value="10" calcext:value-type="float">
            <text:p>1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ReaperAA: 10" calcext:value-type="string">
            <text:p>ReaperAA: 10</text:p>
          </table:table-cell>
          <table:table-cell table:style-name="ce11" table:formula="of:=SUMPRODUCT(NOT(ISBLANK([.H98:.AMJ98])))" office:value-type="float" office:value="1" calcext:value-type="float">
            <text:p>1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934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4" calcext:value-type="float">
            <text:p>94</text:p>
          </table:table-cell>
          <table:table-cell table:formula="of:=SUM([.H99:.AMJ99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99:.AMJ99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4" calcext:value-type="float">
            <text:p>94</text:p>
          </table:table-cell>
          <table:table-cell table:formula="of:=SUM([.H100:.AMJ100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bonnie: 10" calcext:value-type="string">
            <text:p>bonnie: 10</text:p>
          </table:table-cell>
          <table:table-cell table:style-name="ce11" table:formula="of:=SUMPRODUCT(NOT(ISBLANK([.H100:.AMJ100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4" calcext:value-type="float">
            <text:p>94</text:p>
          </table:table-cell>
          <table:table-cell table:formula="of:=SUM([.H101:.AMJ101])" office:value-type="float" office:value="10" calcext:value-type="float">
            <text:p>10</text:p>
          </table:table-cell>
          <table:table-cell table:style-name="Default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Nancsi: 10" calcext:value-type="string">
            <text:p>Nancsi: 10</text:p>
          </table:table-cell>
          <table:table-cell table:style-name="ce11" table:formula="of:=SUMPRODUCT(NOT(ISBLANK([.H101:.AMJ101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4" calcext:value-type="float">
            <text:p>94</text:p>
          </table:table-cell>
          <table:table-cell table:formula="of:=SUM([.H102:.AMJ102])" office:value-type="float" office:value="10" calcext:value-type="float">
            <text:p>10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Diabolución: 10" calcext:value-type="string">
            <text:p>Diabolución: 10</text:p>
          </table:table-cell>
          <table:table-cell table:style-name="ce11" table:formula="of:=SUMPRODUCT(NOT(ISBLANK([.H102:.AMJ102])))" office:value-type="float" office:value="1" calcext:value-type="float">
            <text:p>1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93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4" calcext:value-type="float">
            <text:p>94</text:p>
          </table:table-cell>
          <table:table-cell table:formula="of:=SUM([.H103:.AMJ103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guitardz: 10" calcext:value-type="string">
            <text:p>guitardz: 10</text:p>
          </table:table-cell>
          <table:table-cell table:style-name="ce11" table:formula="of:=SUMPRODUCT(NOT(ISBLANK([.H103:.AMJ103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04:.AMJ104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bzzrak: 9" calcext:value-type="string">
            <text:p>bzzrak: 9</text:p>
          </table:table-cell>
          <table:table-cell table:style-name="ce11" table:formula="of:=SUMPRODUCT(NOT(ISBLANK([.H106:.AMJ106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Voltcom9: 9" calcext:value-type="string">
            <text:p>Voltcom9: 9</text:p>
          </table:table-cell>
          <table:table-cell table:style-name="ce11" table:formula="of:=SUMPRODUCT(NOT(ISBLANK([.H107:.AMJ107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HyperLuke: 9" calcext:value-type="string">
            <text:p>HyperLuke: 9</text:p>
          </table:table-cell>
          <table:table-cell table:style-name="ce11" table:formula="of:=SUMPRODUCT(NOT(ISBLANK([.H108:.AMJ108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Roofi: 9" calcext:value-type="string">
            <text:p>Roofi: 9</text:p>
          </table:table-cell>
          <table:table-cell table:style-name="ce11" table:formula="of:=SUMPRODUCT(NOT(ISBLANK([.H109:.AMJ109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9" calcext:value-type="float">
            <text:p>9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Budoka: 2, Nancsi: 7" calcext:value-type="string">
            <text:p>Budoka: 2, Nancsi: 7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3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1" calcext:value-type="float">
            <text:p>101</text:p>
          </table:table-cell>
          <table:table-cell table:formula="of:=SUM([.H111:.AMJ111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Graf Zahl: 9" calcext:value-type="string">
            <text:p>Graf Zahl: 9</text:p>
          </table:table-cell>
          <table:table-cell table:style-name="ce11" table:formula="of:=SUMPRODUCT(NOT(ISBLANK([.H111:.AMJ111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1" calcext:value-type="float">
            <text:p>101</text:p>
          </table:table-cell>
          <table:table-cell table:formula="of:=SUM([.H112:.AMJ112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Apaul27: 9" calcext:value-type="string">
            <text:p>Apaul27: 9</text:p>
          </table:table-cell>
          <table:table-cell table:style-name="ce11" table:formula="of:=SUMPRODUCT(NOT(ISBLANK([.H112:.AMJ112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1" calcext:value-type="float">
            <text:p>101</text:p>
          </table:table-cell>
          <table:table-cell table:formula="of:=SUM([.H113:.AMJ113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FG38: 9" calcext:value-type="string">
            <text:p>MFG38: 9</text:p>
          </table:table-cell>
          <table:table-cell table:style-name="ce11" table:formula="of:=SUMPRODUCT(NOT(ISBLANK([.H113:.AMJ113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H114:.AMJ114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Lorenz0: 8" calcext:value-type="string">
            <text:p>Lorenz0: 8</text:p>
          </table:table-cell>
          <table:table-cell table:style-name="ce11" table:formula="of:=SUMPRODUCT(NOT(ISBLANK([.H114:.AMJ114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H115:.AMJ115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15:.AMJ115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H116:.AMJ116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AnonimVio: 8" calcext:value-type="string">
            <text:p>AnonimVio: 8</text:p>
          </table:table-cell>
          <table:table-cell table:style-name="ce11" table:formula="of:=SUMPRODUCT(NOT(ISBLANK([.H116:.AMJ116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H117:.AMJ117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1" calcext:value-type="float">
            <text:p>111</text:p>
          </table:table-cell>
          <table:table-cell table:formula="of:=SUM([.H118:.AMJ118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bemused: 8" calcext:value-type="string">
            <text:p>bemused: 8</text:p>
          </table:table-cell>
          <table:table-cell table:style-name="ce11" table:formula="of:=SUMPRODUCT(NOT(ISBLANK([.H118:.AMJ118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1" calcext:value-type="float">
            <text:p>111</text:p>
          </table:table-cell>
          <table:table-cell table:formula="of:=SUM([.H119:.AMJ119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bzzrak: 8" calcext:value-type="string">
            <text:p>bzzrak: 8</text:p>
          </table:table-cell>
          <table:table-cell table:style-name="ce11" table:formula="of:=SUMPRODUCT(NOT(ISBLANK([.H119:.AMJ119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1" calcext:value-type="float">
            <text:p>111</text:p>
          </table:table-cell>
          <table:table-cell table:formula="of:=SUM([.H120:.AMJ120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1" calcext:value-type="float">
            <text:p>111</text:p>
          </table:table-cell>
          <table:table-cell table:formula="of:=SUM([.H121:.AMJ121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1" calcext:value-type="float">
            <text:p>111</text:p>
          </table:table-cell>
          <table:table-cell table:formula="of:=SUM([.H122:.AMJ122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Graf Zahl: 8" calcext:value-type="string">
            <text:p>Graf Zahl: 8</text:p>
          </table:table-cell>
          <table:table-cell table:style-name="ce11" table:formula="of:=SUMPRODUCT(NOT(ISBLANK([.H122:.AMJ122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1" calcext:value-type="float">
            <text:p>111</text:p>
          </table:table-cell>
          <table:table-cell table:formula="of:=SUM([.H123:.AMJ123])" office:value-type="float" office:value="8" calcext:value-type="float">
            <text:p>8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Not Jabba: 1, Grazza: 3, Altima: 4" calcext:value-type="string">
            <text:p>Not Jabba: 1, Grazza: 3, Altima: 4</text:p>
          </table:table-cell>
          <table:table-cell table:style-name="ce11" table:formula="of:=SUMPRODUCT(NOT(ISBLANK([.H123:.AMJ123]))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5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1" calcext:value-type="float">
            <text:p>111</text:p>
          </table:table-cell>
          <table:table-cell table:formula="of:=SUM([.H124:.AMJ124])" office:value-type="float" office:value="8" calcext:value-type="float">
            <text:p>8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ella guro: 8" calcext:value-type="string">
            <text:p>ella guro: 8</text:p>
          </table:table-cell>
          <table:table-cell table:style-name="ce11" table:formula="of:=SUMPRODUCT(NOT(ISBLANK([.H124:.AMJ124])))" office:value-type="float" office:value="1" calcext:value-type="float">
            <text:p>1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1" calcext:value-type="float">
            <text:p>111</text:p>
          </table:table-cell>
          <table:table-cell table:formula="of:=SUM([.H125:.AMJ125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25:.AMJ125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1" calcext:value-type="float">
            <text:p>111</text:p>
          </table:table-cell>
          <table:table-cell table:formula="of:=SUM([.H126:.AMJ126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1" calcext:value-type="float">
            <text:p>111</text:p>
          </table:table-cell>
          <table:table-cell table:formula="of:=SUM([.H127:.AMJ127])" office:value-type="float" office:value="8" calcext:value-type="float">
            <text:p>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Outrageous Videos: 5, tmorrow: 3" calcext:value-type="string">
            <text:p>Outrageous Videos: 5, tmorrow: 3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1" calcext:value-type="float">
            <text:p>111</text:p>
          </table:table-cell>
          <table:table-cell table:formula="of:=SUM([.H128:.AMJ128])" office:value-type="float" office:value="8" calcext:value-type="float">
            <text:p>8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Spectra: 8" calcext:value-type="string">
            <text:p>Spectra: 8</text:p>
          </table:table-cell>
          <table:table-cell table:style-name="ce11" table:formula="of:=SUMPRODUCT(NOT(ISBLANK([.H128:.AMJ128])))" office:value-type="float" office:value="1" calcext:value-type="float">
            <text:p>1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1" calcext:value-type="float">
            <text:p>111</text:p>
          </table:table-cell>
          <table:table-cell table:formula="of:=SUM([.H129:.AMJ129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Roofi: 8" calcext:value-type="string">
            <text:p>Roofi: 8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1" calcext:value-type="float">
            <text:p>111</text:p>
          </table:table-cell>
          <table:table-cell table:formula="of:=SUM([.H130:.AMJ130])" office:value-type="float" office:value="8" calcext:value-type="float">
            <text:p>8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Dragonfly: 8" calcext:value-type="string">
            <text:p>Dragonfly: 8</text:p>
          </table:table-cell>
          <table:table-cell table:style-name="ce11" table:formula="of:=SUMPRODUCT(NOT(ISBLANK([.H130:.AMJ130])))" office:value-type="float" office:value="1" calcext:value-type="float">
            <text:p>1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970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8" calcext:value-type="float">
            <text:p>128</text:p>
          </table:table-cell>
          <table:table-cell table:formula="of:=SUM([.H131:.AMJ131])" office:value-type="float" office:value="7" calcext:value-type="float">
            <text:p>7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Nine Inch Heels: 2, Voltcom9: 2, NoisyVelvet: 3" calcext:value-type="string">
            <text:p>Nine Inch Heels: 2, Voltcom9: 2, NoisyVelvet: 3</text:p>
          </table:table-cell>
          <table:table-cell table:style-name="ce11" table:formula="of:=SUMPRODUCT(NOT(ISBLANK([.H131:.AMJ131])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8" calcext:value-type="float">
            <text:p>128</text:p>
          </table:table-cell>
          <table:table-cell table:formula="of:=SUM([.H132:.AMJ132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7hm: 7" calcext:value-type="string">
            <text:p>7hm: 7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8" calcext:value-type="float">
            <text:p>128</text:p>
          </table:table-cell>
          <table:table-cell table:formula="of:=SUM([.H133:.AMJ133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bzzrak: 7" calcext:value-type="string">
            <text:p>bzzrak: 7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8" calcext:value-type="float">
            <text:p>128</text:p>
          </table:table-cell>
          <table:table-cell table:formula="of:=SUM([.H134:.AMJ134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Graf Zahl: 7" calcext:value-type="string">
            <text:p>Graf Zahl: 7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8" calcext:value-type="float">
            <text:p>128</text:p>
          </table:table-cell>
          <table:table-cell table:formula="of:=SUM([.H135:.AMJ135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8" calcext:value-type="float">
            <text:p>128</text:p>
          </table:table-cell>
          <table:table-cell table:formula="of:=SUM([.H136:.AMJ136])" office:value-type="float" office:value="7" calcext:value-type="float">
            <text:p>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TheMightyHeracross: 2, ReaperAA: 5" calcext:value-type="string">
            <text:p>TheMightyHeracross: 2, ReaperAA: 5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8" calcext:value-type="float">
            <text:p>128</text:p>
          </table:table-cell>
          <table:table-cell table:formula="of:=SUM([.H137:.AMJ13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8" calcext:value-type="float">
            <text:p>128</text:p>
          </table:table-cell>
          <table:table-cell table:formula="of:=SUM([.H138:.AMJ13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38:.AMJ13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8" calcext:value-type="float">
            <text:p>128</text:p>
          </table:table-cell>
          <table:table-cell table:formula="of:=SUM([.H139:.AMJ139])" office:value-type="float" office:value="7" calcext:value-type="float">
            <text:p>7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Jaws In Space: 2, Ed: 5" calcext:value-type="string">
            <text:p>Jaws In Space: 2, Ed: 5</text:p>
          </table:table-cell>
          <table:table-cell table:style-name="ce11" table:formula="of:=SUMPRODUCT(NOT(ISBLANK([.H139:.AMJ139]))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8" calcext:value-type="float">
            <text:p>128</text:p>
          </table:table-cell>
          <table:table-cell table:formula="of:=SUM([.H140:.AMJ140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Nirvana: 7" calcext:value-type="string">
            <text:p>Nirvana: 7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8" calcext:value-type="float">
            <text:p>128</text:p>
          </table:table-cell>
          <table:table-cell table:formula="of:=SUM([.H141:.AMJ14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TechnoDoomed1: 7" calcext:value-type="string">
            <text:p>TechnoDoomed1: 7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8" calcext:value-type="float">
            <text:p>128</text:p>
          </table:table-cell>
          <table:table-cell table:formula="of:=SUM([.H142:.AMJ142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AnonimVio: 7" calcext:value-type="string">
            <text:p>AnonimVio: 7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8" calcext:value-type="float">
            <text:p>128</text:p>
          </table:table-cell>
          <table:table-cell table:formula="of:=SUM([.H143:.AMJ143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oofi: 7" calcext:value-type="string">
            <text:p>Roofi: 7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8" calcext:value-type="float">
            <text:p>128</text:p>
          </table:table-cell>
          <table:table-cell table:formula="of:=SUM([.H144:.AMJ144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7hm: 7" calcext:value-type="string">
            <text:p>7hm: 7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8" calcext:value-type="float">
            <text:p>128</text:p>
          </table:table-cell>
          <table:table-cell table:formula="of:=SUM([.H145:.AMJ145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Spectra: 7" calcext:value-type="string">
            <text:p>Spectra: 7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8" calcext:value-type="float">
            <text:p>128</text:p>
          </table:table-cell>
          <table:table-cell table:formula="of:=SUM([.H146:.AMJ146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Grain of Salt: 7" calcext:value-type="string">
            <text:p>Grain of Salt: 7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8" calcext:value-type="float">
            <text:p>128</text:p>
          </table:table-cell>
          <table:table-cell table:formula="of:=SUM([.H147:.AMJ147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Phobus: 7" calcext:value-type="string">
            <text:p>Phobus: 7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5" calcext:value-type="float">
            <text:p>145</text:p>
          </table:table-cell>
          <table:table-cell table:formula="of:=SUM([.H148:.AMJ148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Budoka: 6" calcext:value-type="string">
            <text:p>Budoka: 6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5" calcext:value-type="float">
            <text:p>145</text:p>
          </table:table-cell>
          <table:table-cell table:formula="of:=SUM([.H149:.AMJ149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Voltcom9: 6" calcext:value-type="string">
            <text:p>Voltcom9: 6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5" calcext:value-type="float">
            <text:p>145</text:p>
          </table:table-cell>
          <table:table-cell table:formula="of:=SUM([.H150:.AMJ150])" office:value-type="float" office:value="6" calcext:value-type="float">
            <text:p>6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yakfak: 4, soner du: 2" calcext:value-type="string">
            <text:p>yakfak: 4, soner du: 2</text:p>
          </table:table-cell>
          <table:table-cell table:style-name="ce11" table:formula="of:=SUMPRODUCT(NOT(ISBLANK([.H150:.AMJ150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5" calcext:value-type="float">
            <text:p>145</text:p>
          </table:table-cell>
          <table:table-cell table:formula="of:=SUM([.H151:.AMJ151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Ralphis: 6" calcext:value-type="string">
            <text:p>Ralphis: 6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5" calcext:value-type="float">
            <text:p>145</text:p>
          </table:table-cell>
          <table:table-cell table:formula="of:=SUM([.H152:.AMJ152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bzzrak: 6" calcext:value-type="string">
            <text:p>bzzrak: 6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5" calcext:value-type="float">
            <text:p>145</text:p>
          </table:table-cell>
          <table:table-cell table:formula="of:=SUM([.H153:.AMJ153])" office:value-type="float" office:value="6" calcext:value-type="float">
            <text:p>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Bryan T: 6" calcext:value-type="string">
            <text:p>Bryan T: 6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954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5" calcext:value-type="float">
            <text:p>145</text:p>
          </table:table-cell>
          <table:table-cell table:formula="of:=SUM([.H154:.AMJ154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54:.AMJ154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5" calcext:value-type="float">
            <text:p>145</text:p>
          </table:table-cell>
          <table:table-cell table:formula="of:=SUM([.H155:.AMJ15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lphis: 6" calcext:value-type="string">
            <text:p>Ralphis: 6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5" calcext:value-type="float">
            <text:p>145</text:p>
          </table:table-cell>
          <table:table-cell table:formula="of:=SUM([.H156:.AMJ156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Sky: 1, bzzrak: 5" calcext:value-type="string">
            <text:p>Sky: 1, bzzrak: 5</text:p>
          </table:table-cell>
          <table:table-cell table:style-name="ce11" table:formula="of:=SUMPRODUCT(NOT(ISBLANK([.H156:.AMJ15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5" calcext:value-type="float">
            <text:p>145</text:p>
          </table:table-cell>
          <table:table-cell table:formula="of:=SUM([.H157:.AMJ157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lphis: 6" calcext:value-type="string">
            <text:p>Ralphis: 6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5" calcext:value-type="float">
            <text:p>145</text:p>
          </table:table-cell>
          <table:table-cell table:formula="of:=SUM([.H158:.AMJ158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58:.AMJ158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5" calcext:value-type="float">
            <text:p>145</text:p>
          </table:table-cell>
          <table:table-cell table:formula="of:=SUM([.H159:.AMJ159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yperLuke: 6" calcext:value-type="string">
            <text:p>HyperLuke: 6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5" calcext:value-type="float">
            <text:p>145</text:p>
          </table:table-cell>
          <table:table-cell table:formula="of:=SUM([.H160:.AMJ160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antares031: 6" calcext:value-type="string">
            <text:p>antares031: 6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5" calcext:value-type="float">
            <text:p>145</text:p>
          </table:table-cell>
          <table:table-cell table:formula="of:=SUM([.H161:.AMJ161])" office:value-type="float" office:value="6" calcext:value-type="float">
            <text:p>6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everennui: 2, Outrageous Videos: 4" calcext:value-type="string">
            <text:p>everennui: 2, Outrageous Videos: 4</text:p>
          </table:table-cell>
          <table:table-cell table:style-name="ce11" table:formula="of:=SUMPRODUCT(NOT(ISBLANK([.H161:.AMJ161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7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5" calcext:value-type="float">
            <text:p>145</text:p>
          </table:table-cell>
          <table:table-cell table:formula="of:=SUM([.H162:.AMJ162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Soundblock: 6" calcext:value-type="string">
            <text:p>Soundblock: 6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5" calcext:value-type="float">
            <text:p>145</text:p>
          </table:table-cell>
          <table:table-cell table:formula="of:=SUM([.H163:.AMJ163])" office:value-type="float" office:value="6" calcext:value-type="float">
            <text:p>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Ed: 5, Graf Zahl: 1" calcext:value-type="string">
            <text:p>Ed: 5, Graf Zahl: 1</text:p>
          </table:table-cell>
          <table:table-cell table:style-name="ce11" table:formula="of:=SUMPRODUCT(NOT(ISBLANK([.H163:.AMJ163])))" office:value-type="float" office:value="2" calcext:value-type="float">
            <text:p>2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5" calcext:value-type="float">
            <text:p>145</text:p>
          </table:table-cell>
          <table:table-cell table:formula="of:=SUM([.H164:.AMJ164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antares031: 6" calcext:value-type="string">
            <text:p>antares031: 6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5" calcext:value-type="float">
            <text:p>145</text:p>
          </table:table-cell>
          <table:table-cell table:formula="of:=SUM([.H165:.AMJ165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alphis: 6" calcext:value-type="string">
            <text:p>Ralphis: 6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5" calcext:value-type="float">
            <text:p>145</text:p>
          </table:table-cell>
          <table:table-cell table:formula="of:=SUM([.H166:.AMJ166])" office:value-type="float" office:value="6" calcext:value-type="float">
            <text:p>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Spectra: 6" calcext:value-type="string">
            <text:p>Spectra: 6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5" calcext:value-type="float">
            <text:p>145</text:p>
          </table:table-cell>
          <table:table-cell table:formula="of:=SUM([.H167:.AMJ167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AnonimVio: 6" calcext:value-type="string">
            <text:p>AnonimVio: 6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5" calcext:value-type="float">
            <text:p>145</text:p>
          </table:table-cell>
          <table:table-cell table:formula="of:=SUM([.H168:.AMJ168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alphis: 6" calcext:value-type="string">
            <text:p>Ralphis: 6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5" calcext:value-type="float">
            <text:p>145</text:p>
          </table:table-cell>
          <table:table-cell table:formula="of:=SUM([.H169:.AMJ169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pectre01: 6" calcext:value-type="string">
            <text:p>Spectre01: 6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5" calcext:value-type="float">
            <text:p>145</text:p>
          </table:table-cell>
          <table:table-cell table:formula="of:=SUM([.H170:.AMJ170])" office:value-type="float" office:value="6" calcext:value-type="float">
            <text:p>6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Woolie Wool: 4, tmorrow: 2" calcext:value-type="string">
            <text:p>Woolie Wool: 4, tmorrow: 2</text:p>
          </table:table-cell>
          <table:table-cell table:style-name="ce11" table:formula="of:=SUMPRODUCT(NOT(ISBLANK([.H170:.AMJ170])))" office:value-type="float" office:value="2" calcext:value-type="float">
            <text:p>2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H171:.AMJ171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Vorpal: 5" calcext:value-type="string">
            <text:p>Vorpal: 5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H172:.AMJ172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Diabolución: 5" calcext:value-type="string">
            <text:p>Diabolución: 5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H173:.AMJ173])" office:value-type="float" office:value="5" calcext:value-type="float">
            <text:p>5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JudgeDeadd: 2, Paul977: 3" calcext:value-type="string">
            <text:p>JudgeDeadd: 2, Paul977: 3</text:p>
          </table:table-cell>
          <table:table-cell table:style-name="ce11" table:formula="of:=SUMPRODUCT(NOT(ISBLANK([.H173:.AMJ173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H174:.AMJ174])" office:value-type="float" office:value="5" calcext:value-type="float">
            <text:p>5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TechnoDoomed1: 5" calcext:value-type="string">
            <text:p>TechnoDoomed1: 5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H175:.AMJ175])" office:value-type="float" office:value="5" calcext:value-type="float">
            <text:p>5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m8f: 5" calcext:value-type="string">
            <text:p>m8f: 5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H176:.AMJ176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Soundblock: 5" calcext:value-type="string">
            <text:p>Soundblock: 5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H177:.AMJ177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guitardz: 5" calcext:value-type="string">
            <text:p>guitardz: 5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H178:.AMJ178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178:.AMJ178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H179:.AMJ179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HUNdebLeonidasX: 5" calcext:value-type="string">
            <text:p>HUNdebLeonidasX: 5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H180:.AMJ180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Vorpal: 5" calcext:value-type="string">
            <text:p>Vorpal: 5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H181:.AMJ181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Diabolución: 5" calcext:value-type="string">
            <text:p>Diabolución: 5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H182:.AMJ182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m8f: 5" calcext:value-type="string">
            <text:p>m8f: 5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H183:.AMJ183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Doomkid: 5" calcext:value-type="string">
            <text:p>Doomkid: 5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H184:.AMJ184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184:.AMJ184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H185:.AMJ185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Graf Zahl: 5" calcext:value-type="string">
            <text:p>Graf Zahl: 5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H186:.AMJ186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Bryan T: 5" calcext:value-type="string">
            <text:p>Bryan T: 5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H187:.AMJ187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Ed: 5" calcext:value-type="string">
            <text:p>Ed: 5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H188:.AMJ188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Grazza: 5" calcext:value-type="string">
            <text:p>Grazza: 5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H189:.AMJ189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pectra: 5" calcext:value-type="string">
            <text:p>Spectra: 5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8" calcext:value-type="float">
            <text:p>168</text:p>
          </table:table-cell>
          <table:table-cell table:formula="of:=SUM([.H190:.AMJ190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Roofi: 5" calcext:value-type="string">
            <text:p>Roofi: 5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8" calcext:value-type="float">
            <text:p>168</text:p>
          </table:table-cell>
          <table:table-cell table:formula="of:=SUM([.H191:.AMJ191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Vorpal: 5" calcext:value-type="string">
            <text:p>Vorpal: 5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8" calcext:value-type="float">
            <text:p>168</text:p>
          </table:table-cell>
          <table:table-cell table:formula="of:=SUM([.H192:.AMJ192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Not Jabba: 3, dylux: 2" calcext:value-type="string">
            <text:p>Not Jabba: 3, dylux: 2</text:p>
          </table:table-cell>
          <table:table-cell table:style-name="ce11" table:formula="of:=SUMPRODUCT(NOT(ISBLANK([.H192:.AMJ192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8" calcext:value-type="float">
            <text:p>168</text:p>
          </table:table-cell>
          <table:table-cell table:formula="of:=SUM([.H193:.AMJ193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Apaul27: 5" calcext:value-type="string">
            <text:p>Apaul27: 5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8" calcext:value-type="float">
            <text:p>168</text:p>
          </table:table-cell>
          <table:table-cell table:formula="of:=SUM([.H194:.AMJ194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Vorpal: 5" calcext:value-type="string">
            <text:p>Vorpal: 5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8" calcext:value-type="float">
            <text:p>168</text:p>
          </table:table-cell>
          <table:table-cell table:formula="of:=SUM([.H195:.AMJ195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Diabolución: 5" calcext:value-type="string">
            <text:p>Diabolución: 5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8" calcext:value-type="float">
            <text:p>168</text:p>
          </table:table-cell>
          <table:table-cell table:formula="of:=SUM([.H196:.AMJ19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Diabolución: 5" calcext:value-type="string">
            <text:p>Diabolución: 5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8" calcext:value-type="float">
            <text:p>168</text:p>
          </table:table-cell>
          <table:table-cell table:formula="of:=SUM([.H197:.AMJ19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Ed: 5" calcext:value-type="string">
            <text:p>Ed: 5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8" calcext:value-type="float">
            <text:p>168</text:p>
          </table:table-cell>
          <table:table-cell table:formula="of:=SUM([.H198:.AMJ198])" office:value-type="float" office:value="5" calcext:value-type="float">
            <text:p>5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guitardz: 5" calcext:value-type="string">
            <text:p>guitardz: 5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8" calcext:value-type="float">
            <text:p>168</text:p>
          </table:table-cell>
          <table:table-cell table:formula="of:=SUM([.H199:.AMJ199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Vorpal: 5" calcext:value-type="string">
            <text:p>Vorpal: 5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8" calcext:value-type="float">
            <text:p>168</text:p>
          </table:table-cell>
          <table:table-cell table:formula="of:=SUM([.H200:.AMJ200])" office:value-type="float" office:value="5" calcext:value-type="float">
            <text:p>5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yakfak: 3, Soundblock: 2" calcext:value-type="string">
            <text:p>yakfak: 3, Soundblock: 2</text:p>
          </table:table-cell>
          <table:table-cell table:style-name="ce11" table:formula="of:=SUMPRODUCT(NOT(ISBLANK([.H200:.AMJ200])))" office:value-type="float" office:value="2" calcext:value-type="float">
            <text:p>2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8" calcext:value-type="float">
            <text:p>168</text:p>
          </table:table-cell>
          <table:table-cell table:formula="of:=SUM([.H201:.AMJ201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HyperLuke: 5" calcext:value-type="string">
            <text:p>HyperLuke: 5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8" calcext:value-type="float">
            <text:p>168</text:p>
          </table:table-cell>
          <table:table-cell table:formula="of:=SUM([.H202:.AMJ202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Nancsi: 5" calcext:value-type="string">
            <text:p>Nancsi: 5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8" calcext:value-type="float">
            <text:p>168</text:p>
          </table:table-cell>
          <table:table-cell table:formula="of:=SUM([.H203:.AMJ20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03:.AMJ20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201" calcext:value-type="float">
            <text:p>201</text:p>
          </table:table-cell>
          <table:table-cell table:formula="of:=SUM([.H204:.AMJ204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Paul977: 4" calcext:value-type="string">
            <text:p>Paul977: 4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201" calcext:value-type="float">
            <text:p>201</text:p>
          </table:table-cell>
          <table:table-cell table:formula="of:=SUM([.H205:.AMJ205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05:.AMJ20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1" calcext:value-type="float">
            <text:p>201</text:p>
          </table:table-cell>
          <table:table-cell table:formula="of:=SUM([.H206:.AMJ206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Paul977: 4" calcext:value-type="string">
            <text:p>Paul977: 4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1" calcext:value-type="float">
            <text:p>201</text:p>
          </table:table-cell>
          <table:table-cell table:formula="of:=SUM([.H207:.AMJ207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Soundblock: 4" calcext:value-type="string">
            <text:p>Soundblock: 4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1" calcext:value-type="float">
            <text:p>201</text:p>
          </table:table-cell>
          <table:table-cell table:formula="of:=SUM([.H208:.AMJ208])" office:value-type="float" office:value="4" calcext:value-type="float">
            <text:p>4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Odal: 4" calcext:value-type="string">
            <text:p>Odal: 4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1" calcext:value-type="float">
            <text:p>201</text:p>
          </table:table-cell>
          <table:table-cell table:formula="of:=SUM([.H209:.AMJ209])" office:value-type="float" office:value="4" calcext:value-type="float">
            <text:p>4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Soundblock: 3, valkiriforce: 1" calcext:value-type="string">
            <text:p>Soundblock: 3, valkiriforce: 1</text:p>
          </table:table-cell>
          <table:table-cell table:style-name="ce11" table:formula="of:=SUMPRODUCT(NOT(ISBLANK([.H209:.AMJ209])))" office:value-type="float" office:value="2" calcext:value-type="float">
            <text:p>2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1" calcext:value-type="float">
            <text:p>201</text:p>
          </table:table-cell>
          <table:table-cell table:formula="of:=SUM([.H210:.AMJ210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10:.AMJ210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1" calcext:value-type="float">
            <text:p>201</text:p>
          </table:table-cell>
          <table:table-cell table:formula="of:=SUM([.H211:.AMJ211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AnonimVio: 4" calcext:value-type="string">
            <text:p>AnonimVio: 4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1" calcext:value-type="float">
            <text:p>201</text:p>
          </table:table-cell>
          <table:table-cell table:formula="of:=SUM([.H212:.AMJ212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TheNerdTurtle2: 4" calcext:value-type="string">
            <text:p>TheNerdTurtle2: 4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1" calcext:value-type="float">
            <text:p>201</text:p>
          </table:table-cell>
          <table:table-cell table:formula="of:=SUM([.H213:.AMJ213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NuMetalManiak: 4" calcext:value-type="string">
            <text:p>NuMetalManiak: 4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1" calcext:value-type="float">
            <text:p>201</text:p>
          </table:table-cell>
          <table:table-cell table:formula="of:=SUM([.H214:.AMJ214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m8f: 4" calcext:value-type="string">
            <text:p>m8f: 4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1" calcext:value-type="float">
            <text:p>201</text:p>
          </table:table-cell>
          <table:table-cell table:formula="of:=SUM([.H215:.AMJ215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bLOCKbOYgAMES: 4" calcext:value-type="string">
            <text:p>bLOCKbOYgAMES: 4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1" calcext:value-type="float">
            <text:p>201</text:p>
          </table:table-cell>
          <table:table-cell table:formula="of:=SUM([.H216:.AMJ216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MFG38: 2, Dragonfly: 2" calcext:value-type="string">
            <text:p>MFG38: 2, Dragonfly: 2</text:p>
          </table:table-cell>
          <table:table-cell table:style-name="ce11" table:formula="of:=SUMPRODUCT(NOT(ISBLANK([.H216:.AMJ216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1" calcext:value-type="float">
            <text:p>201</text:p>
          </table:table-cell>
          <table:table-cell table:formula="of:=SUM([.H217:.AMJ217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17:.AMJ217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1" calcext:value-type="float">
            <text:p>201</text:p>
          </table:table-cell>
          <table:table-cell table:formula="of:=SUM([.H218:.AMJ218])" office:value-type="float" office:value="4" calcext:value-type="float">
            <text:p>4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Lorenz0: 4" calcext:value-type="string">
            <text:p>Lorenz0: 4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1" calcext:value-type="float">
            <text:p>201</text:p>
          </table:table-cell>
          <table:table-cell table:formula="of:=SUM([.H219:.AMJ219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Sky: 4" calcext:value-type="string">
            <text:p>Sky: 4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1" calcext:value-type="float">
            <text:p>201</text:p>
          </table:table-cell>
          <table:table-cell table:formula="of:=SUM([.H220:.AMJ220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Grazza: 4" calcext:value-type="string">
            <text:p>Grazza: 4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1" calcext:value-type="float">
            <text:p>201</text:p>
          </table:table-cell>
          <table:table-cell table:formula="of:=SUM([.H221:.AMJ221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bzzrak: 4" calcext:value-type="string">
            <text:p>bzzrak: 4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1" calcext:value-type="float">
            <text:p>201</text:p>
          </table:table-cell>
          <table:table-cell table:formula="of:=SUM([.H222:.AMJ222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Spectra: 4" calcext:value-type="string">
            <text:p>Spectra: 4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20" calcext:value-type="float">
            <text:p>220</text:p>
          </table:table-cell>
          <table:table-cell table:formula="of:=SUM([.H223:.AMJ223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Apaul27: 3" calcext:value-type="string">
            <text:p>Apaul27: 3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20" calcext:value-type="float">
            <text:p>220</text:p>
          </table:table-cell>
          <table:table-cell table:formula="of:=SUM([.H224:.AMJ224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Soundblock: 3" calcext:value-type="string">
            <text:p>Soundblock: 3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20" calcext:value-type="float">
            <text:p>220</text:p>
          </table:table-cell>
          <table:table-cell table:formula="of:=SUM([.H225:.AMJ225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Dragonfly: 3" calcext:value-type="string">
            <text:p>Dragonfly: 3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0" calcext:value-type="float">
            <text:p>220</text:p>
          </table:table-cell>
          <table:table-cell table:formula="of:=SUM([.H226:.AMJ226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NoisyVelvet: 3" calcext:value-type="string">
            <text:p>NoisyVelvet: 3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0" calcext:value-type="float">
            <text:p>220</text:p>
          </table:table-cell>
          <table:table-cell table:formula="of:=SUM([.H227:.AMJ227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Graf Zahl: 3" calcext:value-type="string">
            <text:p>Graf Zahl: 3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0" calcext:value-type="float">
            <text:p>220</text:p>
          </table:table-cell>
          <table:table-cell table:formula="of:=SUM([.H228:.AMJ22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Paul977: 3" calcext:value-type="string">
            <text:p>Paul977: 3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0" calcext:value-type="float">
            <text:p>220</text:p>
          </table:table-cell>
          <table:table-cell table:formula="of:=SUM([.H229:.AMJ22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Paul977: 3" calcext:value-type="string">
            <text:p>Paul977: 3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0" calcext:value-type="float">
            <text:p>220</text:p>
          </table:table-cell>
          <table:table-cell table:formula="of:=SUM([.H230:.AMJ230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Mr. Freeze: 3" calcext:value-type="string">
            <text:p>Mr. Freeze: 3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0" calcext:value-type="float">
            <text:p>220</text:p>
          </table:table-cell>
          <table:table-cell table:formula="of:=SUM([.H231:.AMJ231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Archie550: 3" calcext:value-type="string">
            <text:p>Archie550: 3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0" calcext:value-type="float">
            <text:p>220</text:p>
          </table:table-cell>
          <table:table-cell table:formula="of:=SUM([.H232:.AMJ232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32:.AMJ232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0" calcext:value-type="float">
            <text:p>220</text:p>
          </table:table-cell>
          <table:table-cell table:formula="of:=SUM([.H233:.AMJ233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Nirvana: 3" calcext:value-type="string">
            <text:p>Nirvana: 3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0" calcext:value-type="float">
            <text:p>220</text:p>
          </table:table-cell>
          <table:table-cell table:formula="of:=SUM([.H234:.AMJ234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Chamelenoel: 3" calcext:value-type="string">
            <text:p>Chamelenoel: 3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0" calcext:value-type="float">
            <text:p>220</text:p>
          </table:table-cell>
          <table:table-cell table:formula="of:=SUM([.H235:.AMJ235])" office:value-type="float" office:value="3" calcext:value-type="float">
            <text:p>3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Doomkid: 3" calcext:value-type="string">
            <text:p>Doomkid: 3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0" calcext:value-type="float">
            <text:p>220</text:p>
          </table:table-cell>
          <table:table-cell table:formula="of:=SUM([.H236:.AMJ236])" office:value-type="float" office:value="3" calcext:value-type="float">
            <text:p>3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dylux: 3" calcext:value-type="string">
            <text:p>dylux: 3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0" calcext:value-type="float">
            <text:p>220</text:p>
          </table:table-cell>
          <table:table-cell table:formula="of:=SUM([.H237:.AMJ237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MFG38: 3" calcext:value-type="string">
            <text:p>MFG38: 3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0" calcext:value-type="float">
            <text:p>220</text:p>
          </table:table-cell>
          <table:table-cell table:formula="of:=SUM([.H238:.AMJ238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Jaws In Space: 3" calcext:value-type="string">
            <text:p>Jaws In Space: 3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0" calcext:value-type="float">
            <text:p>220</text:p>
          </table:table-cell>
          <table:table-cell table:formula="of:=SUM([.H239:.AMJ239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Bryan T: 3" calcext:value-type="string">
            <text:p>Bryan T: 3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0" calcext:value-type="float">
            <text:p>220</text:p>
          </table:table-cell>
          <table:table-cell table:formula="of:=SUM([.H240:.AMJ240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0" calcext:value-type="float">
            <text:p>220</text:p>
          </table:table-cell>
          <table:table-cell table:formula="of:=SUM([.H241:.AMJ24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bzzrak: 3" calcext:value-type="string">
            <text:p>bzzrak: 3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0" calcext:value-type="float">
            <text:p>220</text:p>
          </table:table-cell>
          <table:table-cell table:formula="of:=SUM([.H242:.AMJ24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Diabolución: 3" calcext:value-type="string">
            <text:p>Diabolución: 3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0" calcext:value-type="float">
            <text:p>220</text:p>
          </table:table-cell>
          <table:table-cell table:formula="of:=SUM([.H243:.AMJ243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AnonimVio: 3" calcext:value-type="string">
            <text:p>AnonimVio: 3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0" calcext:value-type="float">
            <text:p>220</text:p>
          </table:table-cell>
          <table:table-cell table:formula="of:=SUM([.H244:.AMJ24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Doomkid: 3" calcext:value-type="string">
            <text:p>Doomkid: 3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42" calcext:value-type="float">
            <text:p>242</text:p>
          </table:table-cell>
          <table:table-cell table:formula="of:=SUM([.H245:.AMJ245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TheNerdTurtle2: 2" calcext:value-type="string">
            <text:p>TheNerdTurtle2: 2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42" calcext:value-type="float">
            <text:p>242</text:p>
          </table:table-cell>
          <table:table-cell table:formula="of:=SUM([.H246:.AMJ246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Roofi: 2" calcext:value-type="string">
            <text:p>Roofi: 2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42" calcext:value-type="float">
            <text:p>242</text:p>
          </table:table-cell>
          <table:table-cell table:formula="of:=SUM([.H247:.AMJ247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AnonimVio: 2" calcext:value-type="string">
            <text:p>AnonimVio: 2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42" calcext:value-type="float">
            <text:p>242</text:p>
          </table:table-cell>
          <table:table-cell table:formula="of:=SUM([.H248:.AMJ248])" office:value-type="float" office:value="2" calcext:value-type="float">
            <text:p>2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tmorrow: 2" calcext:value-type="string">
            <text:p>tmorrow: 2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2" calcext:value-type="float">
            <text:p>242</text:p>
          </table:table-cell>
          <table:table-cell table:formula="of:=SUM([.H249:.AMJ249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249:.AMJ24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2" calcext:value-type="float">
            <text:p>242</text:p>
          </table:table-cell>
          <table:table-cell table:formula="of:=SUM([.H250:.AMJ250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Doomkid: 2" calcext:value-type="string">
            <text:p>Doomkid: 2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2" calcext:value-type="float">
            <text:p>242</text:p>
          </table:table-cell>
          <table:table-cell table:formula="of:=SUM([.H251:.AMJ251])" office:value-type="float" office:value="2" calcext:value-type="float">
            <text:p>2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WH-Wilou84: 2" calcext:value-type="string">
            <text:p>WH-Wilou84: 2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2" calcext:value-type="float">
            <text:p>242</text:p>
          </table:table-cell>
          <table:table-cell table:formula="of:=SUM([.H252:.AMJ252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ella guro: 2" calcext:value-type="string">
            <text:p>ella guro: 2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2" calcext:value-type="float">
            <text:p>242</text:p>
          </table:table-cell>
          <table:table-cell table:formula="of:=SUM([.H253:.AMJ253])" office:value-type="float" office:value="2" calcext:value-type="float">
            <text:p>2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guitardz: 2" calcext:value-type="string">
            <text:p>guitardz: 2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2" calcext:value-type="float">
            <text:p>242</text:p>
          </table:table-cell>
          <table:table-cell table:formula="of:=SUM([.H254:.AMJ254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HUNdebLeonidasX: 2" calcext:value-type="string">
            <text:p>HUNdebLeonidasX: 2</text:p>
          </table:table-cell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2" calcext:value-type="float">
            <text:p>242</text:p>
          </table:table-cell>
          <table:table-cell table:formula="of:=SUM([.H255:.AMJ255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valkiriforce: 2" calcext:value-type="string">
            <text:p>valkiriforce: 2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2" calcext:value-type="float">
            <text:p>242</text:p>
          </table:table-cell>
          <table:table-cell table:formula="of:=SUM([.H256:.AMJ256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Odal: 2" calcext:value-type="string">
            <text:p>Odal: 2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2" calcext:value-type="float">
            <text:p>242</text:p>
          </table:table-cell>
          <table:table-cell table:formula="of:=SUM([.H257:.AMJ257])" office:value-type="float" office:value="2" calcext:value-type="float">
            <text:p>2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GarrettChan: 2" calcext:value-type="string">
            <text:p>GarrettChan: 2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2" calcext:value-type="float">
            <text:p>242</text:p>
          </table:table-cell>
          <table:table-cell table:formula="of:=SUM([.H258:.AMJ258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Chamelenoel: 2" calcext:value-type="string">
            <text:p>Chamelenoel: 2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2" calcext:value-type="float">
            <text:p>242</text:p>
          </table:table-cell>
          <table:table-cell table:formula="of:=SUM([.H259:.AMJ259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Soundblock: 2" calcext:value-type="string">
            <text:p>Soundblock: 2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2" calcext:value-type="float">
            <text:p>242</text:p>
          </table:table-cell>
          <table:table-cell table:formula="of:=SUM([.H260:.AMJ260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Phobus: 2" calcext:value-type="string">
            <text:p>Phobus: 2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2" calcext:value-type="float">
            <text:p>242</text:p>
          </table:table-cell>
          <table:table-cell table:formula="of:=SUM([.H261:.AMJ261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261:.AMJ261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2" calcext:value-type="float">
            <text:p>242</text:p>
          </table:table-cell>
          <table:table-cell table:formula="of:=SUM([.H262:.AMJ262])" office:value-type="float" office:value="2" calcext:value-type="float">
            <text:p>2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Diabolución: 2" calcext:value-type="string">
            <text:p>Diabolución: 2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84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2" calcext:value-type="float">
            <text:p>242</text:p>
          </table:table-cell>
          <table:table-cell table:formula="of:=SUM([.H263:.AMJ263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idgames/levels/doom2/Ports/p-r/rf_1024" xlink:type="simple">https://www.doomworld.com/idgames/levels/doom2/Ports/p-r/rf_1024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JudgeDeadd: 2" calcext:value-type="string">
            <text:p>JudgeDeadd: 2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2" calcext:value-type="float">
            <text:p>242</text:p>
          </table:table-cell>
          <table:table-cell table:formula="of:=SUM([.H264:.AMJ264])"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Nirvana: 2" calcext:value-type="string">
            <text:p>Nirvana: 2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2" calcext:value-type="float">
            <text:p>242</text:p>
          </table:table-cell>
          <table:table-cell table:formula="of:=SUM([.H265:.AMJ265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bzzrak: 2" calcext:value-type="string">
            <text:p>bzzrak: 2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2" calcext:value-type="float">
            <text:p>242</text:p>
          </table:table-cell>
          <table:table-cell table:formula="of:=SUM([.H266:.AMJ266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Grazza: 2" calcext:value-type="string">
            <text:p>Grazza: 2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2" calcext:value-type="float">
            <text:p>242</text:p>
          </table:table-cell>
          <table:table-cell table:formula="of:=SUM([.H267:.AMJ267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Doomkid: 2" calcext:value-type="string">
            <text:p>Doomkid: 2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5" calcext:value-type="float">
            <text:p>265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Dragonfly: 1" calcext:value-type="string">
            <text:p>Dragonfly: 1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5" calcext:value-type="float">
            <text:p>265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Doomkid: 1" calcext:value-type="string">
            <text:p>Doomkid: 1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5" calcext:value-type="float">
            <text:p>265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Archie550: 1" calcext:value-type="string">
            <text:p>Archie550: 1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5" calcext:value-type="float">
            <text:p>265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Jaws In Space: 1" calcext:value-type="string">
            <text:p>Jaws In Space: 1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5" calcext:value-type="float">
            <text:p>265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Soundblock: 1" calcext:value-type="string">
            <text:p>Soundblock: 1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5" calcext:value-type="float">
            <text:p>265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WH-Wilou84: 1" calcext:value-type="string">
            <text:p>WH-Wilou84: 1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5" calcext:value-type="float">
            <text:p>265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Philnemba: 1" calcext:value-type="string">
            <text:p>Philnemba: 1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5" calcext:value-type="float">
            <text:p>265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Roofi: 1" calcext:value-type="string">
            <text:p>Roofi: 1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5" calcext:value-type="float">
            <text:p>265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soner du: 1" calcext:value-type="string">
            <text:p>soner du: 1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5" calcext:value-type="float">
            <text:p>265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bonnie: 1" calcext:value-type="string">
            <text:p>bonnie: 1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5" calcext:value-type="float">
            <text:p>265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Grazza: 1" calcext:value-type="string">
            <text:p>Grazza: 1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5" calcext:value-type="float">
            <text:p>265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Galaxia</text:p>
          </table:table-cell>
          <table:table-cell office:value-type="string" calcext:value-type="string">
            <text:p><text:a xlink:href="https://www.doomworld.com/idgames/levels/doom/g-i/galaxia" xlink:type="simple">https://www.doomworld.com/idgames/levels/doom/g-i/galaxia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JudgeDeadd: 1" calcext:value-type="string">
            <text:p>JudgeDeadd: 1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5" calcext:value-type="float">
            <text:p>265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Soundblock: 1" calcext:value-type="string">
            <text:p>Soundblock: 1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5" calcext:value-type="float">
            <text:p>265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AnonimVio: 1" calcext:value-type="string">
            <text:p>AnonimVio: 1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5" calcext:value-type="float">
            <text:p>265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bzzrak: 1" calcext:value-type="string">
            <text:p>bzzrak: 1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5" calcext:value-type="float">
            <text:p>265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Phobus: 1" calcext:value-type="string">
            <text:p>Phobus: 1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5" calcext:value-type="float">
            <text:p>265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NoisyVelvet: 1" calcext:value-type="string">
            <text:p>NoisyVelvet: 1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5" calcext:value-type="float">
            <text:p>265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T-Rex: 1" calcext:value-type="string">
            <text:p>T-Rex: 1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5" calcext:value-type="float">
            <text:p>265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<text:a xlink:href="https://www.doomworld.com/idgames/levels/doom2/Ports/megawads/pl1024" xlink:type="simple">https://www.doomworld.com/idgames/levels/doom2/Ports/megawads/pl1024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JudgeDeadd: 1" calcext:value-type="string">
            <text:p>JudgeDeadd: 1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5" calcext:value-type="float">
            <text:p>265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HUNdebLeonidasX: 1" calcext:value-type="string">
            <text:p>HUNdebLeonidasX: 1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5" calcext:value-type="float">
            <text:p>265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www.doomworld.com/forum/topic/94330-rise-of-the-wool-ball-3-v12-now-gzdoom-compatible/" xlink:type="simple">https://www.doomworld.com/forum/topic/94330-rise-of-the-wool-ball-3-v12-now-gzdoom-compatible/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Squadallah: 1" calcext:value-type="string">
            <text:p>Squadallah: 1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5" calcext:value-type="float">
            <text:p>265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everennui: 1" calcext:value-type="string">
            <text:p>everennui: 1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5" calcext:value-type="float">
            <text:p>265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everennui: 1" calcext:value-type="string">
            <text:p>everennui: 1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5" calcext:value-type="float">
            <text:p>265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Malrionn: 1" calcext:value-type="string">
            <text:p>Malrionn: 1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5" calcext:value-type="float">
            <text:p>265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T-Rex: 1" calcext:value-type="string">
            <text:p>T-Rex: 1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5" calcext:value-type="float">
            <text:p>265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T-Rex: 1" calcext:value-type="string">
            <text:p>T-Rex: 1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5" calcext:value-type="float">
            <text:p>265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Soundblock: 1" calcext:value-type="string">
            <text:p>Soundblock: 1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5" calcext:value-type="float">
            <text:p>265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The Vilecore</text:p>
          </table:table-cell>
          <table:table-cell office:value-type="string" calcext:value-type="string">
            <text:p><text:a xlink:href="https://www.doomworld.com/idgames/levels/doom2/Ports/megawads/vilcore" xlink:type="simple">https://www.doomworld.com/idgames/levels/doom2/Ports/megawads/vilcore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dylux: 1" calcext:value-type="string">
            <text:p>dylux: 1</text:p>
          </table:table-cell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5" calcext:value-type="float">
            <text:p>265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NoisyVelvet: 1" calcext:value-type="string">
            <text:p>NoisyVelvet: 1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4" calcext:value-type="float">
            <text:p>294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number-columns-repeated="1018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4" calcext:value-type="float">
            <text:p>294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number-columns-repeated="1018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4" calcext:value-type="float">
            <text:p>294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number-columns-repeated="1018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4" calcext:value-type="float">
            <text:p>294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number-columns-repeated="1018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4" calcext:value-type="float">
            <text:p>294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number-columns-repeated="1018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4" calcext:value-type="float">
            <text:p>294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number-columns-repeated="1018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4" calcext:value-type="float">
            <text:p>294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number-columns-repeated="1018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4" calcext:value-type="float">
            <text:p>294</text:p>
          </table:table-cell>
          <table:table-cell table:formula="of:=SUM([.H304:.AMJ30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>
            <text:p/>
          </table:table-cell>
          <table:table-cell table:number-columns-repeated="1018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4" calcext:value-type="float">
            <text:p>294</text:p>
          </table:table-cell>
          <table:table-cell table:formula="of:=SUM([.H305:.AMJ30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>
            <text:p/>
          </table:table-cell>
          <table:table-cell table:number-columns-repeated="1018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4" calcext:value-type="float">
            <text:p>294</text:p>
          </table:table-cell>
          <table:table-cell table:formula="of:=SUM([.H306:.AMJ30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>
            <text:p/>
          </table:table-cell>
          <table:table-cell table:number-columns-repeated="1018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4" calcext:value-type="float">
            <text:p>294</text:p>
          </table:table-cell>
          <table:table-cell table:formula="of:=SUM([.H307:.AMJ30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>
            <text:p/>
          </table:table-cell>
          <table:table-cell table:number-columns-repeated="1018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4" calcext:value-type="float">
            <text:p>294</text:p>
          </table:table-cell>
          <table:table-cell table:formula="of:=SUM([.H308:.AMJ30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>
            <text:p/>
          </table:table-cell>
          <table:table-cell table:number-columns-repeated="1018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4" calcext:value-type="float">
            <text:p>294</text:p>
          </table:table-cell>
          <table:table-cell table:formula="of:=SUM([.H309:.AMJ30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>
            <text:p/>
          </table:table-cell>
          <table:table-cell table:number-columns-repeated="1018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4" calcext:value-type="float">
            <text:p>294</text:p>
          </table:table-cell>
          <table:table-cell table:formula="of:=SUM([.H310:.AMJ31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>
            <text:p/>
          </table:table-cell>
          <table:table-cell table:number-columns-repeated="1018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4" calcext:value-type="float">
            <text:p>294</text:p>
          </table:table-cell>
          <table:table-cell table:formula="of:=SUM([.H311:.AMJ31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>
            <text:p/>
          </table:table-cell>
          <table:table-cell table:number-columns-repeated="1018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4" calcext:value-type="float">
            <text:p>294</text:p>
          </table:table-cell>
          <table:table-cell table:formula="of:=SUM([.H312:.AMJ31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>
            <text:p/>
          </table:table-cell>
          <table:table-cell table:number-columns-repeated="1018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4" calcext:value-type="float">
            <text:p>294</text:p>
          </table:table-cell>
          <table:table-cell table:formula="of:=SUM([.H313:.AMJ31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>
            <text:p/>
          </table:table-cell>
          <table:table-cell table:number-columns-repeated="101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4" calcext:value-type="float">
            <text:p>294</text:p>
          </table:table-cell>
          <table:table-cell table:formula="of:=SUM([.H314:.AMJ31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>
            <text:p/>
          </table:table-cell>
          <table:table-cell table:number-columns-repeated="101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4" calcext:value-type="float">
            <text:p>294</text:p>
          </table:table-cell>
          <table:table-cell table:formula="of:=SUM([.H315:.AMJ31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>
            <text:p/>
          </table:table-cell>
          <table:table-cell table:number-columns-repeated="1018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4" calcext:value-type="float">
            <text:p>294</text:p>
          </table:table-cell>
          <table:table-cell table:formula="of:=SUM([.H316:.AMJ31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>
            <text:p/>
          </table:table-cell>
          <table:table-cell table:number-columns-repeated="1018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4" calcext:value-type="float">
            <text:p>294</text:p>
          </table:table-cell>
          <table:table-cell table:formula="of:=SUM([.H317:.AMJ31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>
            <text:p/>
          </table:table-cell>
          <table:table-cell table:number-columns-repeated="1018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4" calcext:value-type="float">
            <text:p>294</text:p>
          </table:table-cell>
          <table:table-cell table:formula="of:=SUM([.H318:.AMJ31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>
            <text:p/>
          </table:table-cell>
          <table:table-cell table:number-columns-repeated="1018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4" calcext:value-type="float">
            <text:p>294</text:p>
          </table:table-cell>
          <table:table-cell table:formula="of:=SUM([.H319:.AMJ31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>
            <text:p/>
          </table:table-cell>
          <table:table-cell table:number-columns-repeated="101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4" calcext:value-type="float">
            <text:p>294</text:p>
          </table:table-cell>
          <table:table-cell table:formula="of:=SUM([.H320:.AMJ32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>
            <text:p/>
          </table:table-cell>
          <table:table-cell table:number-columns-repeated="1018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4" calcext:value-type="float">
            <text:p>294</text:p>
          </table:table-cell>
          <table:table-cell table:formula="of:=SUM([.H321:.AMJ32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>
            <text:p/>
          </table:table-cell>
          <table:table-cell table:number-columns-repeated="101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4" calcext:value-type="float">
            <text:p>294</text:p>
          </table:table-cell>
          <table:table-cell table:formula="of:=SUM([.H322:.AMJ32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>
            <text:p/>
          </table:table-cell>
          <table:table-cell table:number-columns-repeated="101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94" calcext:value-type="float">
            <text:p>294</text:p>
          </table:table-cell>
          <table:table-cell table:formula="of:=SUM([.H323:.AMJ3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>
            <text:p/>
          </table:table-cell>
          <table:table-cell table:number-columns-repeated="101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94" calcext:value-type="float">
            <text:p>294</text:p>
          </table:table-cell>
          <table:table-cell table:formula="of:=SUM([.H324:.AMJ3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>
            <text:p/>
          </table:table-cell>
          <table:table-cell table:number-columns-repeated="1018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94" calcext:value-type="float">
            <text:p>294</text:p>
          </table:table-cell>
          <table:table-cell table:formula="of:=SUM([.H325:.AMJ3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>
            <text:p/>
          </table:table-cell>
          <table:table-cell table:number-columns-repeated="101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94" calcext:value-type="float">
            <text:p>294</text:p>
          </table:table-cell>
          <table:table-cell table:formula="of:=SUM([.H326:.AMJ3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>
            <text:p/>
          </table:table-cell>
          <table:table-cell table:number-columns-repeated="101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94" calcext:value-type="float">
            <text:p>294</text:p>
          </table:table-cell>
          <table:table-cell table:formula="of:=SUM([.H327:.AMJ3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>
            <text:p/>
          </table:table-cell>
          <table:table-cell table:number-columns-repeated="101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94" calcext:value-type="float">
            <text:p>294</text:p>
          </table:table-cell>
          <table:table-cell table:formula="of:=SUM([.H328:.AMJ3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>
            <text:p/>
          </table:table-cell>
          <table:table-cell table:number-columns-repeated="101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94" calcext:value-type="float">
            <text:p>294</text:p>
          </table:table-cell>
          <table:table-cell table:formula="of:=SUM([.H329:.AMJ3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>
            <text:p/>
          </table:table-cell>
          <table:table-cell table:number-columns-repeated="101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94" calcext:value-type="float">
            <text:p>294</text:p>
          </table:table-cell>
          <table:table-cell table:formula="of:=SUM([.H330:.AMJ3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>
            <text:p/>
          </table:table-cell>
          <table:table-cell table:number-columns-repeated="101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94" calcext:value-type="float">
            <text:p>294</text:p>
          </table:table-cell>
          <table:table-cell table:formula="of:=SUM([.H331:.AMJ3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>
            <text:p/>
          </table:table-cell>
          <table:table-cell table:number-columns-repeated="1018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94" calcext:value-type="float">
            <text:p>294</text:p>
          </table:table-cell>
          <table:table-cell table:formula="of:=SUM([.H332:.AMJ3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>
            <text:p/>
          </table:table-cell>
          <table:table-cell table:number-columns-repeated="101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94" calcext:value-type="float">
            <text:p>294</text:p>
          </table:table-cell>
          <table:table-cell table:formula="of:=SUM([.H333:.AMJ3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>
            <text:p/>
          </table:table-cell>
          <table:table-cell table:number-columns-repeated="101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94" calcext:value-type="float">
            <text:p>294</text:p>
          </table:table-cell>
          <table:table-cell table:formula="of:=SUM([.H334:.AMJ3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>
            <text:p/>
          </table:table-cell>
          <table:table-cell table:number-columns-repeated="1018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94" calcext:value-type="float">
            <text:p>294</text:p>
          </table:table-cell>
          <table:table-cell table:formula="of:=SUM([.H335:.AMJ3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>
            <text:p/>
          </table:table-cell>
          <table:table-cell table:number-columns-repeated="101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94" calcext:value-type="float">
            <text:p>294</text:p>
          </table:table-cell>
          <table:table-cell table:formula="of:=SUM([.H336:.AMJ33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94" calcext:value-type="float">
            <text:p>294</text:p>
          </table:table-cell>
          <table:table-cell table:formula="of:=SUM([.H337:.AMJ33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94" calcext:value-type="float">
            <text:p>294</text:p>
          </table:table-cell>
          <table:table-cell table:formula="of:=SUM([.H338:.AMJ33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94" calcext:value-type="float">
            <text:p>294</text:p>
          </table:table-cell>
          <table:table-cell table:formula="of:=SUM([.H339:.AMJ33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294" calcext:value-type="float">
            <text:p>294</text:p>
          </table:table-cell>
          <table:table-cell table:formula="of:=SUM([.H340:.AMJ34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294" calcext:value-type="float">
            <text:p>294</text:p>
          </table:table-cell>
          <table:table-cell table:formula="of:=SUM([.H341:.AMJ34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294" calcext:value-type="float">
            <text:p>294</text:p>
          </table:table-cell>
          <table:table-cell table:formula="of:=SUM([.H342:.AMJ34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294" calcext:value-type="float">
            <text:p>294</text:p>
          </table:table-cell>
          <table:table-cell table:formula="of:=SUM([.H343:.AMJ34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294" calcext:value-type="float">
            <text:p>294</text:p>
          </table:table-cell>
          <table:table-cell table:formula="of:=SUM([.H344:.AMJ34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294" calcext:value-type="float">
            <text:p>294</text:p>
          </table:table-cell>
          <table:table-cell table:formula="of:=SUM([.H345:.AMJ34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294" calcext:value-type="float">
            <text:p>294</text:p>
          </table:table-cell>
          <table:table-cell table:formula="of:=SUM([.H346:.AMJ34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294" calcext:value-type="float">
            <text:p>294</text:p>
          </table:table-cell>
          <table:table-cell table:formula="of:=SUM([.H347:.AMJ34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294" calcext:value-type="float">
            <text:p>294</text:p>
          </table:table-cell>
          <table:table-cell table:formula="of:=SUM([.H348:.AMJ34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294" calcext:value-type="float">
            <text:p>294</text:p>
          </table:table-cell>
          <table:table-cell table:formula="of:=SUM([.H349:.AMJ34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294" calcext:value-type="float">
            <text:p>294</text:p>
          </table:table-cell>
          <table:table-cell table:formula="of:=SUM([.H350:.AMJ35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294" calcext:value-type="float">
            <text:p>294</text:p>
          </table:table-cell>
          <table:table-cell table:formula="of:=SUM([.H351:.AMJ35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294" calcext:value-type="float">
            <text:p>294</text:p>
          </table:table-cell>
          <table:table-cell table:formula="of:=SUM([.H352:.AMJ35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294" calcext:value-type="float">
            <text:p>294</text:p>
          </table:table-cell>
          <table:table-cell table:formula="of:=SUM([.H353:.AMJ35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294" calcext:value-type="float">
            <text:p>294</text:p>
          </table:table-cell>
          <table:table-cell table:formula="of:=SUM([.H354:.AMJ35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294" calcext:value-type="float">
            <text:p>294</text:p>
          </table:table-cell>
          <table:table-cell table:formula="of:=SUM([.H355:.AMJ35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294" calcext:value-type="float">
            <text:p>294</text:p>
          </table:table-cell>
          <table:table-cell table:formula="of:=SUM([.H356:.AMJ35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294" calcext:value-type="float">
            <text:p>294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294" calcext:value-type="float">
            <text:p>294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294" calcext:value-type="float">
            <text:p>294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294" calcext:value-type="float">
            <text:p>294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294" calcext:value-type="float">
            <text:p>294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294" calcext:value-type="float">
            <text:p>294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294" calcext:value-type="float">
            <text:p>294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294" calcext:value-type="float">
            <text:p>294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294" calcext:value-type="float">
            <text:p>294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294" calcext:value-type="float">
            <text:p>294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294" calcext:value-type="float">
            <text:p>294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294" calcext:value-type="float">
            <text:p>294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294" calcext:value-type="float">
            <text:p>294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294" calcext:value-type="float">
            <text:p>294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294" calcext:value-type="float">
            <text:p>294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294" calcext:value-type="float">
            <text:p>294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294" calcext:value-type="float">
            <text:p>294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294" calcext:value-type="float">
            <text:p>294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294" calcext:value-type="float">
            <text:p>294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294" calcext:value-type="float">
            <text:p>294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294" calcext:value-type="float">
            <text:p>294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294" calcext:value-type="float">
            <text:p>294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294" calcext:value-type="float">
            <text:p>294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294" calcext:value-type="float">
            <text:p>294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294" calcext:value-type="float">
            <text:p>294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294" calcext:value-type="float">
            <text:p>294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294" calcext:value-type="float">
            <text:p>294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294" calcext:value-type="float">
            <text:p>294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294" calcext:value-type="float">
            <text:p>294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294" calcext:value-type="float">
            <text:p>294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294" calcext:value-type="float">
            <text:p>294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294" calcext:value-type="float">
            <text:p>294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294" calcext:value-type="float">
            <text:p>294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294" calcext:value-type="float">
            <text:p>294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294" calcext:value-type="float">
            <text:p>294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294" calcext:value-type="float">
            <text:p>294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294" calcext:value-type="float">
            <text:p>294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294" calcext:value-type="float">
            <text:p>294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294" calcext:value-type="float">
            <text:p>294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294" calcext:value-type="float">
            <text:p>294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294" calcext:value-type="float">
            <text:p>294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294" calcext:value-type="float">
            <text:p>294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294" calcext:value-type="float">
            <text:p>294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294" calcext:value-type="float">
            <text:p>294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294" calcext:value-type="float">
            <text:p>294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294" calcext:value-type="float">
            <text:p>294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294" calcext:value-type="float">
            <text:p>294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1021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Z2:Numbers.AMJ2 Numbers.B2:Numbers.G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1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]" calcext:value-type="string">
            <text:p>[b]1. [url=https://www.doomworld.com/idgames/levels/doom2/Ports/megawads/scythe2]Scythe 2[/url][/b] [[b]21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10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]" calcext:value-type="string">
            <text:p>[b]2. [url=https://www.doomworld.com/idgames/levels/doom2/megawads/av]Alien Vendetta[/url][/b] [[b]210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aaliens]Ancient Aliens[/url][/b] [[b]18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]" calcext:value-type="string">
            <text:p>[b]3. [url=https://www.doomworld.com/idgames/levels/doom2/Ports/megawads/aaliens]Ancient Aliens[/url][/b] [[b]18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megawads/scythe]Scythe[/url][/b] [[b]177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]" calcext:value-type="string">
            <text:p>[b]4. [url=https://www.doomworld.com/idgames/levels/doom2/megawads/scythe]Scythe[/url][/b] [[b]177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valiant]Valiant[/url][/b] [[b]176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]" calcext:value-type="string">
            <text:p>[b]5. [url=https://www.doomworld.com/idgames/levels/doom2/Ports/megawads/valiant]Valiant[/url][/b] [[b]176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" calcext:value-type="string">
            <text:p>[b]6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6. [url=https://www.doomworld.com/idgames/levels/doom2/Ports/megawads/sunlust]Sunlust[/url][/b] [[b]158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]" calcext:value-type="string">
            <text:p>[b]6. [url=https://www.doomworld.com/idgames/levels/doom2/Ports/megawads/sunlust]Sunlust[/url][/b] [[b]158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" calcext:value-type="string"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forum/topic/46002-sunder-updated-with-new-maps-huzzah/]Sunder[/url][/b] [[b]95[/b]: Nine Inch Heels: 9, HyperLuke: 3, Ed: 5, yakfak: 2, Forli: 2, WH-Wilou84: 3, Nate River: 6, Talvi: 4, Outrageous Videos: 10, GarrettChan: 8, Soundblock: 10, Lazorinc: 4, SGS Man: 1, bemused: 10, Nirvana: 8, Archie550: 10]" calcext:value-type="string">
            <text:p>[b]9. [url=https://www.doomworld.com/forum/topic/46002-sunder-updated-with-new-maps-huzzah/]Sunder[/url][/b] [[b]95[/b]: Nine Inch Heels: 9, HyperLuke: 3, Ed: 5, yakfak: 2, Forli: 2, WH-Wilou84: 3, Nate River: 6, Talvi: 4, Outrageous Videos: 10, GarrettChan: 8, Soundblock: 10, Lazorinc: 4, SGS Man: 1, bemused: 10, Nirvana: 8, Archie550: 10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" calcext:value-type="string">
            <text:p>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" calcext:value-type="string">
            <text:p>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" calcext:value-type="string">
            <text:p>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" calcext:value-type="string">
            <text:p>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" calcext:value-type="string"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d-f/dvii-1i]Deus Vult II[/url][/b] [[b]62[/b]: Cynical: 10, NuMetalManiak: 10, justsomemusicguy: 7, JudgeDeadd: 3, Talvi: 4, Greyenko: 8, Philnemba: 9, bemused: 1, NoisyVelvet: 3, Archie550: 7]" calcext:value-type="string">
            <text:p>[b]15. [url=https://www.doomworld.com/idgames/levels/doom2/Ports/d-f/dvii-1i]Deus Vult II[/url][/b] [[b]62[/b]: Cynical: 10, NuMetalManiak: 10, justsomemusicguy: 7, JudgeDeadd: 3, Talvi: 4, Greyenko: 8, Philnemba: 9, bemused: 1, NoisyVelvet: 3, Archie550: 7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" calcext:value-type="string">
            <text:p>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" calcext:value-type="string">
            <text:p>[b]17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7. [url=https://www.doomworld.com/idgames/levels/doom2/megawads/epic2]Epic 2[/url][/b] [[b]52[/b]: ShoDemo: 6, NuMetalManiak: 9, Spectre01: 7, yakfak: 9, Talvi: 2, HUNdebLeonidasX: 9, TheMightyHeracross: 5, Archie550: 5]" calcext:value-type="string">
            <text:p>[b]17. [url=https://www.doomworld.com/idgames/levels/doom2/megawads/epic2]Epic 2[/url][/b] [[b]52[/b]: ShoDemo: 6, NuMetalManiak: 9, Spectre01: 7, yakfak: 9, Talvi: 2, HUNdebLeonidasX: 9, TheMightyHeracross: 5, Archie550: 5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2/Ports/megawads/hellbnd]Hellbound[/url][/b] [[b]50[/b]: Not Jabba: 2, Spectre01: 8, Malrionn: 7, bLOCKbOYgAMES: 9, HUNdebLeonidasX: 7, Bryan T: 9, Odal: 6, Archie550: 2]" calcext:value-type="string">
            <text:p>[b]19. [url=https://www.doomworld.com/idgames/levels/doom2/Ports/megawads/hellbnd]Hellbound[/url][/b] [[b]50[/b]: Not Jabba: 2, Spectre01: 8, Malrionn: 7, bLOCKbOYgAMES: 9, HUNdebLeonidasX: 7, Bryan T: 9, Odal: 6, Archie550: 2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idgames/levels/doom2/megawads/requiem]Requiem[/url][/b] [[b]45[/b]: ella guro: 1, roadworx: 2, WH-Wilou84: 4, justsomemusicguy: 8, T-Rex: 9, Woolie Wool: 7, valkiriforce: 6, NaZa: 6, tmorrow: 2]" calcext:value-type="string">
            <text:p>[b]20. [url=https://www.doomworld.com/idgames/levels/doom2/megawads/requiem]Requiem[/url][/b] [[b]45[/b]: ella guro: 1, roadworx: 2, WH-Wilou84: 4, justsomemusicguy: 8, T-Rex: 9, Woolie Wool: 7, valkiriforce: 6, NaZa: 6, tmorrow: 2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idgames/levels/doom2/megawads/ksutra]Kama Sutra[/url][/b] [[b]42[/b]: Grazza: 7, fveitsi: 5, T-Rex: 5, Roofi: 4, StoneMason: 5, Philnemba: 7, Grain of Salt: 6, tmorrow: 3]" calcext:value-type="string">
            <text:p>[b]21. [url=https://www.doomworld.com/idgames/levels/doom2/megawads/ksutra]Kama Sutra[/url][/b] [[b]42[/b]: Grazza: 7, fveitsi: 5, T-Rex: 5, Roofi: 4, StoneMason: 5, Philnemba: 7, Grain of Salt: 6, tmorrow: 3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idgames/levels/doom2/Ports/v-z/vanguard]Vanguard[/url][/b] [[b]41[/b]: Cynical: 5, Spectre01: 3, 7hm: 4, JudgeDeadd: 3, GarrettChan: 5, Poncho: 9, Nirvana: 4, Budoka: 2, Lorenz0: 1, guitardz: 5]" calcext:value-type="string">
            <text:p>[b]22. [url=https://www.doomworld.com/idgames/levels/doom2/Ports/v-z/vanguard]Vanguard[/url][/b] [[b]41[/b]: Cynical: 5, Spectre01: 3, 7hm: 4, JudgeDeadd: 3, GarrettChan: 5, Poncho: 9, Nirvana: 4, Budoka: 2, Lorenz0: 1, guitardz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3. [url=https://www.doomworld.com/idgames/levels/doom/megawads/dtwid]Doom the Way id Did[/url][/b] [[b]37[/b]: Mr. Freeze: 4, Malrionn: 2, MFG38: 4, WH-Wilou84: 1, Woolie Wool: 5, Greyenko: 9, Altima: 6, ReaperAA: 1, Ziad EL Zein: 5]" calcext:value-type="string">
            <text:p>[b]23. [url=https://www.doomworld.com/idgames/levels/doom/megawads/dtwid]Doom the Way id Did[/url][/b] [[b]37[/b]: Mr. Freeze: 4, Malrionn: 2, MFG38: 4, WH-Wilou84: 1, Woolie Wool: 5, Greyenko: 9, Altima: 6, ReaperAA: 1, Ziad EL Zein: 5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3. [url=https://www.doomworld.com/idgames/levels/doom2/s-u/sid]Suspended in Dusk[/url][/b] [[b]37[/b]: Sky: 2, WH-Wilou84: 3, bLOCKbOYgAMES: 8, Woolie Wool: 10, soner du: 9, m8f: 5]" calcext:value-type="string">
            <text:p>[b]23. [url=https://www.doomworld.com/idgames/levels/doom2/s-u/sid]Suspended in Dusk[/url][/b] [[b]37[/b]: Sky: 2, WH-Wilou84: 3, bLOCKbOYgAMES: 8, Woolie Wool: 10, soner du: 9, m8f: 5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5. [url=https://www.doomworld.com/idgames/themes/mm/mm2]Memento Mori 2[/url][/b] [[b]36[/b]: ella guro: 3, Dime: 2, justsomemusicguy: 4, T-Rex: 2, bLOCKbOYgAMES: 6, valkiriforce: 10, Altima: 1, Squadallah: 5, Budoka: 3]" calcext:value-type="string">
            <text:p>[b]25. [url=https://www.doomworld.com/idgames/themes/mm/mm2]Memento Mori 2[/url][/b] [[b]36[/b]: ella guro: 3, Dime: 2, justsomemusicguy: 4, T-Rex: 2, bLOCKbOYgAMES: 6, valkiriforce: 10, Altima: 1, Squadallah: 5, Budoka: 3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5. [url=https://www.doomworld.com/idgames/levels/doom2/Ports/p-r/pirates]Pirate Doom[/url][/b] [[b]36[/b]: Jaws In Space: 10, Dime: 5, Phobus: 6, Dragonfly: 7, Soundblock: 2, Archie550: 6]" calcext:value-type="string">
            <text:p>[b]25. [url=https://www.doomworld.com/idgames/levels/doom2/Ports/p-r/pirates]Pirate Doom[/url][/b] [[b]36[/b]: Jaws In Space: 10, Dime: 5, Phobus: 6, Dragonfly: 7, Soundblock: 2, Archie550: 6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://adventuresofsquare.com/downloads.php]The Adventures of Square[/url][/b] [[b]34[/b]: Sky: 9, ShoDemo: 5, Ed: 5, Woolie Wool: 8, Squadallah: 7]" calcext:value-type="string">
            <text:p>[b]27. [url=http://adventuresofsquare.com/downloads.php]The Adventures of Square[/url][/b] [[b]34[/b]: Sky: 9, ShoDemo: 5, Ed: 5, Woolie Wool: 8, Squadallah: 7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www.doomworld.com/idgames/themes/TeamTNT/icarus/icarus]Icarus: Alien Vanguard[/url][/b] [[b]33[/b]: Ralphis: 6, Grazza: 8, roadworx: 3, T-Rex: 3, StoneMason: 5, valkiriforce: 8]" calcext:value-type="string">
            <text:p>[b]28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8. [url=https://doomwiki.org/wiki/No_Rest_for_the_Living]No Rest for the Living[/url][/b] [[b]33[/b]: Vorpal: 5, Woolie Wool: 3, Nancsi: 9, ReaperAA: 6, Diabolución: 10]" calcext:value-type="string">
            <text:p>[b]28. [url=https://doomwiki.org/wiki/No_Rest_for_the_Living]No Rest for the Living[/url][/b] [[b]33[/b]: Vorpal: 5, Woolie Wool: 3, Nancsi: 9, ReaperAA: 6, Diabolución: 10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28. [url=https://www.doomworld.com/idgames/levels/doom2/Ports/s-u/swtw]Swim With the Whales[/url][/b] [[b]33[/b]: WH-Wilou84: 2, Nate River: 9, Soundblock: 3, Lazorinc: 6, Nirvana: 10, NoisyVelvet: 3]" calcext:value-type="string">
            <text:p>[b]28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1. [url=https://www.doomworld.com/idgames/levels/doom2/Ports/megawads/1024]Congestion 1024[/url][/b] [[b]32[/b]: Mr. Freeze: 5, HyperLuke: 7, Voltcom9: 5, bonnie: 4, Dragonfly: 6, Philnemba: 5]" calcext:value-type="string">
            <text:p>[b]31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2. [url=https://www.doomworld.com/idgames/levels/doom2/Ports/megawads/prcp]Plutonia: Revisited Community Project[/url][/b] [[b]31[/b]: Nine Inch Heels: 3, Paul977: 10, bLOCKbOYgAMES: 3, Altima: 5, NoisyVelvet: 3, Odal: 7]" calcext:value-type="string">
            <text:p>[b]32. [url=https://www.doomworld.com/idgames/levels/doom2/Ports/megawads/prcp]Plutonia: Revisited Community Project[/url][/b] [[b]31[/b]: Nine Inch Heels: 3, Paul977: 10, bLOCKbOYgAMES: 3, Altima: 5, NoisyVelvet: 3, Odal: 7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3. [url=https://www.doomworld.com/idgames/levels/doom2/Ports/s-u/tutnt]The Ultimate Torment &amp; Torture[/url][/b] [[b]30[/b]: HyperLuke: 8, Talvi: 4, Greyenko: 4, TechnoDoomed1: 2, TheMightyHeracross: 3, ReaperAA: 4, Ziad EL Zein: 5]" calcext:value-type="string">
            <text:p>[b]33. [url=https://www.doomworld.com/idgames/levels/doom2/Ports/s-u/tutnt]The Ultimate Torment &amp; Torture[/url][/b] [[b]30[/b]: HyperLuke: 8, Talvi: 4, Greyenko: 4, TechnoDoomed1: 2, TheMightyHeracross: 3, ReaperAA: 4, Ziad EL Zein: 5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4. [url=https://www.doomworld.com/idgames/levels/doom2/Ports/megawads/alt]A.L.T.[/url][/b] [[b]29[/b]: Not Jabba: 7, Spectre01: 2, ella guro: 10, yakfak: 10]" calcext:value-type="string">
            <text:p>[b]34. [url=https://www.doomworld.com/idgames/levels/doom2/Ports/megawads/alt]A.L.T.[/url][/b] [[b]29[/b]: Not Jabba: 7, Spectre01: 2, ella guro: 10, yakfak: 10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4. [url=https://www.doomworld.com/idgames/levels/doom2/Ports/d-f/distrbia]Disturbia[/url][/b] [[b]29[/b]: Sky: 7, darkreaver: 10, Roofi: 6, Paul977: 6]" calcext:value-type="string">
            <text:p>[b]34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6. [url=https://www.doomworld.com/idgames/levels/doom2/megawads/cydreams]Cyberdreams[/url][/b] [[b]28[/b]: 42PercentHealth: 3, ShoDemo: 1, 7hm: 7, justsomemusicguy: 3, bonnie: 7, NoisyVelvet: 4, TheNerdTurtle2: 3]" calcext:value-type="string">
            <text:p>[b]36. [url=https://www.doomworld.com/idgames/levels/doom2/megawads/cydreams]Cyberdreams[/url][/b] [[b]28[/b]: 42PercentHealth: 3, ShoDemo: 1, 7hm: 7, justsomemusicguy: 3, bonnie: 7, NoisyVelvet: 4, TheNerdTurtle2: 3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6. [url=https://www.doomworld.com/idgames/themes/TeamTNT/eternal/eternal]Eternal Doom[/url][/b] [[b]28[/b]: Vorpal: 5, 7hm: 5, T-Rex: 5, Woolie Wool: 6, Greyenko: 1, valkiriforce: 6]" calcext:value-type="string">
            <text:p>[b]36. [url=https://www.doomworld.com/idgames/themes/TeamTNT/eternal/eternal]Eternal Doom[/url][/b] [[b]28[/b]: Vorpal: 5, 7hm: 5, T-Rex: 5, Woolie Wool: 6, Greyenko: 1, valkiriforce: 6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6. [url=https://www.doomworld.com/idgames/levels/doom2/Ports/g-i/hg]Hell Ground[/url][/b] [[b]28[/b]: Cynical: 8, Chamelenoel: 7, antares031: 5, WH-Wilou84: 2, darkreaver: 1, Budoka: 5]" calcext:value-type="string">
            <text:p>[b]36. [url=https://www.doomworld.com/idgames/levels/doom2/Ports/g-i/hg]Hell Ground[/url][/b] [[b]28[/b]: Cynical: 8, Chamelenoel: 7, antares031: 5, WH-Wilou84: 2, darkreaver: 1, Budoka: 5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9. [url=https://www.doomworld.com/idgames/levels/doom2/Ports/megawads/jpcp]Japanese Community Project[/url][/b] [[b]27[/b]: Not Jabba: 6, Archvile Hunter: 5, antares031: 5, ella guro: 7, JudgeDeadd: 3, Soundblock: 1]" calcext:value-type="string">
            <text:p>[b]39. [url=https://www.doomworld.com/idgames/levels/doom2/Ports/megawads/jpcp]Japanese Community Project[/url][/b] [[b]27[/b]: Not Jabba: 6, Archvile Hunter: 5, antares031: 5, ella guro: 7, JudgeDeadd: 3, Soundblock: 1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39. [url=https://www.doomworld.com/idgames/levels/doom2/megawads/strain10]Strain[/url][/b] [[b]27[/b]: Grazza: 6, ella guro: 4, roadworx: 6, JudgeDeadd: 1, T-Rex: 1, Squadallah: 9]" calcext:value-type="string">
            <text:p>[b]39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41. [url=https://www.doomworld.com/idgames/levels/doom2/Ports/s-u/stardate]Stardate 20X6[/url][/b] [[b]26[/b]: MFG38: 6, WH-Wilou84: 3, Talvi: 1, GarrettChan: 7, bemused: 3, Nirvana: 6]" calcext:value-type="string">
            <text:p>[b]41. [url=https://www.doomworld.com/idgames/levels/doom2/Ports/s-u/stardate]Stardate 20X6[/url][/b] [[b]26[/b]: MFG38: 6, WH-Wilou84: 3, Talvi: 1, GarrettChan: 7, bemused: 3, Nirvana: 6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2. [url=https://www.doomworld.com/idgames/levels/doom2/Ports/megawads/cchest4]Community Chest 4[/url][/b] [[b]25[/b]: Malrionn: 10, JudgeDeadd: 3, Phobus: 3, HUNdebLeonidasX: 4, Ziad EL Zein: 5]" calcext:value-type="string">
            <text:p>[b]42. [url=https://www.doomworld.com/idgames/levels/doom2/Ports/megawads/cchest4]Community Chest 4[/url][/b] [[b]25[/b]: Malrionn: 10, JudgeDeadd: 3, Phobus: 3, HUNdebLeonidasX: 4, Ziad EL Zein: 5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2. [url=http://www.doom2.net/doom2/wads/DWANGO5.ZIP]DWANGO 5[/url][/b] [[b]25[/b]: Doomkid: 10, Ralphis: 7, antares031: 8]" calcext:value-type="string">
            <text:p>[b]42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2. [url=https://www.doomworld.com/idgames/levels/doom2/Ports/j-l/lunatic]Lunatic[/url][/b] [[b]25[/b]: Cynical: 6, Dime: 9, Nate River: 4, Poncho: 5, Budoka: 1]" calcext:value-type="string">
            <text:p>[b]42. [url=https://www.doomworld.com/idgames/levels/doom2/Ports/j-l/lunatic]Lunatic[/url][/b] [[b]25[/b]: Cynical: 6, Dime: 9, Nate River: 4, Poncho: 5, Budoka: 1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2. [url=https://www.doomworld.com/idgames/levels/doom2/Ports/v-z/violence]Violence[/url][/b] [[b]25[/b]: Chamelenoel: 10, everennui: 4, Nate River: 2, Lorenz0: 9]" calcext:value-type="string">
            <text:p>[b]42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2. [url=https://www.doomworld.com/idgames/levels/doom2/Ports/megawads/zdcmp2]ZDoom Community Map Project II[/url][/b] [[b]25[/b]: Graf Zahl: 10, Phobus: 9, TechnoDoomed1: 6]" calcext:value-type="string">
            <text:p>[b]42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7. [url=https://www.doomworld.com/idgames/levels/doom2/Ports/a-c/arcadia]Arcadia Demade[/url][/b] [[b]24[/b]: Jaws In Space: 9, Vorpal: 5, soner du: 5, guitardz: 1, Nancsi: 4]" calcext:value-type="string">
            <text:p>[b]47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7. [url=http://www.moddb.com/mods/brutal-doom/downloads/brutal-doom-hell-on-earth-starter-pack]Brutal Doom: Hell on Earth Starter Pack (Extermination Day)[/url][/b] [[b]24[/b]: TechnoDoomed1: 9, Squadallah: 8, ReaperAA: 7]" calcext:value-type="string">
            <text:p>[b]47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7. [url=https://www.doomworld.com/idgames/levels/doom/Ports/d-f/e1m8b]Tech Gone Bad[/url][/b] [[b]24[/b]: Jaws In Space: 5, JudgeDeadd: 1, guitardz: 5, Nancsi: 8, Diabolución: 5]" calcext:value-type="string">
            <text:p>[b]47. [url=https://www.doomworld.com/idgames/levels/doom/Ports/d-f/e1m8b]Tech Gone Bad[/url][/b] [[b]24[/b]: Jaws In Space: 5, JudgeDeadd: 1, guitardz: 5, Nancsi: 8, Diabolución: 5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50. [url=https://www.doomworld.com/idgames/levels/doom2/megawads/d2twid]Doom II the Way id Did[/url][/b] [[b]23[/b]: Dime: 8, dylux: 8, NoisyVelvet: 5, ReaperAA: 2]" calcext:value-type="string">
            <text:p>[b]50. [url=https://www.doomworld.com/idgames/levels/doom2/megawads/d2twid]Doom II the Way id Did[/url][/b] [[b]23[/b]: Dime: 8, dylux: 8, NoisyVelvet: 5, ReaperAA: 2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0. [url=https://www.doomworld.com/idgames/levels/doom/Ports/megawads/neis]No End in Sight[/url][/b] [[b]23[/b]: Not Jabba: 5, Vorpal: 5, ella guro: 6, yakfak: 5, Woolie Wool: 1, NoisyVelvet: 1]" calcext:value-type="string">
            <text:p>[b]50. [url=https://www.doomworld.com/idgames/levels/doom/Ports/megawads/neis]No End in Sight[/url][/b] [[b]23[/b]: Not Jabba: 5, Vorpal: 5, ella guro: 6, yakfak: 5, Woolie Wool: 1, NoisyVelvet: 1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2. [url=http://www.moddb.com/games/doom-ii/addons/eternal-slumber-party-v2]Eternal Slumber Party[/url][/b] [[b]22[/b]: Roofi: 10, Outrageous Videos: 8, Grain of Salt: 4]" calcext:value-type="string">
            <text:p>[b]52. [url=http://www.moddb.com/games/doom-ii/addons/eternal-slumber-party-v2]Eternal Slumber Party[/url][/b] [[b]22[/b]: Roofi: 10, Outrageous Videos: 8, Grain of Salt: 4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2. [url=https://www.doomworld.com/idgames/levels/doom/Ports/megawads/kdizd_12]Knee-Deep in ZDoom[/url][/b] [[b]22[/b]: Graf Zahl: 6, Voltcom9: 7, tchkb: 2, Apaul27: 7]" calcext:value-type="string">
            <text:p>[b]52. [url=https://www.doomworld.com/idgames/levels/doom/Ports/megawads/kdizd_12]Knee-Deep in ZDoom[/url][/b] [[b]22[/b]: Graf Zahl: 6, Voltcom9: 7, tchkb: 2, Apaul27: 7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2. [url=https://www.doomworld.com/idgames/levels/doom2/Ports/s-u/unloved]Unloved[/url][/b] [[b]22[/b]: MFG38: 1, everennui: 8, bonnie: 10, TechnoDoomed1: 3]" calcext:value-type="string">
            <text:p>[b]52. [url=https://www.doomworld.com/idgames/levels/doom2/Ports/s-u/unloved]Unloved[/url][/b] [[b]22[/b]: MFG38: 1, everennui: 8, bonnie: 10, TechnoDoomed1: 3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5. [url=https://www.doomworld.com/idgames/levels/doom2/Ports/a-c/breach]Breach[/url][/b] [[b]20[/b]: Jaws In Space: 7, Dime: 10, guitardz: 2, Nancsi: 1]" calcext:value-type="string">
            <text:p>[b]55. [url=https://www.doomworld.com/idgames/levels/doom2/Ports/a-c/breach]Breach[/url][/b] [[b]20[/b]: Jaws In Space: 7, Dime: 10, guitardz: 2, Nancsi: 1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5. [url=https://www.doomworld.com/idgames/levels/doom2/Ports/megawads/jenesis]Jenesis[/url][/b] [[b]20[/b]: Not Jabba: 2, JudgeDeadd: 3, Altima: 7, NaZa: 2, Poncho: 1, Ziad EL Zein: 5]" calcext:value-type="string">
            <text:p>[b]55. [url=https://www.doomworld.com/idgames/levels/doom2/Ports/megawads/jenesis]Jenesis[/url][/b] [[b]20[/b]: Not Jabba: 2, JudgeDeadd: 3, Altima: 7, NaZa: 2, Poncho: 1, Ziad EL Zein: 5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7. [url=https://www.doomworld.com/idgames/levels/doom2/Ports/d-f/equinox]Equinox[/url][/b] [[b]19[/b]: Sky: 5, Grazza: 9, ella guro: 5]" calcext:value-type="string">
            <text:p>[b]57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7. [url=https://www.doomworld.com/idgames/levels/doom2/Ports/megawads/ngmvmt2]Newgothic Movement 2[/url][/b] [[b]19[/b]: Nine Inch Heels: 8, ShoDemo: 2, Outrageous Videos: 9]" calcext:value-type="string">
            <text:p>[b]57. [url=https://www.doomworld.com/idgames/levels/doom2/Ports/megawads/ngmvmt2]Newgothic Movement 2[/url][/b] [[b]19[/b]: Nine Inch Heels: 8, ShoDemo: 2, Outrageous Videos: 9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7. [url=https://www.doomworld.com/idgames/levels/doom2/Ports/m-o/nuts]Nuts[/url][/b] [[b]19[/b]: Chamelenoel: 6, AnonimVio: 9, roadworx: 4]" calcext:value-type="string">
            <text:p>[b]57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7. [url=https://www.doomworld.com/forum/topic/85791-tnt-revilution-final-beta-ready-for-testing/]TNT: Revilution[/url][/b] [[b]19[/b]: Spectra: 9, bLOCKbOYgAMES: 2, GarrettChan: 1, dylux: 5, tmorrow: 2]" calcext:value-type="string">
            <text:p>[b]57. [url=https://www.doomworld.com/forum/topic/85791-tnt-revilution-final-beta-ready-for-testing/]TNT: Revilution[/url][/b] [[b]19[/b]: Spectra: 9, bLOCKbOYgAMES: 2, GarrettChan: 1, dylux: 5, tmorrow: 2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61. [url=https://www.doomworld.com/idgames/levels/doom/Ports/megawads/2002ado]2002: A Doom Odyssey[/url][/b] [[b]18[/b]: soner du: 8, Philnemba: 8, tmorrow: 2]" calcext:value-type="string">
            <text:p>[b]61. [url=https://www.doomworld.com/idgames/levels/doom/Ports/megawads/2002ado]2002: A Doom Odyssey[/url][/b] [[b]18[/b]: soner du: 8, Philnemba: 8, tmorrow: 2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1. [url=https://www.doomworld.com/idgames/levels/doom2/Ports/a-c/bauhaus]Bauhaus[/url][/b] [[b]18[/b]: ella guro: 9, 7hm: 5, Grain of Salt: 3, NoisyVelvet: 1]" calcext:value-type="string">
            <text:p>[b]61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1. [url=https://www.doomworld.com/idgames/levels/doom2/megawads/dmonfear]Demonfear[/url][/b] [[b]18[/b]: roadworx: 8, soner du: 6, Philnemba: 3, NaZa: 1]" calcext:value-type="string">
            <text:p>[b]61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4. [url=http://www.theultimatedoom.com/download/chillax-v9.7.3_fixes_by_HiM_v1.1.zip]Chillax[/url][/b] [[b]17[/b]: Nine Inch Heels: 4, AnonimVio: 5, fveitsi: 5, Outrageous Videos: 3]" calcext:value-type="string">
            <text:p>[b]64. [url=http://www.theultimatedoom.com/download/chillax-v9.7.3_fixes_by_HiM_v1.1.zip]Chillax[/url][/b] [[b]17[/b]: Nine Inch Heels: 4, AnonimVio: 5, fveitsi: 5, Outrageous Videos: 3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4. [url=https://www.doomworld.com/idgames/levels/doom2/Ports/megawads/zpack]ZPack[/url][/b] [[b]17[/b]: MFG38: 5, Voltcom9: 3, TechnoDoomed1: 4, Ziad EL Zein: 5]" calcext:value-type="string">
            <text:p>[b]64. [url=https://www.doomworld.com/idgames/levels/doom2/Ports/megawads/zpack]ZPack[/url][/b] [[b]17[/b]: MFG38: 5, Voltcom9: 3, TechnoDoomed1: 4, Ziad EL Zein: 5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6. [url=https://www.doomworld.com/idgames/levels/doom2/Ports/megawads/mutiny]Mutiny[/url][/b] [[b]16[/b]: Jaws In Space: 6, Doomkid: 3, everennui: 2, NoisyVelvet: 1, m8f: 4]" calcext:value-type="string">
            <text:p>[b]66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6. [url=http://www.mustaine.com/about/video-game-work/perditions-gate/]Perdition's Gate[/url][/b] [[b]16[/b]: Vorpal: 5, Nate River: 1, bonnie: 10]" calcext:value-type="string">
            <text:p>[b]66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6. [url=https://www.doomworld.com/idgames/levels/doom2/megawads/ur]Unholy Realms[/url][/b] [[b]16[/b]: Dime: 6, Bryan T: 1, dylux: 7, tmorrow: 2]" calcext:value-type="string">
            <text:p>[b]66. [url=https://www.doomworld.com/idgames/levels/doom2/megawads/ur]Unholy Realms[/url][/b] [[b]16[/b]: Dime: 6, Bryan T: 1, dylux: 7, tmorrow: 2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9. [url=https://www.doomworld.com/idgames/levels/doom2/Ports/megawads/sf2012]Slaughterfest 2012[/url][/b] [[b]15[/b]: HyperLuke: 1, Outrageous Videos: 1, bemused: 2, Apaul27: 8, tmorrow: 3]" calcext:value-type="string">
            <text:p>[b]69. [url=https://www.doomworld.com/idgames/levels/doom2/Ports/megawads/sf2012]Slaughterfest 2012[/url][/b] [[b]15[/b]: HyperLuke: 1, Outrageous Videos: 1, bemused: 2, Apaul27: 8, tmorrow: 3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69. [url=https://www.doomworld.com/idgames/levels/doom2/Ports/a-c/action2]Urban Brawl: Action Doom 2[/url][/b] [[b]15[/b]: Chamelenoel: 1, JudgeDeadd: 4, Phobus: 10]" calcext:value-type="string">
            <text:p>[b]69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69. [url=https://www.doomworld.com/forum/topic/62496-winters-fury/]Winter's Fury[/url][/b] [[b]15[/b]: Dragonfly: 5, TechnoDoomed1: 10]" calcext:value-type="string">
            <text:p>[b]69. [url=https://www.doomworld.com/forum/topic/62496-winters-fury/]Winter's Fury[/url][/b] [[b]15[/b]: Dragonfly: 5, TechnoDoomed1: 10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2. [url=https://www.doomworld.com/idgames/levels/doom2/Ports/megawads/bstain]Bloodstain[/url][/b] [[b]14[/b]: NuMetalManiak: 5, everennui: 5, Forli: 4]" calcext:value-type="string">
            <text:p>[b]72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2. [url=https://www.doomworld.com/idgames/levels/doom2/Ports/s-u/scl_top]Threshold of Pain[/url][/b] [[b]14[/b]: Malrionn: 7, MFG38: 7]" calcext:value-type="string">
            <text:p>[b]72. [url=https://www.doomworld.com/idgames/levels/doom2/Ports/s-u/scl_top]Threshold of Pain[/url][/b] [[b]14[/b]: Malrionn: 7, MFG38: 7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2. [url=https://www.doomworld.com/idgames/levels/doom2/Ports/s-u/uacultra]UAC Ultra[/url][/b] [[b]14[/b]: Malrionn: 10, Budoka: 4]" calcext:value-type="string">
            <text:p>[b]72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5. [url=https://www.doomworld.com/idgames/themes/batman/batman]Batman Doom[/url][/b] [[b]13[/b]: JudgeDeadd: 3, soner du: 10]" calcext:value-type="string">
            <text:p>[b]75. [url=https://www.doomworld.com/idgames/themes/batman/batman]Batman Doom[/url][/b] [[b]13[/b]: JudgeDeadd: 3, soner du: 10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5. [url=https://www.doomworld.com/idgames/levels/doom2/Ports/d-f/elysion]Elysion[/url][/b] [[b]13[/b]: Sky: 8, darkreaver: 5]" calcext:value-type="string">
            <text:p>[b]75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5. [url=https://www.doomworld.com/idgames/levels/doom2/Ports/m-o/miasma]Miasma[/url][/b] [[b]13[/b]: WH-Wilou84: 1, Soundblock: 2, Nirvana: 9, NoisyVelvet: 1]" calcext:value-type="string">
            <text:p>[b]75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5. [url=https://www.doomworld.com/idgames/levels/doom2/megawads/darken2]The Darkening Episode 2[/url][/b] [[b]13[/b]: Graf Zahl: 4, Woolie Wool: 9]" calcext:value-type="string">
            <text:p>[b]75. [url=https://www.doomworld.com/idgames/levels/doom2/megawads/darken2]The Darkening Episode 2[/url][/b] [[b]13[/b]: Graf Zahl: 4, Woolie Wool: 9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5. [url=https://www.doomworld.com/idgames/levels/doom2/Ports/v-z/zdmcmp1]ZDoom Community Map Project: Take 1[/url][/b] [[b]13[/b]: Phobus: 8, Ziad EL Zein: 5]" calcext:value-type="string">
            <text:p>[b]75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5. [url=https://www.doomworld.com/idgames/levels/doom2/megawads/zone300]Zone 300[/url][/b] [[b]13[/b]: Voltcom9: 8, Soundblock: 3, Bryan T: 2]" calcext:value-type="string">
            <text:p>[b]75. [url=https://www.doomworld.com/idgames/levels/doom2/megawads/zone300]Zone 300[/url][/b] [[b]13[/b]: Voltcom9: 8, Soundblock: 3, Bryan T: 2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81. [url=https://www.doomworld.com/idgames/levels/doom2/Ports/d-f/dv]Deus Vult[/url][/b] [[b]12[/b]: Mr. Freeze: 7, WH-Wilou84: 5]" calcext:value-type="string">
            <text:p>[b]81. [url=https://www.doomworld.com/idgames/levels/doom2/Ports/d-f/dv]Deus Vult[/url][/b] [[b]12[/b]: Mr. Freeze: 7, WH-Wilou84: 5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81. [url=https://www.doomworld.com/idgames/levels/doom2/Ports/d-f/exterror]Extreme Terror[/url][/b] [[b]12[/b]: Nine Inch Heels: 5, everennui: 5, Nancsi: 2]" calcext:value-type="string">
            <text:p>[b]81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1. [url=https://forum.zdoom.org/viewtopic.php?t=56668#p1000996]Rise of the Wool Ball[/url][/b] [[b]12[/b]: Apaul27: 9, TheMightyHeracross: 3]" calcext:value-type="string">
            <text:p>[b]81. [url=https://forum.zdoom.org/viewtopic.php?t=56668#p1000996]Rise of the Wool Ball[/url][/b] [[b]12[/b]: Apaul27: 9, TheMightyHeracross: 3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1. [url=https://www.doomworld.com/idgames/levels/doom2/Ports/s-u/sd20x7]Stardate 20X7[/url][/b] [[b]12[/b]: Grain of Salt: 8, bemused: 4]" calcext:value-type="string">
            <text:p>[b]81. [url=https://www.doomworld.com/idgames/levels/doom2/Ports/s-u/sd20x7]Stardate 20X7[/url][/b] [[b]12[/b]: Grain of Salt: 8, bemused: 4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1. [url=https://www.doomworld.com/idgames/levels/doom2/Ports/megawads/swideath]Swift Death[/url][/b] [[b]12[/b]: Nine Inch Heels: 1, fveitsi: 5, StoneMason: 5, NoisyVelvet: 1]" calcext:value-type="string">
            <text:p>[b]81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6. [url=https://www.doomworld.com/idgames/levels/doom2/Ports/a-c/comatose]Comatose[/url][/b] [[b]11[/b]: yakfak: 7, m8f: 4]" calcext:value-type="string">
            <text:p>[b]86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6. [url=https://www.doomworld.com/idgames/levels/doom2/Ports/megawads/cchest2]Community Chest 2[/url][/b] [[b]11[/b]: Sky: 10, tchkb: 1]" calcext:value-type="string">
            <text:p>[b]86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6. [url=https://www.doomworld.com/idgames/levels/doom2/Ports/a-c/crumpets]Crumpets[/url][/b] [[b]11[/b]: everennui: 2, Nate River: 8, Nirvana: 1]" calcext:value-type="string">
            <text:p>[b]86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6. [url=http://rabotik.nl/harmony.htm]Harmony[/url][/b] [[b]11[/b]: Not Jabba: 5, Sky: 6]" calcext:value-type="string">
            <text:p>[b]86. [url=http://rabotik.nl/harmony.htm]Harmony[/url][/b] [[b]11[/b]: Not Jabba: 5, Sky: 6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6. [url=https://www.doomworld.com/idgames/levels/doom/Ports/d-f/e1m4b]Phobos Mission Control[/url][/b] [[b]11[/b]: Nancsi: 6, Diabolución: 5]" calcext:value-type="string">
            <text:p>[b]86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6. [url=https://www.doomworld.com/idgames/levels/doom2/Ports/a-c/ad2dow]Urban Brawl: Dead of Winter[/url][/b] [[b]11[/b]: Ralphis: 6, Phobus: 5]" calcext:value-type="string">
            <text:p>[b]86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86. [url=https://www.doomworld.com/forum/topic/50158-wip-vela-pax-beta-21-out-now-with-1-more-stuff/]Vela Pax[/url][/b] [[b]11[/b]: WH-Wilou84: 2, TheNerdTurtle2: 9]" calcext:value-type="string">
            <text:p>[b]86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86. [url=https://www.doomworld.com/idgames/levels/doom/v-z/wow]Wow[/url][/b] [[b]11[/b]: AnonimVio: 10, Apaul27: 1]" calcext:value-type="string">
            <text:p>[b]86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4. [url=https://www.doomworld.com/idgames/levels/doom/a-c/castevil]Castle of Evil[/url][/b] [[b]10[/b]: bzzrak: 10]" calcext:value-type="string">
            <text:p>[b]94. [url=https://www.doomworld.com/idgames/levels/doom/a-c/castevil]Castle of Evil[/url][/b] [[b]10[/b]: bzzrak: 10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4. [url=https://www.doomworld.com/forum/topic/103425-final-release-eviternity/]Eviternity[/url][/b] [[b]10[/b]: ReaperAA: 10]" calcext:value-type="string">
            <text:p>[b]94. [url=https://www.doomworld.com/forum/topic/103425-final-release-eviternity/]Eviternity[/url][/b] [[b]10[/b]: ReaperAA: 10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4. [url=https://www.doomworld.com/idgames/levels/doom2/g-i/grime]Grime[/url][/b] [[b]10[/b]: WH-Wilou84: 2, darkreaver: 4, Paul977: 4]" calcext:value-type="string">
            <text:p>[b]94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4. [url=https://doomwiki.org/wiki/Hell_To_Pay]Hell to Pay[/url][/b] [[b]10[/b]: bonnie: 10]" calcext:value-type="string">
            <text:p>[b]94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4. [url=https://forum.zdoom.org/viewtopic.php?f=42&amp;t=55443#p981947]Redemption Of The Slain[/url][/b] [[b]10[/b]: Nancsi: 10]" calcext:value-type="string">
            <text:p>[b]94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4. [url=https://www.romerogames.ie/si6il/]SIGIL[/url][/b] [[b]10[/b]: Diabolución: 10]" calcext:value-type="string">
            <text:p>[b]94. [url=https://www.romerogames.ie/si6il/]SIGIL[/url][/b] [[b]10[/b]: Diabolución: 10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4. [url=https://www.doomworld.com/idgames/levels/doom2/Ports/s-u/tn]Tangerine Nightmare[/url][/b] [[b]10[/b]: guitardz: 10]" calcext:value-type="string">
            <text:p>[b]94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101. [url=https://www.doomworld.com/idgames/levels/doom2/Ports/a-c/brfinal]Beyond Reality[/url][/b] [[b]9[/b]: Talvi: 3, HUNdebLeonidasX: 6]" calcext:value-type="string">
            <text:p>[b]101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101. [url=https://www.doomworld.com/forum/topic/92135-deadair-v2/]Dead Air[/url][/b] [[b]9[/b]: HyperLuke: 2, Lorenz0: 7]" calcext:value-type="string">
            <text:p>[b]101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101. [url=https://www.doomworld.com/idgames/levels/doom/Ports/megawads/ddamn0.9]Doom: Damnation[/url][/b] [[b]9[/b]: bzzrak: 9]" calcext:value-type="string">
            <text:p>[b]101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101. [url=https://www.doomworld.com/idgames/levels/doom2/Ports/megawads/dump-1]Dump Episode 1: Fuck Time Limits[/url][/b] [[b]9[/b]: Voltcom9: 9]" calcext:value-type="string">
            <text:p>[b]101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1. [url=https://www.doomworld.com/forum/topic/88507-dump-episode-3-bfg-edition-maps-released/]Dump Episode 3: BFG Edition[/url][/b] [[b]9[/b]: HyperLuke: 9]" calcext:value-type="string">
            <text:p>[b]101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1. [url=https://www.doomworld.com/forum/topic/100391-esp2/]Eternal Slumber Party﻿ 2[/url][/b] [[b]9[/b]: Roofi: 9]" calcext:value-type="string">
            <text:p>[b]101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1. [url=https://www.doomworld.com/idgames/levels/doom2/Ports/d-f/foursite]Foursite[/url][/b] [[b]9[/b]: Budoka: 2, Nancsi: 7]" calcext:value-type="string">
            <text:p>[b]101. [url=https://www.doomworld.com/idgames/levels/doom2/Ports/d-f/foursite]Foursite[/url][/b] [[b]9[/b]: Budoka: 2, Nancsi: 7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1. [url=https://www.doomworld.com/idgames/levels/doom2/Ports/g-i/hth2]Hi-Tech Hell 2: Alien Tech[/url][/b] [[b]9[/b]: Graf Zahl: 9]" calcext:value-type="string">
            <text:p>[b]101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1. [url=https://forum.zdoom.org/viewtopic.php?t=52301#p913612]Shadow Of The Wool Ball[/url][/b] [[b]9[/b]: Apaul27: 9]" calcext:value-type="string">
            <text:p>[b]101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1. [url=https://www.doomworld.com/idgames/levels/doom2/Ports/s-u/tnte1]Torment and Torture[/url][/b] [[b]9[/b]: MFG38: 9]" calcext:value-type="string">
            <text:p>[b]101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11. [url=https://www.doomworld.com/idgames/levels/doom2/Ports/d-f/disjunct]Disjunction[/url][/b] [[b]8[/b]: Lorenz0: 8]" calcext:value-type="string">
            <text:p>[b]111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11. [url=https://www.doomworld.com/forum/topic/69813-doom-the-golden-souls-mario-64-doom-definitive-edition-released/]Doom: The Golden Souls[/url][/b] [[b]8[/b]: everennui: 1, TheNerdTurtle2: 7]" calcext:value-type="string">
            <text:p>[b]111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11. [url=https://www.doomworld.com/idgames/levels/doom2/Ports/a-c/cybie]Doomguy's Pimp Ventures[/url][/b] [[b]8[/b]: AnonimVio: 8]" calcext:value-type="string">
            <text:p>[b]111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11. [url=https://www.doomworld.com/idgames/levels/doom2/Ports/g-i/holyhell]Holy Hell[/url][/b] [[b]8[/b]: Outrageous Videos: 2, bemused: 6]" calcext:value-type="string">
            <text:p>[b]111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11. [url=https://www.doomworld.com/idgames/levels/doom2/Ports/megawads/italo]Italo-Doom[/url][/b] [[b]8[/b]: bemused: 8]" calcext:value-type="string">
            <text:p>[b]111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11. [url=https://www.doomworld.com/idgames/levels/doom2/m-o/mangle]Mangle[/url][/b] [[b]8[/b]: bzzrak: 8]" calcext:value-type="string">
            <text:p>[b]111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11. [url=https://www.doomworld.com/idgames/levels/doom2/Ports/m-o/mohu1]Monster Hunter Ltd Part I[/url][/b] [[b]8[/b]: Jaws In Space: 4, m8f: 4]" calcext:value-type="string">
            <text:p>[b]111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11. [url=https://www.doomworld.com/idgames/levels/doom2/Ports/m-o/mohu2]Monster Hunter Ltd Part II[/url][/b] [[b]8[/b]: Jaws In Space: 4, m8f: 4]" calcext:value-type="string">
            <text:p>[b]111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11. [url=https://www.doomworld.com/idgames/levels/doom2/Ports/m-o/nimrod]Nimrod: Ixnay on the Hombre[/url][/b] [[b]8[/b]: Graf Zahl: 8]" calcext:value-type="string">
            <text:p>[b]111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11. [url=https://www.doomworld.com/idgames/levels/doom2/megawads/tvr]Revolution![/url][/b] [[b]8[/b]: Not Jabba: 1, Grazza: 3, Altima: 4]" calcext:value-type="string">
            <text:p>[b]111. [url=https://www.doomworld.com/idgames/levels/doom2/megawads/tvr]Revolution![/url][/b] [[b]8[/b]: Not Jabba: 1, Grazza: 3, Altima: 4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11. [url=https://www.doomworld.com/idgames/levels/doom2/Ports/s-u/sacrment]Sacrament[/url][/b] [[b]8[/b]: ella guro: 8]" calcext:value-type="string">
            <text:p>[b]111. [url=https://www.doomworld.com/idgames/levels/doom2/Ports/s-u/sacrment]Sacrament[/url][/b] [[b]8[/b]: ella guro: 8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11. [url=https://www.doomworld.com/idgames/levels/doom2/Ports/s-u/scythex]Scythe X[/url][/b] [[b]8[/b]: 42PercentHealth: 2, Graf Zahl: 2, Talvi: 3, bLOCKbOYgAMES: 1]" calcext:value-type="string">
            <text:p>[b]111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11. [url=https://www.doomworld.com/idgames/levels/doom2/Ports/megawads/skuldash]Skulldash[/url][/b] [[b]8[/b]: everennui: 2, Lorenz0: 6]" calcext:value-type="string">
            <text:p>[b]111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11. [url=https://www.doomworld.com/idgames/levels/doom2/Ports/megawads/sf2011]Slaughterfest 2011[/url][/b] [[b]8[/b]: Outrageous Videos: 5, tmorrow: 3]" calcext:value-type="string">
            <text:p>[b]111. [url=https://www.doomworld.com/idgames/levels/doom2/Ports/megawads/sf2011]Slaughterfest 2011[/url][/b] [[b]8[/b]: Outrageous Videos: 5, tmorrow: 3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11. [url=https://www.doomworld.com/idgames/levels/doom2/Ports/megawads/sihr2fix]Survive in Hell[/url][/b] [[b]8[/b]: Spectra: 8]" calcext:value-type="string">
            <text:p>[b]111. [url=https://www.doomworld.com/idgames/levels/doom2/Ports/megawads/sihr2fix]Survive in Hell[/url][/b] [[b]8[/b]: Spectra: 8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11. [url=https://www.doomworld.com/forum/topic/43453-new-map-ready-to-go-the-bee-map/]The Beesong[/url][/b] [[b]8[/b]: Roofi: 8]" calcext:value-type="string">
            <text:p>[b]111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11. [url=https://www.doomworld.com/idgames/levels/doom2/Ports/megawads/sp_usimp]Ultimate Simplicity[/url][/b] [[b]8[/b]: Dragonfly: 8]" calcext:value-type="string">
            <text:p>[b]111. [url=https://www.doomworld.com/idgames/levels/doom2/Ports/megawads/sp_usimp]Ultimate Simplicity[/url][/b] [[b]8[/b]: Dragonfly: 8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8. [url=https://www.doomworld.com/idgames/levels/doom2/Ports/megawads/50shades]50 Shades of Graytall[/url][/b] [[b]7[/b]: Nine Inch Heels: 2, Voltcom9: 2, NoisyVelvet: 3]" calcext:value-type="string">
            <text:p>[b]128. [url=https://www.doomworld.com/idgames/levels/doom2/Ports/megawads/50shades]50 Shades of Graytall[/url][/b] [[b]7[/b]: Nine Inch Heels: 2, Voltcom9: 2, NoisyVelvet: 3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8. [url=http://www.moddb.com/games/doom/addons/castle-heng]Castle Heng[/url][/b] [[b]7[/b]: 7hm: 7]" calcext:value-type="string">
            <text:p>[b]128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8. [url=https://doomwiki.org/wiki/Chex_Quest#Chex_Quest_2]Chex Quest 2[/url][/b] [[b]7[/b]: bzzrak: 7]" calcext:value-type="string">
            <text:p>[b]128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8. [url=https://www.doomworld.com/idgames/levels/doom2/Ports/a-c/cah_se]Cold as Hell[/url][/b] [[b]7[/b]: Graf Zahl: 7]" calcext:value-type="string">
            <text:p>[b]128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8. [url=https://www.doomworld.com/idgames/levels/doom2/Ports/megawads/cif3]Community is Falling 3[/url][/b] [[b]7[/b]: NuMetalManiak: 3, Voltcom9: 4]" calcext:value-type="string">
            <text:p>[b]128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8. [url=https://www.doomworld.com/forum/topic/103075-deathless-an-ultimate-doom-megawad-rc4/]Deathless[/url][/b] [[b]7[/b]: TheMightyHeracross: 2, ReaperAA: 5]" calcext:value-type="string">
            <text:p>[b]128. [url=https://www.doomworld.com/forum/topic/103075-deathless-an-ultimate-doom-megawad-rc4/]Deathless[/url][/b] [[b]7[/b]: TheMightyHeracross: 2, ReaperAA: 5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8. [url=https://www.doomworld.com/idgames/levels/doom2/d-f/doomcity]Doom City[/url][/b] [[b]7[/b]: Jaws In Space: 4, Doomkid: 3]" calcext:value-type="string">
            <text:p>[b]128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28. [url=http://www.moddb.com/mods/doomone/downloads/doomone-v04]Doom: One[/url][/b] [[b]7[/b]: HyperLuke: 4, Greyenko: 3]" calcext:value-type="string">
            <text:p>[b]128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28. [url=https://www.doomworld.com/idgames/levels/doom/s-u/uac_dead]Doomsday of UAC[/url][/b] [[b]7[/b]: Jaws In Space: 2, Ed: 5]" calcext:value-type="string">
            <text:p>[b]128. [url=https://www.doomworld.com/idgames/levels/doom/s-u/uac_dead]Doomsday of UAC[/url][/b] [[b]7[/b]: Jaws In Space: 2, Ed: 5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28. [url=https://www.doomworld.com/forum/topic/90173-eden/]Eden[/url][/b] [[b]7[/b]: Nirvana: 7]" calcext:value-type="string">
            <text:p>[b]128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28. [url=https://www.doomworld.com/idgames/levels/doom2/Ports/g-i/iedge]Insanity's Edge[/url][/b] [[b]7[/b]: TechnoDoomed1: 7]" calcext:value-type="string">
            <text:p>[b]128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28. [url=https://www.doomworld.com/idgames/levels/doom2/Ports/megawads/mock2]Mock 2: The Speed of Stupid[/url][/b] [[b]7[/b]: AnonimVio: 7]" calcext:value-type="string">
            <text:p>[b]128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28. [url=https://www.doomworld.com/idgames/levels/doom2/m-o/nochance]No Chance[/url][/b] [[b]7[/b]: Roofi: 7]" calcext:value-type="string">
            <text:p>[b]128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28. [url=https://www.doomworld.com/idgames/levels/doom2/m-o/odessa_1]Odessa 1[/url][/b] [[b]7[/b]: 7hm: 7]" calcext:value-type="string">
            <text:p>[b]128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28. [url=https://www.doomworld.com/idgames/levels/doom2/Ports/p-r/pwfinal]Plutonium Winds[/url][/b] [[b]7[/b]: Spectra: 7]" calcext:value-type="string">
            <text:p>[b]128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28. [url=https://www.doomworld.com/idgames/levels/hexen/j-l/kaiser_28]Shadows of Chronos[/url][/b] [[b]7[/b]: Grain of Salt: 7]" calcext:value-type="string">
            <text:p>[b]128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28. [url=https://forum.zdoom.org/viewtopic.php?f=42&amp;t=55741]Waterlab GZD[/url][/b] [[b]7[/b]: Phobus: 7]" calcext:value-type="string">
            <text:p>[b]128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45. [url=https://www.doomworld.com/idgames/levels/doom2/Ports/d-f/frozent] Frozen Time[/url][/b] [[b]6[/b]: Budoka: 6]" calcext:value-type="string">
            <text:p>[b]145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45. [url=https://www.doomworld.com/forum/topic/92542-20-monsters-community-project-released/]20 Monsters Community Project[/url][/b] [[b]6[/b]: Voltcom9: 6]" calcext:value-type="string">
            <text:p>[b]145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45. [url=http://www.doomwadstation.net/main/aliens.html]Aliens TC[/url][/b] [[b]6[/b]: yakfak: 4, soner du: 2]" calcext:value-type="string">
            <text:p>[b]145. [url=http://www.doomwadstation.net/main/aliens.html]Aliens TC[/url][/b] [[b]6[/b]: yakfak: 4, soner du: 2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45. [url=https://www.doomworld.com/idgames/levels/doom2/Ports/s-u/teitenga]Assault on Tei Tenga[/url][/b] [[b]6[/b]: Ralphis: 6]" calcext:value-type="string">
            <text:p>[b]145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45. [url=https://www.doomworld.com/idgames/levels/doom2/a-c/castleof]Castle of the Damned[/url][/b] [[b]6[/b]: bzzrak: 6]" calcext:value-type="string">
            <text:p>[b]145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45. [url=https://www.doomworld.com/idgames/levels/doom2/Ports/megawads/drkenctr]Dark Encounters[/url][/b] [[b]6[/b]: Bryan T: 6]" calcext:value-type="string">
            <text:p>[b]145. [url=https://www.doomworld.com/idgames/levels/doom2/Ports/megawads/drkenctr]Dark Encounters[/url][/b] [[b]6[/b]: Bryan T: 6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45. [url=https://www.doomworld.com/idgames/levels/doom2/Ports/d-f/de-pkg]Demon Eclipse[/url][/b] [[b]6[/b]: Soundblock: 1, Lazorinc: 1, tchkb: 4]" calcext:value-type="string">
            <text:p>[b]145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45. [url=https://www.doomworld.com/idgames/levels/doom/Ports/d-f/dbimpact]Double Impact[/url][/b] [[b]6[/b]: Ralphis: 6]" calcext:value-type="string">
            <text:p>[b]145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45. [url=https://www.doomworld.com/idgames/levels/doom2/Ports/megawads/echelon]Echelon[/url][/b] [[b]6[/b]: Sky: 1, bzzrak: 5]" calcext:value-type="string">
            <text:p>[b]145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45. [url=https://www.doomworld.com/idgames/levels/heretic/Ports/elfgp]Elf Gets Pissed[/url][/b] [[b]6[/b]: Ralphis: 6]" calcext:value-type="string">
            <text:p>[b]145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45. [url=https://www.doomworld.com/idgames/levels/doom/0-9/01fava]Fava Beans[/url][/b] [[b]6[/b]: Philnemba: 2, NaZa: 4]" calcext:value-type="string">
            <text:p>[b]145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45. [url=https://www.doomworld.com/idgames/levels/doom2/Ports/megawads/5room]Five Rooms of Doom[/url][/b] [[b]6[/b]: HyperLuke: 6]" calcext:value-type="string">
            <text:p>[b]145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45. [url=https://www.doomworld.com/idgames/levels/doom2/deathmatch/j-l/judas23]Judas[/url][/b] [[b]6[/b]: antares031: 6]" calcext:value-type="string">
            <text:p>[b]145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45. [url=https://www.doomworld.com/idgames/levels/doom2/Ports/m-o/ngmvmt1]Newgothic Movement 1[/url][/b] [[b]6[/b]: everennui: 2, Outrageous Videos: 4]" calcext:value-type="string">
            <text:p>[b]145. [url=https://www.doomworld.com/idgames/levels/doom2/Ports/m-o/ngmvmt1]Newgothic Movement 1[/url][/b] [[b]6[/b]: everennui: 2, Outrageous Videos: 4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45. [url=https://www.doomworld.com/idgames/levels/doom/m-o/nukemine]Nuke Mine (Come Get Some)[/url][/b] [[b]6[/b]: Soundblock: 6]" calcext:value-type="string">
            <text:p>[b]145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45. [url=https://www.doomworld.com/idgames/levels/doom/Ports/p-r/par-lutz]Phobos: Anomaly Reborn[/url][/b] [[b]6[/b]: Ed: 5, Graf Zahl: 1]" calcext:value-type="string">
            <text:p>[b]145. [url=https://www.doomworld.com/idgames/levels/doom/Ports/p-r/par-lutz]Phobos: Anomaly Reborn[/url][/b] [[b]6[/b]: Ed: 5, Graf Zahl: 1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45. [url=http://www.wad-archive.com/wad/e5d863c72e1f5de577a3ae57745c107e]SSL2[/url][/b] [[b]6[/b]: antares031: 6]" calcext:value-type="string">
            <text:p>[b]145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45. [url=https://www.doomworld.com/idgames/levels/doom2/Ports/m-o/massm]The Adventures of MassMouth[/url][/b] [[b]6[/b]: Ralphis: 6]" calcext:value-type="string">
            <text:p>[b]145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45. [url=https://www.doomworld.com/idgames/levels/doom2/Ports/megawads/tj]The Journey[/url][/b] [[b]6[/b]: Spectra: 6]" calcext:value-type="string">
            <text:p>[b]145. [url=https://www.doomworld.com/idgames/levels/doom2/Ports/megawads/tj]The Journey[/url][/b] [[b]6[/b]: Spectra: 6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45. [url=https://www.doomworld.com/idgames/themes/terrywads/uacmnnew]UAC Military Nightmare[/url][/b] [[b]6[/b]: AnonimVio: 6]" calcext:value-type="string">
            <text:p>[b]145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45. [url=https://www.doomworld.com/idgames/levels/doom2/deathmatch/Ports/megawads/udmx]Unidoom Deathmatch X[/url][/b] [[b]6[/b]: Ralphis: 6]" calcext:value-type="string">
            <text:p>[b]145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45. [url=https://www.doomworld.com/idgames/levels/doom2/megawads/urania]Urania[/url][/b] [[b]6[/b]: Spectre01: 6]" calcext:value-type="string">
            <text:p>[b]145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45. [url=https://www.doomworld.com/idgames/levels/doom2/Ports/megawads/wos]Whispers of Satan[/url][/b] [[b]6[/b]: Woolie Wool: 4, tmorrow: 2]" calcext:value-type="string">
            <text:p>[b]145. [url=https://www.doomworld.com/idgames/levels/doom2/Ports/megawads/wos]Whispers of Satan[/url][/b] [[b]6[/b]: Woolie Wool: 4, tmorrow: 2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68. [url=https://www.doomworld.com/idgames/levels/doom2/Ports/a-c/bor_lost]Brotherhood of Ruin: The Lost Temple[/url][/b] [[b]5[/b]: Vorpal: 5]" calcext:value-type="string">
            <text:p>[b]168. [url=https://www.doomworld.com/idgames/levels/doom2/Ports/a-c/bor_lost]Brotherhood of Ruin: The Lost Temple[/url][/b] [[b]5[/b]: Vorpal: 5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68. [url=https://www.doomworld.com/idgames/levels/doom/p-r/retroeps]CH Retro Episode[/url][/b] [[b]5[/b]: Diabolución: 5]" calcext:value-type="string">
            <text:p>[b]168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68. [url=https://www.doomworld.com/idgames/levels/doom2/a-c/chordg]Chord G[/url][/b] [[b]5[/b]: JudgeDeadd: 2, Paul977: 3]" calcext:value-type="string">
            <text:p>[b]168. [url=https://www.doomworld.com/idgames/levels/doom2/a-c/chordg]Chord G[/url][/b] [[b]5[/b]: JudgeDeadd: 2, Paul977: 3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68. [url=https://www.doomworld.com/idgames/levels/doom2/Ports/s-u/tcotd21me]City of the Damned: Apocalypse[/url][/b] [[b]5[/b]: TechnoDoomed1: 5]" calcext:value-type="string">
            <text:p>[b]168. [url=https://www.doomworld.com/idgames/levels/doom2/Ports/s-u/tcotd21me]City of the Damned: Apocalypse[/url][/b] [[b]5[/b]: TechnoDoomed1: 5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68. [url=https://www.doomworld.com/idgames/levels/doom2/Ports/megawads/1024clau]Claustrophobia 1024[/url][/b] [[b]5[/b]: m8f: 5]" calcext:value-type="string">
            <text:p>[b]168. [url=https://www.doomworld.com/idgames/levels/doom2/Ports/megawads/1024clau]Claustrophobia 1024[/url][/b] [[b]5[/b]: m8f: 5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68. [url=https://www.doomworld.com/idgames/levels/doom/d-f/dante666]Dante's Gate[/url][/b] [[b]5[/b]: Soundblock: 5]" calcext:value-type="string">
            <text:p>[b]168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68. [url=https://www.doomworld.com/forum/topic/91854-v15-doom-64-retribution/]Doom 64: Retribution[/url][/b] [[b]5[/b]: guitardz: 5]" calcext:value-type="string">
            <text:p>[b]168. [url=https://www.doomworld.com/forum/topic/91854-v15-doom-64-retribution/]Doom 64: Retribution[/url][/b] [[b]5[/b]: guitardz: 5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68. [url=http://www.wad-archive.com/wad/DOOM-Barracks-Zone-1]Doom Barracks Zone[/url][/b] [[b]5[/b]: HUNdebLeonidasX: 3, TheMightyHeracross: 2]" calcext:value-type="string">
            <text:p>[b]168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68. [url=https://www.doomworld.com/forum/topic/54022-doom-center-do-you-know-that/]Doom Center[/url][/b] [[b]5[/b]: HUNdebLeonidasX: 5]" calcext:value-type="string">
            <text:p>[b]168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68. [url=https://www.doomworld.com/idgames/levels/doom2/Ports/d-f/dripfeed]Drip Feed[/url][/b] [[b]5[/b]: Vorpal: 5]" calcext:value-type="string">
            <text:p>[b]168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68. [url=http://www.doom2.net/mykdoom/misc/113434_e1contest.zip]e1contest﻿.wad﻿[/url][/b] [[b]5[/b]: Diabolución: 5]" calcext:value-type="string">
            <text:p>[b]168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68. [url=https://www.doomworld.com/idgames/themes/TeamTNT/ed4_rfo/ed4_rfo1]Eternal DOOM IV: Return from Oblivion[/url][/b] [[b]5[/b]: m8f: 5]" calcext:value-type="string">
            <text:p>[b]168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68. [url=https://www.doomworld.com/idgames/levels/doom2/deathmatch/megawads/exec]Execution[/url][/b] [[b]5[/b]: Doomkid: 5]" calcext:value-type="string">
            <text:p>[b]168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68. [url=http://freedoom.github.io/download.html]Freedoom: Phase 2[/url][/b] [[b]5[/b]: Spectra: 1, Voltcom9: 1, TheMightyHeracross: 3]" calcext:value-type="string">
            <text:p>[b]168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68. [url=https://forum.zdoom.org/viewtopic.php?f=19&amp;t=46718]Gene-Tech: Before the Storm[/url][/b] [[b]5[/b]: Graf Zahl: 5]" calcext:value-type="string">
            <text:p>[b]168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68. [url=https://www.doomworld.com/idgames/levels/doom2/Ports/megawads/gmp]Good Morning Phobos[/url][/b] [[b]5[/b]: Bryan T: 5]" calcext:value-type="string">
            <text:p>[b]168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68. [url=https://www.doomworld.com/idgames/levels/doom2/deathmatch/Ports/megawads/gw2]Greenwar II[/url][/b] [[b]5[/b]: Ed: 5]" calcext:value-type="string">
            <text:p>[b]168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68. [url=https://www.doomworld.com/idgames/themes/hacx/hx11pack]Hacx[/url][/b] [[b]5[/b]: Grazza: 5]" calcext:value-type="string">
            <text:p>[b]168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68. [url=https://www.doomworld.com/idgames/levels/doom2/Ports/g-i/inncnx2]Innocence X2[/url][/b] [[b]5[/b]: Spectra: 5]" calcext:value-type="string">
            <text:p>[b]168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68. [url=https://www.doomworld.com/idgames/levels/doom2/megawads/marsw301]Mars War[/url][/b] [[b]5[/b]: Roofi: 5]" calcext:value-type="string">
            <text:p>[b]168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68. [url=https://www.doomworld.com/idgames/levels/doom2/m-o/mordeth]Mordeth[/url][/b] [[b]5[/b]: Vorpal: 5]" calcext:value-type="string">
            <text:p>[b]168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68. [url=https://www.doomworld.com/idgames/levels/doom2/Ports/megawads/nova2]Nova II: New Dawn[/url][/b] [[b]5[/b]: Not Jabba: 3, dylux: 2]" calcext:value-type="string">
            <text:p>[b]168. [url=https://www.doomworld.com/idgames/levels/doom2/Ports/megawads/nova2]Nova II: New Dawn[/url][/b] [[b]5[/b]: Not Jabba: 3, dylux: 2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68. [url=http://www.mediafire.com/file/fuurx4c98tl198i/One_Doom_s_Day.wad]One Doom's Day[/url][/b] [[b]5[/b]: Apaul27: 5]" calcext:value-type="string">
            <text:p>[b]168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68. [url=https://www.doomworld.com/idgames/levels/doom2/m-o/osiris]Osiris[/url][/b] [[b]5[/b]: Vorpal: 5]" calcext:value-type="string">
            <text:p>[b]168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68. [url=https://www.doomworld.com/idgames/levels/doom2/s-u/selfish5]SELFISH5[/url][/b] [[b]5[/b]: Diabolución: 5]" calcext:value-type="string">
            <text:p>[b]168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68. [url=https://www.doomworld.com/idgames/levels/doom/Ports/p-r/pe1_phob]Simply Phobos[/url][/b] [[b]5[/b]: Diabolución: 5]" calcext:value-type="string">
            <text:p>[b]168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68. [url=https://www.doomworld.com/idgames/deathmatch/skulltag/spacedm9]SpaceDM9[/url][/b] [[b]5[/b]: Ed: 5]" calcext:value-type="string">
            <text:p>[b]168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68. [url=https://doomwiki.org/wiki/The_Plutonia_Experiment]The Plutonia Experiment[/url][/b] [[b]5[/b]: guitardz: 5]" calcext:value-type="string">
            <text:p>[b]168. [url=https://doomwiki.org/wiki/The_Plutonia_Experiment]The Plutonia Experiment[/url][/b] [[b]5[/b]: guitardz: 5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68. [url=https://www.doomworld.com/idgames/levels/doom2/s-u/slayer]The Slayer[/url][/b] [[b]5[/b]: Vorpal: 5]" calcext:value-type="string">
            <text:p>[b]168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68. [url=https://www.doomworld.com/idgames/themes/university/trinity2]The Unholy Trinity[/url][/b] [[b]5[/b]: yakfak: 3, Soundblock: 2]" calcext:value-type="string">
            <text:p>[b]168. [url=https://www.doomworld.com/idgames/themes/university/trinity2]The Unholy Trinity[/url][/b] [[b]5[/b]: yakfak: 3, Soundblock: 2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68. [url=https://www.doomworld.com/idgames/levels/doom2/Ports/v-z/vulkan]Vulkan Episode 1[/url][/b] [[b]5[/b]: HyperLuke: 5]" calcext:value-type="string">
            <text:p>[b]168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68. [url=https://www.doomworld.com/vb/wads-mods/71259-way-too-many-dead-guys-map05-alpha-available/]Way 2 Many Dead Guys[/url][/b] [[b]5[/b]: Nancsi: 5]" calcext:value-type="string">
            <text:p>[b]168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68. [url=https://www.doomworld.com/idgames/levels/doom2/Ports/v-z/zendyn_x]Zen Dynamics[/url][/b] [[b]5[/b]: Phobus: 4, TechnoDoomed1: 1]" calcext:value-type="string">
            <text:p>[b]168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201. [url=https://www.doomworld.com/idgames/levels/doom2/a-c/chord2]Chord 2[/url][/b] [[b]4[/b]: Paul977: 4]" calcext:value-type="string">
            <text:p>[b]201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201. [url=https://www.doomworld.com/idgames/levels/doom2/Ports/a-c/c-shock2]Combat Shock 2[/url][/b] [[b]4[/b]: Cynical: 1, Nate River: 3]" calcext:value-type="string">
            <text:p>[b]201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201. [url=https://www.doomworld.com/idgames/levels/doom2/Ports/a-c/crimsonh]Crimson Horizon[/url][/b] [[b]4[/b]: Paul977: 4]" calcext:value-type="string">
            <text:p>[b]201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201. [url=https://www.doomworld.com/idgames/levels/doom2/deathmatch/Ports/megawads/crudream]Crucified Dreams[/url][/b] [[b]4[/b]: Soundblock: 4]" calcext:value-type="string">
            <text:p>[b]201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201. [url=https://www.doomworld.com/idgames/levels/doom2/megawads/d2ino]Doom 2 In Name Only[/url][/b] [[b]4[/b]: Odal: 4]" calcext:value-type="string">
            <text:p>[b]201. [url=https://www.doomworld.com/idgames/levels/doom2/megawads/d2ino]Doom 2 In Name Only[/url][/b] [[b]4[/b]: Odal: 4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201. [url=https://www.doomworld.com/idgames/levels/doom2/d-f/dyst3]Dystopia 3: Re-Birth of Anarchy[/url][/b] [[b]4[/b]: Soundblock: 3, valkiriforce: 1]" calcext:value-type="string">
            <text:p>[b]201. [url=https://www.doomworld.com/idgames/levels/doom2/d-f/dyst3]Dystopia 3: Re-Birth of Anarchy[/url][/b] [[b]4[/b]: Soundblock: 3, valkiriforce: 1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201. [url=https://www.doomworld.com/idgames/levels/doom2/d-f/earth]Earth[/url][/b] [[b]4[/b]: ShoDemo: 3, TheNerdTurtle2: 1]" calcext:value-type="string">
            <text:p>[b]201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201. [url=https://www.doomworld.com/idgames/levels/doom2/Ports/g-i/impencse]Imp Encounter[/url][/b] [[b]4[/b]: AnonimVio: 4]" calcext:value-type="string">
            <text:p>[b]201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201. [url=https://www.doomworld.com/forum/topic/74792-jiffy-bag-a-speedmap-megawad-rc2-released/]Jiffy Bag[/url][/b] [[b]4[/b]: TheNerdTurtle2: 4]" calcext:value-type="string">
            <text:p>[b]201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201. [url=https://www.doomworld.com/idgames/levels/doom2/Ports/j-l/khorus]Khorus[/url][/b] [[b]4[/b]: NuMetalManiak: 4]" calcext:value-type="string">
            <text:p>[b]201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201. [url=https://www.doomworld.com/files/file/15671-mapgame/]Mapgame[/url][/b] [[b]4[/b]: m8f: 4]" calcext:value-type="string">
            <text:p>[b]201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201. [url=https://www.doomworld.com/idgames/levels/doom2/Ports/s-u/sinedie]Sine Die[/url][/b] [[b]4[/b]: bLOCKbOYgAMES: 4]" calcext:value-type="string">
            <text:p>[b]201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201. [url=http://stronghold.drdteam.org/download.html]Stronghold: On the Edge of Chaos[/url][/b] [[b]4[/b]: MFG38: 2, Dragonfly: 2]" calcext:value-type="string">
            <text:p>[b]201. [url=http://stronghold.drdteam.org/download.html]Stronghold: On the Edge of Chaos[/url][/b] [[b]4[/b]: MFG38: 2, Dragonfly: 2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201. [url=https://www.doomworld.com/idgames/levels/doom2/d-f/enigma]The Enigma Episode[/url][/b] [[b]4[/b]: T-Rex: 3, valkiriforce: 1]" calcext:value-type="string">
            <text:p>[b]201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201. [url=https://www.doomworld.com/idgames/levels/doom2/Ports/s-u/tribute]Tribute[/url][/b] [[b]4[/b]: Lorenz0: 4]" calcext:value-type="string">
            <text:p>[b]201. [url=https://www.doomworld.com/idgames/levels/doom2/Ports/s-u/tribute]Tribute[/url][/b] [[b]4[/b]: Lorenz0: 4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201. [url=http://odamex.net/boards/index.php?topic=2246.0]UAC Ultra 2[/url][/b] [[b]4[/b]: Sky: 4]" calcext:value-type="string">
            <text:p>[b]201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201. [url=https://www.doomworld.com/idgames/levels/doom2/Ports/megawads/vile]Vile Flesh[/url][/b] [[b]4[/b]: Grazza: 4]" calcext:value-type="string">
            <text:p>[b]201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01. [url=https://www.doomworld.com/idgames/levels/doom2/Ports/v-z/vrack]Vrack[/url][/b] [[b]4[/b]: bzzrak: 4]" calcext:value-type="string">
            <text:p>[b]201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01. [url=https://www.doomworld.com/idgames/levels/doom2/Ports/v-z/vrack3]Vrack 3[/url][/b] [[b]4[/b]: Spectra: 4]" calcext:value-type="string">
            <text:p>[b]201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20. [url=https://cloud.mail.ru/public/83f617a62867/1993.WAD]1993[/url][/b] [[b]3[/b]: Apaul27: 3]" calcext:value-type="string">
            <text:p>[b]220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20. [url=https://www.doomworld.com/forum/topic/93734-doomworld-community-top-wads-of-all-time/?page=4]2castles[/url][/b] [[b]3[/b]: Soundblock: 3]" calcext:value-type="string">
            <text:p>[b]220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20. [url=https://www.doomworld.com/forum/topic/90605-v04-a-boy-and-his-barrel-a-secret-is-revealed/]A Boy and His Barrel[/url][/b] [[b]3[/b]: Dragonfly: 3]" calcext:value-type="string">
            <text:p>[b]220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20. [url=https://www.doomworld.com/files/file/18491-absolutely-killed/]Absolutely Killed[/url][/b] [[b]3[/b]: NoisyVelvet: 3]" calcext:value-type="string">
            <text:p>[b]220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20. [url=https://www.doomworld.com/idgames/levels/doom/Ports/a-c/aaawake]Awakening[/url][/b] [[b]3[/b]: Graf Zahl: 3]" calcext:value-type="string">
            <text:p>[b]220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20. [url=https://www.doomworld.com/idgames/levels/doom2/a-c/chord1]Chord 1[/url][/b] [[b]3[/b]: Paul977: 3]" calcext:value-type="string">
            <text:p>[b]220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20. [url=https://www.doomworld.com/idgames/levels/doom2/Ports/a-c/chord3]Chord 3[/url][/b] [[b]3[/b]: Paul977: 3]" calcext:value-type="string">
            <text:p>[b]220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20. [url=https://www.doomworld.com/idgames/levels/doom2/Ports/megawads/cchest3]Community Chest 3[/url][/b] [[b]3[/b]: Mr. Freeze: 3]" calcext:value-type="string">
            <text:p>[b]220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20. [url=https://www.doomworld.com/idgames/levels/doom2/Ports/a-c/crapirc5]Crapi[/url][/b] [[b]3[/b]: Archie550: 3]" calcext:value-type="string">
            <text:p>[b]220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20. [url=https://www.doomworld.com/idgames/levels/doom2/d-f/darkcvnt]Dark Covenant[/url][/b] [[b]3[/b]: NuMetalManiak: 2, bonnie: 1]" calcext:value-type="string">
            <text:p>[b]220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20. [url=https://www.doomworld.com/idgames/levels/doom2/Ports/d-f/darknes2]Disciples of Darkness[/url][/b] [[b]3[/b]: Nirvana: 3]" calcext:value-type="string">
            <text:p>[b]220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20. [url=http://freedoom.github.io/download.html]Freedoom: Phase 1[/url][/b] [[b]3[/b]: Chamelenoel: 3]" calcext:value-type="string">
            <text:p>[b]220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20. [url=https://www.doomworld.com/idgames/levels/doom2/g-i/hellrun2]Hellrun[/url][/b] [[b]3[/b]: Doomkid: 3]" calcext:value-type="string">
            <text:p>[b]220. [url=https://www.doomworld.com/idgames/levels/doom2/g-i/hellrun2]Hellrun[/url][/b] [[b]3[/b]: Doomkid: 3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20. [url=https://www.doomworld.com/idgames/levels/doom2/Ports/j-l/legher]Legacy of Heroes[/url][/b] [[b]3[/b]: dylux: 3]" calcext:value-type="string">
            <text:p>[b]220. [url=https://www.doomworld.com/idgames/levels/doom2/Ports/j-l/legher]Legacy of Heroes[/url][/b] [[b]3[/b]: dylux: 3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20. [url=https://www.doomworld.com/idgames/levels/doom2/Ports/j-l/los]Legacy of Suffering[/url][/b] [[b]3[/b]: MFG38: 3]" calcext:value-type="string">
            <text:p>[b]220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20. [url=https://www.doomworld.com/idgames/levels/doom2/p-r/phobos2]Phobos[/url][/b] [[b]3[/b]: Jaws In Space: 3]" calcext:value-type="string">
            <text:p>[b]220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20. [url=https://www.doomworld.com/idgames/levels/doom2/megawads/pizzas]Pizza Steve[/url][/b] [[b]3[/b]: Bryan T: 3]" calcext:value-type="string">
            <text:p>[b]220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20. [url=https://www.doomworld.com/idgames/levels/hexen/s-u/serpent]Serpent: Resurrection[/url][/b] [[b]3[/b]: TheMightyHeracross: 3]" calcext:value-type="string">
            <text:p>[b]220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20. [url=https://www.doomworld.com/idgames/levels/doom2/Ports/s-u/t3st]T3ST[/url][/b] [[b]3[/b]: bzzrak: 3]" calcext:value-type="string">
            <text:p>[b]220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20. [url=https://doomwiki.org/wiki/The_Lost_Episodes_of_Doom]The Lost Episodes of Doom[/url][/b] [[b]3[/b]: Diabolución: 3]" calcext:value-type="string">
            <text:p>[b]220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20. [url=https://www.doomworld.com/idgames/levels/doom/s-u/smb_v102]The Sky May Be[/url][/b] [[b]3[/b]: AnonimVio: 3]" calcext:value-type="string">
            <text:p>[b]220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20. [url=https://www.doomworld.com/idgames/levels/doom2/deathmatch/s-u/udm3]Unidoom DM 3[/url][/b] [[b]3[/b]: Doomkid: 3]" calcext:value-type="string">
            <text:p>[b]220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42. [url=https://www.doomworld.com/idgames/levels/doom2/megawads/1monster]1 Monster Megawad[/url][/b] [[b]2[/b]: TheNerdTurtle2: 2]" calcext:value-type="string">
            <text:p>[b]242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42. [url=https://www.doomworld.com/idgames/levels/doom2/megawads/3ha3]3 Heures d'agonie 3[/url][/b] [[b]2[/b]: Roofi: 2]" calcext:value-type="string">
            <text:p>[b]242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42. [url=https://www.doomworld.com/idgames/levels/doom2/Ports/0-9/30kmaps]30,000 Levels[/url][/b] [[b]2[/b]: AnonimVio: 2]" calcext:value-type="string">
            <text:p>[b]242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42. [url=https://www.doomworld.com/idgames/levels/doom2/megawads/50monstr]50 Monsters[/url][/b] [[b]2[/b]: tmorrow: 2]" calcext:value-type="string">
            <text:p>[b]242. [url=https://www.doomworld.com/idgames/levels/doom2/megawads/50monstr]50 Monsters[/url][/b] [[b]2[/b]: tmorrow: 2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42. [url=https://www.doomworld.com/idgames/levels/doom2/Ports/a-c/aeternum]Aeternum[/url][/b] [[b]2[/b]: 42PercentHealth: 1, Budoka: 1]" calcext:value-type="string">
            <text:p>[b]242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42. [url=https://www.doomworld.com/idgames/levels/doom2/a-c/area51]Area 51[/url][/b] [[b]2[/b]: Doomkid: 2]" calcext:value-type="string">
            <text:p>[b]242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42. [url=https://www.doomworld.com/idgames/levels/doom/a-c/b2b]Back to Basics[/url][/b] [[b]2[/b]: WH-Wilou84: 2]" calcext:value-type="string">
            <text:p>[b]242. [url=https://www.doomworld.com/idgames/levels/doom/a-c/b2b]Back to Basics[/url][/b] [[b]2[/b]: WH-Wilou84: 2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42. [url=https://www.doomworld.com/idgames/levels/doom2/Ports/a-c/bldstlp]Bloody Steel[/url][/b] [[b]2[/b]: ella guro: 2]" calcext:value-type="string">
            <text:p>[b]242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42. [url=https://www.doomworld.com/forum/topic/92776-brigandine-rc2-updated-2017-05-13/]Brigandine[/url][/b] [[b]2[/b]: guitardz: 2]" calcext:value-type="string">
            <text:p>[b]242. [url=https://www.doomworld.com/forum/topic/92776-brigandine-rc2-updated-2017-05-13/]Brigandine[/url][/b] [[b]2[/b]: guitardz: 2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42. [url=https://www.doomworld.com/idgames/levels/doom2/Ports/s-u/tcotd]City of the Damned[/url][/b] [[b]2[/b]: HUNdebLeonidasX: 2]" calcext:value-type="string">
            <text:p>[b]242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42. [url=https://www.doomworld.com/idgames/levels/doom2/megawads/cleim20p]Cleimos 2[/url][/b] [[b]2[/b]: valkiriforce: 2]" calcext:value-type="string">
            <text:p>[b]242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42. [url=https://www.doomworld.com/idgames/levels/doom2/megawads/d2reload]Doom 2 Reloaded[/url][/b] [[b]2[/b]: Odal: 2]" calcext:value-type="string">
            <text:p>[b]242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42. [url=https://www.doomworld.com/idgames/levels/doom2/Ports/d-f/fth666]Flashback to Hell[/url][/b] [[b]2[/b]: GarrettChan: 2]" calcext:value-type="string">
            <text:p>[b]242. [url=https://www.doomworld.com/idgames/levels/doom2/Ports/d-f/fth666]Flashback to Hell[/url][/b] [[b]2[/b]: GarrettChan: 2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42. [url=http://www.mediafire.com/file/lgqjfqjy381ybic/Ice_Rage.zip]Ice Rage[/url][/b] [[b]2[/b]: Chamelenoel: 2]" calcext:value-type="string">
            <text:p>[b]242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42. [url=https://www.doomworld.com/idgames/levels/doom2/Ports/d-f/dmdjm01]Jagermorder: Chemical Lab[/url][/b] [[b]2[/b]: Soundblock: 2]" calcext:value-type="string">
            <text:p>[b]242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42. [url=https://www.doomworld.com/idgames/levels/doom2/megawads/kssht]Khorus' Speedy Shit[/url][/b] [[b]2[/b]: Phobus: 2]" calcext:value-type="string">
            <text:p>[b]242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42. [url=https://www.doomworld.com/idgames/levels/doom2/a-c/bldnight]One Bloody Night[/url][/b] [[b]2[/b]: WH-Wilou84: 1, T-Rex: 1]" calcext:value-type="string">
            <text:p>[b]242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42. [url=https://www.doomworld.com/idgames/music/plutmidi]Plutonia MIDI Pack[/url][/b] [[b]2[/b]: Diabolución: 2]" calcext:value-type="string">
            <text:p>[b]242. [url=https://www.doomworld.com/idgames/music/plutmidi]Plutonia MIDI Pack[/url][/b] [[b]2[/b]: Diabolución: 2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42. [url=https://www.doomworld.com/idgames/levels/doom2/Ports/p-r/rf_1024]Rf 1024[/url][/b] [[b]2[/b]: JudgeDeadd: 2]" calcext:value-type="string">
            <text:p>[b]242. [url=https://www.doomworld.com/idgames/levels/doom2/Ports/p-r/rf_1024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42. [url=https://www.doomworld.com/idgames/levels/doom2/Ports/p-r/rush]Rush[/url][/b] [[b]2[/b]: Nirvana: 2]" calcext:value-type="string">
            <text:p>[b]242. [url=https://www.doomworld.com/idgames/levels/doom2/Ports/p-r/rush]Rush[/url][/b] [[b]2[/b]: Nirvana: 2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42. [url=https://www.doomworld.com/idgames/levels/doom2/0-9/666]Sector 666[/url][/b] [[b]2[/b]: bzzrak: 2]" calcext:value-type="string">
            <text:p>[b]242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42. [url=https://www.doomworld.com/idgames/levels/doom2/a-c/aboosysv]System Vices[/url][/b] [[b]2[/b]: Grazza: 2]" calcext:value-type="string">
            <text:p>[b]242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42. [url=https://www.doomworld.com/idgames/levels/doom2/Ports/megawads/thtthren]THT: Threnody[/url][/b] [[b]2[/b]: Doomkid: 2]" calcext:value-type="string">
            <text:p>[b]242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65. [url=https://www.doomworld.com/idgames/levels/doom2/Ports/a-c/action]Action Doom[/url][/b] [[b]1[/b]: Dragonfly: 1]" calcext:value-type="string">
            <text:p>[b]265. [url=https://www.doomworld.com/idgames/levels/doom2/Ports/a-c/action]Action Doom[/url][/b] [[b]1[/b]: Dragonfly: 1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65. [url=https://www.doomworld.com/idgames/levels/doom2/Ports/a-c/bermuda]Bermuda Triangle[/url][/b] [[b]1[/b]: Doomkid: 1]" calcext:value-type="string">
            <text:p>[b]265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65. [url=https://www.doomworld.com/idgames/levels/doom2/Ports/a-c/chungus]Big Chungus' Symphony[/url][/b] [[b]1[/b]: Archie550: 1]" calcext:value-type="string">
            <text:p>[b]265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65. [url=https://www.doomworld.com/idgames/levels/doom2/Ports/a-c/coecits]Castle of Eternal Carrot in the Sky[/url][/b] [[b]1[/b]: Jaws In Space: 1]" calcext:value-type="string">
            <text:p>[b]265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65. [url=https://www.doomworld.com/idgames/levels/doom/a-c/cleim10]Cleimos[/url][/b] [[b]1[/b]: Soundblock: 1]" calcext:value-type="string">
            <text:p>[b]265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65. [url=https://www.doomworld.com/idgames/levels/doom2/Ports/a-c/c-shock]Combat Shock[/url][/b] [[b]1[/b]: WH-Wilou84: 1]" calcext:value-type="string">
            <text:p>[b]265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65. [url=https://www.doomworld.com/idgames/levels/doom2/a-c/cygnus20]Cygnus IV[/url][/b] [[b]1[/b]: Philnemba: 1]" calcext:value-type="string">
            <text:p>[b]265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65. [url=https://www.doomworld.com/forum/topic/64353-doom-64-for-doom-ii/]Doom 64 for Doom II[/url][/b] [[b]1[/b]: Roofi: 1]" calcext:value-type="string">
            <text:p>[b]265. [url=https://www.doomworld.com/forum/topic/64353-doom-64-for-doom-ii/]Doom 64 for Doom II[/url][/b] [[b]1[/b]: Roofi: 1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65. [url=https://www.doomworld.com/idgames/levels/doom/megawads/et]Endless Torture[/url][/b] [[b]1[/b]: soner du: 1]" calcext:value-type="string">
            <text:p>[b]265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65. [url=https://www.doomworld.com/idgames/levels/doom/d-f/eternity]Eternity[/url][/b] [[b]1[/b]: bonnie: 1]" calcext:value-type="string">
            <text:p>[b]265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65. [url=https://www.doomworld.com/idgames/levels/doom/d-f/extremal]Extremal Doom[/url][/b] [[b]1[/b]: Grazza: 1]" calcext:value-type="string">
            <text:p>[b]265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65. [url=https://www.doomworld.com/idgames/levels/doom/g-i/galaxia]Galaxia[/url][/b] [[b]1[/b]: JudgeDeadd: 1]" calcext:value-type="string">
            <text:p>[b]265. [url=https://www.doomworld.com/idgames/levels/doom/g-i/galaxia]Galaxia[/url][/b] [[b]1[/b]: JudgeDeadd: 1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65. [url=https://www.doomworld.com/idgames/levels/doom2/deathmatch/megawads/gothicdm]Gothic DM[/url][/b] [[b]1[/b]: Soundblock: 1]" calcext:value-type="string">
            <text:p>[b]265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65. [url=https://doomwiki.org/wiki/Grezzo_2]Grezzo 2[/url][/b] [[b]1[/b]: AnonimVio: 1]" calcext:value-type="string">
            <text:p>[b]265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65. [url=https://www.doomworld.com/idgames/levels/doom/j-l/lithe2m1]LithE2M1[/url][/b] [[b]1[/b]: bzzrak: 1]" calcext:value-type="string">
            <text:p>[b]265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65. [url=https://www.doomworld.com/idgames/levels/doom2/megawads/mlm12]Mini-Level Megawad[/url][/b] [[b]1[/b]: Phobus: 1]" calcext:value-type="string">
            <text:p>[b]265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65. [url=https://www.doomworld.com/forum/topic/85907-nefertitiwad-6-maps/#comment-1554820]Nefertiti[/url][/b] [[b]1[/b]: NoisyVelvet: 1]" calcext:value-type="string">
            <text:p>[b]265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65. [url=https://www.doomworld.com/idgames/levels/doom2/m-o/obtic11]Obituary[/url][/b] [[b]1[/b]: T-Rex: 1]" calcext:value-type="string">
            <text:p>[b]265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65. [url=https://www.doomworld.com/idgames/levels/doom2/Ports/megawads/pl1024]Plutonia 1024: The Plutinya Exeriment[/url][/b] [[b]1[/b]: JudgeDeadd: 1]" calcext:value-type="string">
            <text:p>[b]265. [url=https://www.doomworld.com/idgames/levels/doom2/Ports/megawads/pl1024]Plutonia 1024: The Plutinya Exeriment[/url][/b] [[b]1[/b]: JudgeDeadd: 1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65. [url=http://thekinsie.com/reelism/]Reelism[/url][/b] [[b]1[/b]: HUNdebLeonidasX: 1]" calcext:value-type="string">
            <text:p>[b]265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65. [url=https://www.doomworld.com/forum/topic/94330-rise-of-the-wool-ball-3-v12-now-gzdoom-compatible/]Rise of the Wool Ball[/url][/b] [[b]1[/b]: Squadallah: 1]" calcext:value-type="string">
            <text:p>[b]265. [url=https://www.doomworld.com/forum/topic/94330-rise-of-the-wool-ball-3-v12-now-gzdoom-compatible/]Rise of the Wool Ball[/url][/b] [[b]1[/b]: Squadallah: 1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65. [url=https://www.doomworld.com/idgames/levels/doom2/Ports/s-u/spagheti]Spicy Evil Spaghetti[/url][/b] [[b]1[/b]: everennui: 1]" calcext:value-type="string">
            <text:p>[b]265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65. [url=https://www.doomworld.com/idgames/levels/doom2/s-u/tdevil2]The Devilz Work[/url][/b] [[b]1[/b]: everennui: 1]" calcext:value-type="string">
            <text:p>[b]265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65. [url=https://www.doomworld.com/idgames/levels/doom2/megawads/rebirth]The Rebirth[/url][/b] [[b]1[/b]: Malrionn: 1]" calcext:value-type="string">
            <text:p>[b]265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65. [url=https://www.doomworld.com/idgames/levels/doom2/s-u/ttp-rp]The Troopers' Playground[/url][/b] [[b]1[/b]: T-Rex: 1]" calcext:value-type="string">
            <text:p>[b]265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65. [url=https://www.doomworld.com/idgames/levels/doom2/megawads/twzone]The Twilight Zone[/url][/b] [[b]1[/b]: T-Rex: 1]" calcext:value-type="string">
            <text:p>[b]265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65. [url=https://www.doomworld.com/forum/topic/65009-zdoom-the-ultimate-icon-of-sin/]The Ultimate Icon of Sin[/url][/b] [[b]1[/b]: Soundblock: 1]" calcext:value-type="string">
            <text:p>[b]265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65. [url=https://www.doomworld.com/idgames/levels/doom2/Ports/megawads/vilcore]The Vilecore[/url][/b] [[b]1[/b]: dylux: 1]" calcext:value-type="string">
            <text:p>[b]265. [url=https://www.doomworld.com/idgames/levels/doom2/Ports/megawads/vilcore]The Vilecore[/url][/b] [[b]1[/b]: dylux: 1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65. [url=https://www.doomworld.com/files/file/18387-vispire/]Vispire[/url][/b] [[b]1[/b]: NoisyVelvet: 1]" calcext:value-type="string">
            <text:p>[b]265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0" table:default-cell-style-name="ce7"/>
        <table:table-column table:style-name="co9" table:default-cell-style-name="Default"/>
        <table:table-row table:style-name="ro3">
          <table:table-cell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21:52:40.387612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0-10T22:11:36.317193094</dc:date>
    <meta:editing-duration>P3DT21H54M10S</meta:editing-duration>
    <meta:editing-cycles>242</meta:editing-cycles>
    <meta:generator>LibreOffice/6.1.5.2$Linux_X86_64 LibreOffice_project/10$Build-2</meta:generator>
    <meta:document-statistic meta:table-count="3" meta:cell-count="4269" meta:object-count="0"/>
  </office:meta>
</office:document-meta>
</file>